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700000EFC000006688A167D10.wmf" manifest:media-type=""/>
  <manifest:file-entry manifest:full-path="Pictures/200000A800000F8100000C4DEF607639.wmf" manifest:media-type=""/>
  <manifest:file-entry manifest:full-path="Pictures/20000024000033AD000044BB896E5A91.wmf" manifest:media-type=""/>
  <manifest:file-entry manifest:full-path="Pictures/200000CE00000EAD00001266AC9008B4.wmf" manifest:media-type=""/>
  <manifest:file-entry manifest:full-path="Pictures/2000003100002B3400001A5B4E44285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96d5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96d5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b4ff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b4ff" draw:textarea-horizontal-align="center" draw:textarea-vertical-align="middle" fo:padding-top="0.009cm" fo:padding-bottom="0.009cm" fo:padding-left="0.009cm" fo:padding-right="0.009cm"/>
    </style:style>
    <style:style style:name="gr7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2ac0ff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4" svg:stroke-width="0.018cm" svg:stroke-color="#005a80" draw:stroke-linejoin="round" svg:stroke-linecap="round" draw:fill="solid" draw:fill-color="#2ac0ff" draw:textarea-horizontal-align="center" draw:textarea-vertical-align="middle" fo:padding-top="0.009cm" fo:padding-bottom="0.009cm" fo:padding-left="0.009cm" fo:padding-right="0.009cm"/>
    </style:style>
    <style:style style:name="gr9" style:family="graphic" style:parent-style-name="standard">
      <style:graphic-properties draw:stroke="solid" draw:stroke-dash="Dashed_20__28_var_29__20_4" svg:stroke-width="0.037cm" svg:stroke-color="#aae6ff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0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5a80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18cm" svg:stroke-color="#aae6ff" draw:stroke-linejoin="round" svg:stroke-linecap="round" draw:fill="solid" draw:fill-color="#005a80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standard">
      <style:graphic-properties draw:stroke="solid" draw:stroke-dash="Dashed_20__28_var_29__20_4" svg:stroke-width="0.037cm" svg:stroke-color="#005a80" draw:stroke-linejoin="round" svg:stroke-linecap="round" draw:textarea-horizontal-align="center" draw:textarea-vertical-align="middle" fo:padding-top="0.018cm" fo:padding-bottom="0.018cm" fo:padding-left="0.018cm" fo:padding-right="0.018cm"/>
    </style:style>
    <style:style style:name="gr13" style:family="graphic" style:parent-style-name="standard">
      <style:graphic-properties draw:stroke="solid" draw:stroke-dash="Dashed_20__28_var_29__20_4" svg:stroke-width="0.018cm" svg:stroke-color="#aae6ff" draw:stroke-linejoin="round" svg:stroke-linecap="round" draw:textarea-horizontal-align="center" draw:textarea-vertical-align="middle" fo:padding-top="0.009cm" fo:padding-bottom="0.009cm" fo:padding-left="0.009cm" fo:padding-right="0.009cm"/>
    </style:style>
    <style:style style:name="gr14" style:family="graphic" style:parent-style-name="standard">
      <style:graphic-properties draw:stroke="none" svg:stroke-color="#6666ff" draw:fill="solid" draw:textarea-horizontal-align="justify" draw:textarea-vertical-align="middle" draw:auto-grow-height="false" fo:min-height="0.034cm" fo:min-width="0cm" draw:shadow="hidden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159cm" fo:min-width="12.086cm"/>
    </style:style>
    <style:style style:name="gr16" style:family="graphic" style:parent-style-name="standard">
      <style:graphic-properties draw:stroke="solid" svg:stroke-color="#6666ff" draw:fill="solid" draw:fill-color="#ffffff" draw:textarea-horizontal-align="justify" draw:textarea-vertical-align="middle" draw:auto-grow-height="false" fo:min-height="0.034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solid" draw:stroke-dash="Dashed_20__28_var_29__20_4" svg:stroke-width="0.023cm" svg:stroke-color="#6c8f93" draw:stroke-linejoin="round" svg:stroke-linecap="round" draw:textarea-horizontal-align="center" draw:textarea-vertical-align="middle" fo:padding-top="0.011cm" fo:padding-bottom="0.011cm" fo:padding-left="0.011cm" fo:padding-right="0.011cm"/>
    </style:style>
    <style:style style:name="gr21" style:family="graphic" style:parent-style-name="standard">
      <style:graphic-properties draw:stroke="none" draw:stroke-dash="Dashed_20__28_var_29__20_4" svg:stroke-width="0cm" svg:stroke-color="#6c8f93" draw:stroke-linejoin="none" svg:stroke-linecap="round" draw:fill="solid" draw:fill-color="#ffffff" draw:textarea-horizontal-align="center" draw:textarea-vertical-align="middle"/>
    </style:style>
    <style:style style:name="gr22" style:family="graphic" style:parent-style-name="standard">
      <style:graphic-properties draw:stroke="solid" draw:stroke-dash="Dashed_20__28_var_29__20_4" svg:stroke-width="0cm" svg:stroke-color="#4a4936" draw:stroke-linejoin="none" svg:stroke-linecap="butt" draw:fill="solid" draw:fill-color="#b7b79d" draw:textarea-horizontal-align="center" draw:textarea-vertical-align="middle"/>
    </style:style>
    <style:style style:name="gr23" style:family="graphic" style:parent-style-name="standard">
      <style:graphic-properties draw:stroke="solid" draw:stroke-dash="Dashed_20__28_var_29__20_4" svg:stroke-width="0.007cm" svg:stroke-color="#4a4936" draw:stroke-linejoin="round" svg:stroke-linecap="round" draw:fill="solid" draw:fill-color="#b7b79d" draw:textarea-horizontal-align="center" draw:textarea-vertical-align="middle" fo:padding-top="0.003cm" fo:padding-bottom="0.003cm" fo:padding-left="0.003cm" fo:padding-right="0.003cm"/>
    </style:style>
    <style:style style:name="gr24" style:family="graphic" style:parent-style-name="standard">
      <style:graphic-properties draw:stroke="solid" draw:stroke-dash="Dashed_20__28_var_29__20_4" svg:stroke-width="0cm" svg:stroke-color="#4a4936" draw:stroke-linejoin="none" svg:stroke-linecap="round" draw:fill="solid" draw:fill-color="#c8c8b6" draw:textarea-horizontal-align="center" draw:textarea-vertical-align="middle"/>
    </style:style>
    <style:style style:name="gr25" style:family="graphic" style:parent-style-name="standard">
      <style:graphic-properties draw:stroke="solid" draw:stroke-dash="Dashed_20__28_var_29__20_4" svg:stroke-width="0.007cm" svg:stroke-color="#4a4936" draw:stroke-linejoin="round" svg:stroke-linecap="round" draw:fill="solid" draw:fill-color="#c8c8b6" draw:textarea-horizontal-align="center" draw:textarea-vertical-align="middle" fo:padding-top="0.003cm" fo:padding-bottom="0.003cm" fo:padding-left="0.003cm" fo:padding-right="0.003cm"/>
    </style:style>
    <style:style style:name="gr26" style:family="graphic" style:parent-style-name="standard">
      <style:graphic-properties draw:stroke="solid" draw:stroke-dash="Dashed_20__28_var_29__20_4" svg:stroke-width="0cm" svg:stroke-color="#4a4936" draw:stroke-linejoin="none" svg:stroke-linecap="round" draw:fill="solid" draw:fill-color="#7b7a5a" draw:textarea-horizontal-align="center" draw:textarea-vertical-align="middle"/>
    </style:style>
    <style:style style:name="gr27" style:family="graphic" style:parent-style-name="standard">
      <style:graphic-properties draw:stroke="solid" draw:stroke-dash="Dashed_20__28_var_29__20_4" svg:stroke-width="0.007cm" svg:stroke-color="#4a4936" draw:stroke-linejoin="round" svg:stroke-linecap="round" draw:fill="solid" draw:fill-color="#7b7a5a" draw:textarea-horizontal-align="center" draw:textarea-vertical-align="middle" fo:padding-top="0.003cm" fo:padding-bottom="0.003cm" fo:padding-left="0.003cm" fo:padding-right="0.003cm"/>
    </style:style>
    <style:style style:name="gr28" style:family="graphic" style:parent-style-name="standard">
      <style:graphic-properties draw:stroke="solid" draw:stroke-dash="Dashed_20__28_var_29__20_4" svg:stroke-width="0.015cm" svg:stroke-color="#edede7" draw:stroke-linejoin="round" svg:stroke-linecap="round" draw:textarea-horizontal-align="center" draw:textarea-vertical-align="middle" fo:padding-top="0.007cm" fo:padding-bottom="0.007cm" fo:padding-left="0.007cm" fo:padding-right="0.007cm"/>
    </style:style>
    <style:style style:name="gr29" style:family="graphic" style:parent-style-name="standard">
      <style:graphic-properties draw:stroke="solid" draw:stroke-dash="Dashed_20__28_var_29__20_4" svg:stroke-width="0.015cm" svg:stroke-color="#4a4936" draw:stroke-linejoin="round" svg:stroke-linecap="round" draw:textarea-horizontal-align="center" draw:textarea-vertical-align="middle" fo:padding-top="0.007cm" fo:padding-bottom="0.007cm" fo:padding-left="0.007cm" fo:padding-right="0.007cm"/>
    </style:style>
    <style:style style:name="gr30" style:family="graphic" style:parent-style-name="standard">
      <style:graphic-properties draw:stroke="solid" draw:stroke-dash="Dashed_20__28_var_29__20_4" svg:stroke-width="0cm" svg:stroke-color="#edede7" draw:stroke-linejoin="none" svg:stroke-linecap="round" draw:fill="none" draw:fill-color="#7b7a5a" draw:textarea-horizontal-align="center" draw:textarea-vertical-align="middle"/>
    </style:style>
    <style:style style:name="gr31" style:family="graphic" style:parent-style-name="standard">
      <style:graphic-properties draw:stroke="solid" draw:stroke-dash="Dashed_20__28_var_29__20_4" svg:stroke-width="0.015cm" svg:stroke-color="#edede7" draw:stroke-linejoin="round" svg:stroke-linecap="round" draw:fill="none" draw:fill-color="#7b7a5a" draw:textarea-horizontal-align="center" draw:textarea-vertical-align="middle" fo:padding-top="0.007cm" fo:padding-bottom="0.007cm" fo:padding-left="0.007cm" fo:padding-right="0.007cm"/>
    </style:style>
    <style:style style:name="gr32" style:family="graphic" style:parent-style-name="standard">
      <style:graphic-properties draw:stroke="solid" draw:stroke-dash="Dashed_20__28_var_29__20_4" svg:stroke-width="0cm" svg:stroke-color="#4a4936" draw:stroke-linejoin="none" svg:stroke-linecap="round" draw:fill="none" draw:fill-color="#7b7a5a" draw:textarea-horizontal-align="center" draw:textarea-vertical-align="middle"/>
    </style:style>
    <style:style style:name="gr33" style:family="graphic" style:parent-style-name="standard">
      <style:graphic-properties draw:stroke="solid" draw:stroke-dash="Dashed_20__28_var_29__20_4" svg:stroke-width="0.015cm" svg:stroke-color="#4a4936" draw:stroke-linejoin="round" svg:stroke-linecap="round" draw:fill="none" draw:fill-color="#7b7a5a" draw:textarea-horizontal-align="center" draw:textarea-vertical-align="middle" fo:padding-top="0.007cm" fo:padding-bottom="0.007cm" fo:padding-left="0.007cm" fo:padding-right="0.007cm"/>
    </style:style>
    <style:style style:name="gr34" style:family="graphic" style:parent-style-name="standard">
      <style:graphic-properties draw:stroke="solid" draw:stroke-dash="Dashed_20__28_var_29__20_4" svg:stroke-width="0.012cm" svg:stroke-color="#80daff" draw:stroke-linejoin="round" svg:stroke-linecap="round" draw:fill="solid" draw:fill-color="#0096d5" draw:textarea-horizontal-align="center" draw:textarea-vertical-align="middle" fo:padding-top="0.006cm" fo:padding-bottom="0.006cm" fo:padding-left="0.006cm" fo:padding-right="0.006cm"/>
    </style:style>
    <style:style style:name="gr35" style:family="graphic" style:parent-style-name="standard">
      <style:graphic-properties draw:stroke="none" draw:stroke-dash="Dashed_20__28_var_29__20_4" svg:stroke-width="0cm" svg:stroke-color="#80daff" draw:stroke-linejoin="none" svg:stroke-linecap="round" draw:fill="solid" draw:fill-color="#0078aa" draw:textarea-horizontal-align="center" draw:textarea-vertical-align="middle"/>
    </style:style>
    <style:style style:name="gr36" style:family="graphic" style:parent-style-name="standard">
      <style:graphic-properties draw:stroke="solid" draw:stroke-dash="Dashed_20__28_var_29__20_4" svg:stroke-width="0.012cm" svg:stroke-color="#80daff" draw:stroke-linejoin="round" svg:stroke-linecap="round" draw:fill="solid" draw:fill-color="#0078aa" draw:textarea-horizontal-align="center" draw:textarea-vertical-align="middle" fo:padding-top="0.006cm" fo:padding-bottom="0.006cm" fo:padding-left="0.006cm" fo:padding-right="0.006cm"/>
    </style:style>
    <style:style style:name="gr37" style:family="graphic" style:parent-style-name="standard">
      <style:graphic-properties draw:stroke="none" draw:stroke-dash="Dashed_20__28_var_29__20_4" svg:stroke-width="0cm" svg:stroke-color="#80daff" draw:stroke-linejoin="none" svg:stroke-linecap="round" draw:fill="solid" draw:fill-color="#2ac0ff" draw:textarea-horizontal-align="center" draw:textarea-vertical-align="middle"/>
    </style:style>
    <style:style style:name="gr38" style:family="graphic" style:parent-style-name="standard">
      <style:graphic-properties draw:stroke="solid" draw:stroke-dash="Dashed_20__28_var_29__20_4" svg:stroke-width="0.012cm" svg:stroke-color="#80daff" draw:stroke-linejoin="round" svg:stroke-linecap="round" draw:fill="solid" draw:fill-color="#2ac0ff" draw:textarea-horizontal-align="center" draw:textarea-vertical-align="middle" fo:padding-top="0.006cm" fo:padding-bottom="0.006cm" fo:padding-left="0.006cm" fo:padding-right="0.006cm"/>
    </style:style>
    <style:style style:name="gr39" style:family="graphic" style:parent-style-name="standard">
      <style:graphic-properties draw:stroke="none" draw:stroke-dash="Dashed_20__28_var_29__20_4" svg:stroke-width="0cm" svg:stroke-color="#80daff" draw:stroke-linejoin="none" svg:stroke-linecap="round" draw:fill="solid" draw:fill-color="#0096d5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svg:stroke-color="#80daff" draw:stroke-linejoin="none" svg:stroke-linecap="round" draw:fill="solid" draw:fill-color="#ffffff" draw:textarea-horizontal-align="center" draw:textarea-vertical-align="middle"/>
    </style:style>
    <style:style style:name="gr41" style:family="graphic" style:parent-style-name="standard">
      <style:graphic-properties draw:stroke="solid" draw:stroke-dash="Dashed_20__28_var_29__20_4" svg:stroke-width="0.012cm" svg:stroke-color="#003c55" draw:stroke-linejoin="round" svg:stroke-linecap="round" draw:fill="solid" draw:fill-color="#ffffff" draw:textarea-horizontal-align="center" draw:textarea-vertical-align="middle" fo:padding-top="0.006cm" fo:padding-bottom="0.006cm" fo:padding-left="0.006cm" fo:padding-right="0.006cm"/>
    </style:style>
    <style:style style:name="gr42" style:family="graphic" style:parent-style-name="standard">
      <style:graphic-properties draw:stroke="none" draw:stroke-dash="Dashed_20__28_var_29__20_4" svg:stroke-width="0cm" svg:stroke-color="#003c55" draw:stroke-linejoin="none" svg:stroke-linecap="round" draw:fill="solid" draw:fill-color="#ffffff" draw:textarea-horizontal-align="center" draw:textarea-vertical-align="middle"/>
    </style:style>
    <style:style style:name="gr43" style:family="graphic" style:parent-style-name="standard">
      <style:graphic-properties draw:stroke="none" draw:stroke-dash="Dashed_20__28_var_29__20_4" svg:stroke-width="0cm" svg:stroke-color="#003c55" draw:stroke-linejoin="none" svg:stroke-linecap="round" draw:fill="solid" draw:fill-color="#0078aa" draw:textarea-horizontal-align="center" draw:textarea-vertical-align="middle"/>
    </style:style>
    <style:style style:name="gr44" style:family="graphic" style:parent-style-name="standard">
      <style:graphic-properties draw:stroke="none" draw:stroke-dash="Dashed_20__28_var_29__20_4" svg:stroke-width="0cm" svg:stroke-color="#80daff" draw:stroke-linejoin="none" svg:stroke-linecap="round" draw:fill="solid" draw:fill-color="#ff555d" draw:textarea-horizontal-align="center" draw:textarea-vertical-align="middle"/>
    </style:style>
    <style:style style:name="gr45" style:family="graphic" style:parent-style-name="standard">
      <style:graphic-properties draw:stroke="solid" draw:stroke-dash="Dashed_20__28_var_29__20_4" svg:stroke-width="0.012cm" svg:stroke-color="#e3e3e3" draw:stroke-linejoin="round" svg:stroke-linecap="round" draw:fill="solid" draw:fill-color="#ff555d" draw:textarea-horizontal-align="center" draw:textarea-vertical-align="middle" fo:padding-top="0.006cm" fo:padding-bottom="0.006cm" fo:padding-left="0.006cm" fo:padding-right="0.006cm"/>
    </style:style>
    <style:style style:name="gr46" style:family="graphic" style:parent-style-name="standard">
      <style:graphic-properties draw:stroke="none" draw:stroke-dash="Dashed_20__28_var_29__20_4" svg:stroke-width="0cm" svg:stroke-color="#e3e3e3" draw:stroke-linejoin="none" svg:stroke-linecap="round" draw:fill="solid" draw:fill-color="#ff555d" draw:textarea-horizontal-align="center" draw:textarea-vertical-align="middle"/>
    </style:style>
    <style:style style:name="gr47" style:family="graphic" style:parent-style-name="standard">
      <style:graphic-properties draw:stroke="none" draw:stroke-dash="Dashed_20__28_var_29__20_4" svg:stroke-width="0cm" svg:stroke-color="#e3e3e3" draw:stroke-linejoin="none" svg:stroke-linecap="round" draw:fill="solid" draw:fill-color="#ff2a35" draw:textarea-horizontal-align="center" draw:textarea-vertical-align="middle"/>
    </style:style>
    <style:style style:name="gr48" style:family="graphic" style:parent-style-name="standard">
      <style:graphic-properties draw:stroke="solid" draw:stroke-dash="Dashed_20__28_var_29__20_4" svg:stroke-width="0.012cm" svg:stroke-color="#e3e3e3" draw:stroke-linejoin="round" svg:stroke-linecap="round" draw:fill="solid" draw:fill-color="#ff2a35" draw:textarea-horizontal-align="center" draw:textarea-vertical-align="middle" fo:padding-top="0.006cm" fo:padding-bottom="0.006cm" fo:padding-left="0.006cm" fo:padding-right="0.006cm"/>
    </style:style>
    <style:style style:name="gr49" style:family="graphic" style:parent-style-name="standard">
      <style:graphic-properties draw:stroke="none" draw:stroke-dash="Dashed_20__28_var_29__20_4" svg:stroke-width="0cm" svg:stroke-color="#e3e3e3" draw:stroke-linejoin="none" svg:stroke-linecap="round" draw:fill="solid" draw:fill-color="#ff8086" draw:textarea-horizontal-align="center" draw:textarea-vertical-align="middle"/>
    </style:style>
    <style:style style:name="gr50" style:family="graphic" style:parent-style-name="standard">
      <style:graphic-properties draw:stroke="solid" draw:stroke-dash="Dashed_20__28_var_29__20_4" svg:stroke-width="0.012cm" svg:stroke-color="#e3e3e3" draw:stroke-linejoin="round" svg:stroke-linecap="round" draw:fill="solid" draw:fill-color="#ff8086" draw:textarea-horizontal-align="center" draw:textarea-vertical-align="middle" fo:padding-top="0.006cm" fo:padding-bottom="0.006cm" fo:padding-left="0.006cm" fo:padding-right="0.006cm"/>
    </style:style>
    <style:style style:name="gr51" style:family="graphic" style:parent-style-name="standard">
      <style:graphic-properties draw:stroke="none" draw:stroke-dash="Dashed_20__28_var_29__20_4" svg:stroke-width="0cm" draw:stroke-linejoin="none" svg:stroke-linecap="butt" draw:fill="solid" draw:fill-color="#edede7" draw:textarea-horizontal-align="center" draw:textarea-vertical-align="middle"/>
    </style:style>
    <style:style style:name="gr52" style:family="graphic" style:parent-style-name="standard">
      <style:graphic-properties draw:stroke="solid" draw:stroke-dash="Dashed_20__28_var_29__20_4" svg:stroke-width="0.014cm" svg:stroke-color="#a5a585" draw:stroke-linejoin="round" svg:stroke-linecap="round" draw:fill="solid" draw:fill-color="#edede7" draw:textarea-horizontal-align="center" draw:textarea-vertical-align="middle" fo:padding-top="0.007cm" fo:padding-bottom="0.007cm" fo:padding-left="0.007cm" fo:padding-right="0.007cm"/>
    </style:style>
    <style:style style:name="gr53" style:family="graphic" style:parent-style-name="standard">
      <style:graphic-properties draw:stroke="none" draw:stroke-dash="Dashed_20__28_var_29__20_4" svg:stroke-width="0cm" svg:stroke-color="#a5a585" draw:stroke-linejoin="none" svg:stroke-linecap="round" draw:fill="solid" draw:fill-color="#c9c9b6" draw:textarea-horizontal-align="center" draw:textarea-vertical-align="middle"/>
    </style:style>
    <style:style style:name="gr54" style:family="graphic" style:parent-style-name="standard">
      <style:graphic-properties draw:stroke="solid" draw:stroke-dash="Dashed_20__28_var_29__20_4" svg:stroke-width="0.014cm" svg:stroke-color="#a5a585" draw:stroke-linejoin="round" svg:stroke-linecap="round" draw:fill="solid" draw:fill-color="#c9c9b6" draw:textarea-horizontal-align="center" draw:textarea-vertical-align="middle" fo:padding-top="0.007cm" fo:padding-bottom="0.007cm" fo:padding-left="0.007cm" fo:padding-right="0.007cm"/>
    </style:style>
    <style:style style:name="gr55" style:family="graphic" style:parent-style-name="standard">
      <style:graphic-properties draw:stroke="none" draw:stroke-dash="Dashed_20__28_var_29__20_4" svg:stroke-width="0cm" svg:stroke-color="#a5a585" draw:stroke-linejoin="none" svg:stroke-linecap="round" draw:fill="solid" draw:fill-color="#edede7" draw:textarea-horizontal-align="center" draw:textarea-vertical-align="middle"/>
    </style:style>
    <style:style style:name="gr56" style:family="graphic" style:parent-style-name="standard">
      <style:graphic-properties draw:stroke="none" draw:stroke-dash="Dashed_20__28_var_29__20_4" svg:stroke-width="0cm" svg:stroke-color="#a5a585" draw:stroke-linejoin="none" svg:stroke-linecap="round" draw:fill="solid" draw:fill-color="#dbdbce" draw:textarea-horizontal-align="center" draw:textarea-vertical-align="middle"/>
    </style:style>
    <style:style style:name="gr57" style:family="graphic" style:parent-style-name="standard">
      <style:graphic-properties draw:stroke="solid" draw:stroke-dash="Dashed_20__28_var_29__20_4" svg:stroke-width="0.014cm" svg:stroke-color="#a5a585" draw:stroke-linejoin="round" svg:stroke-linecap="round" draw:fill="solid" draw:fill-color="#dbdbce" draw:textarea-horizontal-align="center" draw:textarea-vertical-align="middle" fo:padding-top="0.007cm" fo:padding-bottom="0.007cm" fo:padding-left="0.007cm" fo:padding-right="0.007cm"/>
    </style:style>
    <style:style style:name="gr58" style:family="graphic" style:parent-style-name="standard">
      <style:graphic-properties draw:stroke="solid" draw:stroke-dash="Dashed_20__28_var_29__20_4" svg:stroke-width="0.014cm" svg:stroke-color="#a5a585" draw:stroke-linejoin="round" svg:stroke-linecap="round" draw:textarea-horizontal-align="center" draw:textarea-vertical-align="middle" fo:padding-top="0.007cm" fo:padding-bottom="0.007cm" fo:padding-left="0.007cm" fo:padding-right="0.007cm"/>
    </style:style>
    <style:style style:name="gr59" style:family="graphic" style:parent-style-name="standard">
      <style:graphic-properties draw:stroke="solid" draw:stroke-dash="Dashed_20__28_var_29__20_4" svg:stroke-width="0.015cm" svg:stroke-color="#aae6ff" draw:stroke-linejoin="round" svg:stroke-linecap="round" draw:fill="solid" draw:fill-color="#0096d5" draw:textarea-horizontal-align="center" draw:textarea-vertical-align="middle" fo:padding-top="0.007cm" fo:padding-bottom="0.007cm" fo:padding-left="0.007cm" fo:padding-right="0.007cm"/>
    </style:style>
    <style:style style:name="gr60" style:family="graphic" style:parent-style-name="standard">
      <style:graphic-properties draw:stroke="solid" draw:stroke-dash="Dashed_20__28_var_29__20_4" svg:stroke-width="0.015cm" svg:stroke-color="#aae6ff" draw:stroke-linejoin="round" svg:stroke-linecap="round" draw:fill="solid" draw:fill-color="#005a80" draw:textarea-horizontal-align="center" draw:textarea-vertical-align="middle" fo:padding-top="0.007cm" fo:padding-bottom="0.007cm" fo:padding-left="0.007cm" fo:padding-right="0.007cm"/>
    </style:style>
    <style:style style:name="gr61" style:family="graphic" style:parent-style-name="standard">
      <style:graphic-properties draw:stroke="solid" draw:stroke-dash="Dashed_20__28_var_29__20_4" svg:stroke-width="0.015cm" svg:stroke-color="#aae6ff" draw:stroke-linejoin="round" svg:stroke-linecap="round" draw:fill="solid" draw:fill-color="#00b4ff" draw:textarea-horizontal-align="center" draw:textarea-vertical-align="middle" fo:padding-top="0.007cm" fo:padding-bottom="0.007cm" fo:padding-left="0.007cm" fo:padding-right="0.007cm"/>
    </style:style>
    <style:style style:name="gr62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000000" draw:textarea-horizontal-align="center" draw:textarea-vertical-align="middle"/>
    </style:style>
    <style:style style:name="gr63" style:family="graphic" style:parent-style-name="standard">
      <style:graphic-properties draw:stroke="none" draw:stroke-dash="Dashed_20__28_var_29__20_4" svg:stroke-width="0cm" svg:stroke-color="#aae6ff" draw:stroke-linejoin="none" svg:stroke-linecap="round" draw:fill="solid" draw:fill-color="#ffffff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style:font-name="Carlito" fo:font-size="14pt" style:font-size-asian="14pt" style:font-size-complex="14pt"/>
    </style:style>
    <style:style style:name="P4" style:family="paragraph">
      <style:text-properties style:font-name="Carlito" fo:font-size="12pt" style:font-size-asian="12pt" style:font-size-complex="12pt"/>
    </style:style>
    <style:style style:name="P5" style:family="paragraph">
      <style:text-properties style:font-name="Carlito" fo:font-size="16pt" style:font-size-asian="16pt" style:font-size-complex="16pt"/>
    </style:style>
    <style:style style:name="P6" style:family="paragraph">
      <style:paragraph-properties fo:text-align="center"/>
      <style:text-properties style:font-name="Carlito" fo:font-size="14pt" style:font-size-asian="14pt" style:font-size-complex="14pt"/>
    </style:style>
    <style:style style:name="P7" style:family="paragraph">
      <style:paragraph-properties fo:text-align="center"/>
      <style:text-properties style:font-name="Carlito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2.7cm" svg:y1="18cm" svg:x2="22.7cm" svg:y2="9.3cm">
          <text:p/>
        </draw:line>
        <draw:line draw:style-name="gr1" draw:text-style-name="P1" draw:layer="layout" svg:x1="22.709cm" svg:y1="13.6cm" svg:x2="17.4cm" svg:y2="13.6cm">
          <text:p/>
        </draw:line>
        <draw:line draw:style-name="gr1" draw:text-style-name="P1" draw:layer="layout" svg:x1="7.907cm" svg:y1="8.7cm" svg:x2="5.6cm" svg:y2="8.7cm">
          <text:p/>
        </draw:line>
        <draw:line draw:style-name="gr1" draw:text-style-name="P1" draw:layer="layout" svg:x1="5.1cm" svg:y1="18cm" svg:x2="5.1cm" svg:y2="9.3cm">
          <text:p/>
        </draw:line>
        <draw:line draw:style-name="gr1" draw:text-style-name="P1" draw:layer="layout" svg:x1="10.281cm" svg:y1="13.6cm" svg:x2="5.101cm" svg:y2="13.6cm">
          <text:p/>
        </draw:line>
        <draw:line draw:style-name="gr1" draw:text-style-name="P1" draw:layer="layout" svg:x1="10.4cm" svg:y1="18cm" svg:x2="5.102cm" svg:y2="18cm">
          <text:p/>
        </draw:line>
        <draw:line draw:style-name="gr1" draw:text-style-name="P1" draw:layer="layout" svg:x1="8.8cm" svg:y1="13.6cm" svg:x2="9.4cm" svg:y2="12.6cm">
          <text:p/>
        </draw:line>
        <draw:line draw:style-name="gr1" draw:text-style-name="P1" draw:layer="layout" svg:x1="8.8cm" svg:y1="13.6cm" svg:x2="9.1cm" svg:y2="14.6cm">
          <text:p/>
        </draw:line>
        <draw:line draw:style-name="gr1" draw:text-style-name="P1" draw:layer="layout" svg:x1="8.8cm" svg:y1="18cm" svg:x2="9.4cm" svg:y2="17cm">
          <text:p/>
        </draw:line>
        <draw:line draw:style-name="gr1" draw:text-style-name="P1" draw:layer="layout" svg:x1="8.8cm" svg:y1="18cm" svg:x2="9.1cm" svg:y2="19cm">
          <text:p/>
        </draw:line>
        <draw:frame draw:name="Picture 14" draw:style-name="gr2" draw:text-style-name="P2" draw:layer="layout" svg:width="4.805cm" svg:height="2.9cm" svg:x="11.409cm" svg:y="7cm">
          <draw:image xlink:href="Pictures/2000003100002B3400001A5B4E442854.wmf" xlink:type="simple" xlink:show="embed" xlink:actuate="onLoad">
            <text:p/>
          </draw:image>
        </draw:frame>
        <draw:frame draw:name="Picture 42" draw:style-name="gr2" draw:text-style-name="P2" draw:layer="layout" svg:width="0.819cm" svg:height="1.09cm" svg:x="9.1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11" draw:style-name="gr2" draw:text-style-name="P2" draw:layer="layout" svg:width="1.674cm" svg:height="2.1cm" svg:x="4.363cm" svg:y="7.6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22" draw:style-name="gr2" draw:text-style-name="P2" draw:layer="layout" svg:width="2.137cm" svg:height="1.687cm" svg:x="4.132cm" svg:y="4.981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4.1cm" svg:y="10.6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3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4" draw:text-style-name="P1" draw:layer="layout" svg:width="0.941cm" svg:height="1.594cm" svg:x="6.532cm" svg:y="12.78cm" svg:viewBox="0 0 942 1595" draw:points="0,0 0,1595 942,1595 942,0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5" draw:text-style-name="P1" draw:layer="layout" svg:width="1.07cm" svg:height="0.127cm" svg:x="6.532cm" svg:y="12.652cm" svg:viewBox="0 0 1071 128" draw:points="0,128 128,0 1071,0 942,128">
            <text:p/>
          </draw:polygon>
          <draw:polygon draw:style-name="gr6" draw:text-style-name="P1" draw:layer="layout" svg:width="1.07cm" svg:height="0.127cm" svg:x="6.532cm" svg:y="12.652cm" svg:viewBox="0 0 1071 128" draw:points="0,128 128,0 1071,0 942,128">
            <text:p/>
          </draw:polygon>
          <draw:rect draw:style-name="gr7" draw:text-style-name="P1" draw:layer="layout" svg:width="0.43cm" svg:height="0.209cm" svg:x="6.591cm" svg:y="12.874cm">
            <text:p/>
          </draw:rect>
          <draw:polygon draw:style-name="gr8" draw:text-style-name="P1" draw:layer="layout" svg:width="0.429cm" svg:height="0.208cm" svg:x="6.591cm" svg:y="12.874cm" svg:viewBox="0 0 430 209" draw:points="0,0 430,0 430,209 0,209">
            <text:p/>
          </draw:polygon>
          <draw:line draw:style-name="gr9" draw:text-style-name="P1" draw:layer="layout" svg:x1="6.66cm" svg:y1="12.978cm" svg:x2="6.94cm" svg:y2="12.978cm">
            <text:p/>
          </draw:line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0" draw:text-style-name="P1" draw:layer="layout" svg:width="0.127cm" svg:height="1.722cm" svg:x="7.474cm" svg:y="12.652cm" svg:viewBox="0 0 128 1723" draw:points="0,1723 128,1595 128,0 0,128">
            <text:p/>
          </draw:polygon>
          <draw:polygon draw:style-name="gr11" draw:text-style-name="P1" draw:layer="layout" svg:width="0.127cm" svg:height="1.722cm" svg:x="7.474cm" svg:y="12.652cm" svg:viewBox="0 0 128 1723" draw:points="0,1723 128,1595 128,0 0,128">
            <text:p/>
          </draw:polygon>
          <draw:line draw:style-name="gr9" draw:text-style-name="P1" draw:layer="layout" svg:x1="6.555cm" svg:y1="14.27cm" svg:x2="7.463cm" svg:y2="14.27cm">
            <text:p/>
          </draw:line>
          <draw:line draw:style-name="gr9" draw:text-style-name="P1" draw:layer="layout" svg:x1="6.555cm" svg:y1="13.421cm" svg:x2="7.463cm" svg:y2="13.421cm">
            <text:p/>
          </draw:line>
          <draw:line draw:style-name="gr12" draw:text-style-name="P1" draw:layer="layout" svg:x1="6.544cm" svg:y1="14.259cm" svg:x2="7.463cm" svg:y2="14.259cm">
            <text:p/>
          </draw:line>
          <draw:line draw:style-name="gr12" draw:text-style-name="P1" draw:layer="layout" svg:x1="6.544cm" svg:y1="13.409cm" svg:x2="7.463cm" svg:y2="13.409cm">
            <text:p/>
          </draw:line>
          <draw:polyline draw:style-name="gr13" draw:text-style-name="P1" draw:layer="layout" svg:width="0.418cm" svg:height="0.197cm" svg:x="6.591cm" svg:y="12.874cm" svg:viewBox="0 0 419 198" draw:points="0,198 0,0 419,0">
            <text:p/>
          </draw:polyline>
        </draw:g>
        <draw:frame draw:name="Picture 42" draw:style-name="gr2" draw:text-style-name="P2" draw:layer="layout" svg:width="0.819cm" svg:height="1.09cm" svg:x="10.2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g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3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4" draw:text-style-name="P1" draw:layer="layout" svg:width="0.941cm" svg:height="1.594cm" svg:x="6.527cm" svg:y="17.18cm" svg:viewBox="0 0 942 1595" draw:points="0,0 0,1595 942,1595 942,0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5" draw:text-style-name="P1" draw:layer="layout" svg:width="1.07cm" svg:height="0.127cm" svg:x="6.527cm" svg:y="17.052cm" svg:viewBox="0 0 1071 128" draw:points="0,128 128,0 1071,0 942,128">
            <text:p/>
          </draw:polygon>
          <draw:polygon draw:style-name="gr6" draw:text-style-name="P1" draw:layer="layout" svg:width="1.07cm" svg:height="0.127cm" svg:x="6.527cm" svg:y="17.052cm" svg:viewBox="0 0 1071 128" draw:points="0,128 128,0 1071,0 942,128">
            <text:p/>
          </draw:polygon>
          <draw:rect draw:style-name="gr7" draw:text-style-name="P1" draw:layer="layout" svg:width="0.43cm" svg:height="0.209cm" svg:x="6.586cm" svg:y="17.274cm">
            <text:p/>
          </draw:rect>
          <draw:polygon draw:style-name="gr8" draw:text-style-name="P1" draw:layer="layout" svg:width="0.429cm" svg:height="0.208cm" svg:x="6.586cm" svg:y="17.274cm" svg:viewBox="0 0 430 209" draw:points="0,0 430,0 430,209 0,209">
            <text:p/>
          </draw:polygon>
          <draw:line draw:style-name="gr9" draw:text-style-name="P1" draw:layer="layout" svg:x1="6.655cm" svg:y1="17.378cm" svg:x2="6.935cm" svg:y2="17.378cm">
            <text:p/>
          </draw:line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0" draw:text-style-name="P1" draw:layer="layout" svg:width="0.127cm" svg:height="1.722cm" svg:x="7.469cm" svg:y="17.052cm" svg:viewBox="0 0 128 1723" draw:points="0,1723 128,1595 128,0 0,128">
            <text:p/>
          </draw:polygon>
          <draw:polygon draw:style-name="gr11" draw:text-style-name="P1" draw:layer="layout" svg:width="0.127cm" svg:height="1.722cm" svg:x="7.469cm" svg:y="17.052cm" svg:viewBox="0 0 128 1723" draw:points="0,1723 128,1595 128,0 0,128">
            <text:p/>
          </draw:polygon>
          <draw:line draw:style-name="gr9" draw:text-style-name="P1" draw:layer="layout" svg:x1="6.55cm" svg:y1="18.67cm" svg:x2="7.458cm" svg:y2="18.67cm">
            <text:p/>
          </draw:line>
          <draw:line draw:style-name="gr9" draw:text-style-name="P1" draw:layer="layout" svg:x1="6.55cm" svg:y1="17.821cm" svg:x2="7.458cm" svg:y2="17.821cm">
            <text:p/>
          </draw:line>
          <draw:line draw:style-name="gr12" draw:text-style-name="P1" draw:layer="layout" svg:x1="6.539cm" svg:y1="18.659cm" svg:x2="7.458cm" svg:y2="18.659cm">
            <text:p/>
          </draw:line>
          <draw:line draw:style-name="gr12" draw:text-style-name="P1" draw:layer="layout" svg:x1="6.539cm" svg:y1="17.809cm" svg:x2="7.458cm" svg:y2="17.809cm">
            <text:p/>
          </draw:line>
          <draw:polyline draw:style-name="gr13" draw:text-style-name="P1" draw:layer="layout" svg:width="0.418cm" svg:height="0.197cm" svg:x="6.586cm" svg:y="17.274cm" svg:viewBox="0 0 419 198" draw:points="0,198 0,0 419,0">
            <text:p/>
          </draw:polyline>
        </draw:g>
        <draw:frame draw:name="Picture 22" draw:style-name="gr2" draw:text-style-name="P2" draw:layer="layout" svg:width="2.137cm" svg:height="1.687cm" svg:x="21.732cm" svg:y="4.982cm">
          <draw:image xlink:href="Pictures/200000A800000F8100000C4DEF607639.wmf" xlink:type="simple" xlink:show="embed" xlink:actuate="onLoad">
            <text:p/>
          </draw:image>
        </draw:frame>
        <draw:frame draw:name="Picture 31" draw:style-name="gr2" draw:text-style-name="P2" draw:layer="layout" svg:width="2.2cm" svg:height="0.941cm" svg:x="21.7cm" svg:y="10.601cm">
          <draw:image xlink:href="Pictures/2000003700000EFC000006688A167D10.wmf" xlink:type="simple" xlink:show="embed" xlink:actuate="onLoad">
            <text:p/>
          </draw:image>
        </draw:frame>
        <draw:g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3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4" draw:text-style-name="P1" draw:layer="layout" svg:width="0.941cm" svg:height="1.594cm" svg:x="20.632cm" svg:y="12.781cm" svg:viewBox="0 0 942 1595" draw:points="0,0 0,1595 942,1595 942,0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5" draw:text-style-name="P1" draw:layer="layout" svg:width="1.07cm" svg:height="0.127cm" svg:x="20.632cm" svg:y="12.653cm" svg:viewBox="0 0 1071 128" draw:points="0,128 128,0 1071,0 942,128">
            <text:p/>
          </draw:polygon>
          <draw:polygon draw:style-name="gr6" draw:text-style-name="P1" draw:layer="layout" svg:width="1.07cm" svg:height="0.127cm" svg:x="20.632cm" svg:y="12.653cm" svg:viewBox="0 0 1071 128" draw:points="0,128 128,0 1071,0 942,128">
            <text:p/>
          </draw:polygon>
          <draw:rect draw:style-name="gr7" draw:text-style-name="P1" draw:layer="layout" svg:width="0.43cm" svg:height="0.209cm" svg:x="20.691cm" svg:y="12.875cm">
            <text:p/>
          </draw:rect>
          <draw:polygon draw:style-name="gr8" draw:text-style-name="P1" draw:layer="layout" svg:width="0.429cm" svg:height="0.208cm" svg:x="20.691cm" svg:y="12.875cm" svg:viewBox="0 0 430 209" draw:points="0,0 430,0 430,209 0,209">
            <text:p/>
          </draw:polygon>
          <draw:line draw:style-name="gr9" draw:text-style-name="P1" draw:layer="layout" svg:x1="20.76cm" svg:y1="12.979cm" svg:x2="21.04cm" svg:y2="12.979cm">
            <text:p/>
          </draw:line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0" draw:text-style-name="P1" draw:layer="layout" svg:width="0.127cm" svg:height="1.722cm" svg:x="21.574cm" svg:y="12.653cm" svg:viewBox="0 0 128 1723" draw:points="0,1723 128,1595 128,0 0,128">
            <text:p/>
          </draw:polygon>
          <draw:polygon draw:style-name="gr11" draw:text-style-name="P1" draw:layer="layout" svg:width="0.127cm" svg:height="1.722cm" svg:x="21.574cm" svg:y="12.653cm" svg:viewBox="0 0 128 1723" draw:points="0,1723 128,1595 128,0 0,128">
            <text:p/>
          </draw:polygon>
          <draw:line draw:style-name="gr9" draw:text-style-name="P1" draw:layer="layout" svg:x1="20.655cm" svg:y1="14.271cm" svg:x2="21.563cm" svg:y2="14.271cm">
            <text:p/>
          </draw:line>
          <draw:line draw:style-name="gr9" draw:text-style-name="P1" draw:layer="layout" svg:x1="20.655cm" svg:y1="13.422cm" svg:x2="21.563cm" svg:y2="13.422cm">
            <text:p/>
          </draw:line>
          <draw:line draw:style-name="gr12" draw:text-style-name="P1" draw:layer="layout" svg:x1="20.644cm" svg:y1="14.26cm" svg:x2="21.563cm" svg:y2="14.26cm">
            <text:p/>
          </draw:line>
          <draw:line draw:style-name="gr12" draw:text-style-name="P1" draw:layer="layout" svg:x1="20.644cm" svg:y1="13.41cm" svg:x2="21.563cm" svg:y2="13.41cm">
            <text:p/>
          </draw:line>
          <draw:polyline draw:style-name="gr13" draw:text-style-name="P1" draw:layer="layout" svg:width="0.418cm" svg:height="0.197cm" svg:x="20.691cm" svg:y="12.875cm" svg:viewBox="0 0 419 198" draw:points="0,198 0,0 419,0">
            <text:p/>
          </draw:polyline>
        </draw:g>
        <draw:line draw:style-name="gr1" draw:text-style-name="P1" draw:layer="layout" svg:x1="22.71cm" svg:y1="18cm" svg:x2="17.4cm" svg:y2="18cm">
          <text:p/>
        </draw:line>
        <draw:g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3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4" draw:text-style-name="P1" draw:layer="layout" svg:width="0.941cm" svg:height="1.594cm" svg:x="20.627cm" svg:y="17.181cm" svg:viewBox="0 0 942 1595" draw:points="0,0 0,1595 942,1595 942,0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5" draw:text-style-name="P1" draw:layer="layout" svg:width="1.07cm" svg:height="0.127cm" svg:x="20.627cm" svg:y="17.053cm" svg:viewBox="0 0 1071 128" draw:points="0,128 128,0 1071,0 942,128">
            <text:p/>
          </draw:polygon>
          <draw:polygon draw:style-name="gr6" draw:text-style-name="P1" draw:layer="layout" svg:width="1.07cm" svg:height="0.127cm" svg:x="20.627cm" svg:y="17.053cm" svg:viewBox="0 0 1071 128" draw:points="0,128 128,0 1071,0 942,128">
            <text:p/>
          </draw:polygon>
          <draw:rect draw:style-name="gr7" draw:text-style-name="P1" draw:layer="layout" svg:width="0.43cm" svg:height="0.209cm" svg:x="20.686cm" svg:y="17.275cm">
            <text:p/>
          </draw:rect>
          <draw:polygon draw:style-name="gr8" draw:text-style-name="P1" draw:layer="layout" svg:width="0.429cm" svg:height="0.208cm" svg:x="20.686cm" svg:y="17.275cm" svg:viewBox="0 0 430 209" draw:points="0,0 430,0 430,209 0,209">
            <text:p/>
          </draw:polygon>
          <draw:line draw:style-name="gr9" draw:text-style-name="P1" draw:layer="layout" svg:x1="20.755cm" svg:y1="17.379cm" svg:x2="21.035cm" svg:y2="17.379cm">
            <text:p/>
          </draw:line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0" draw:text-style-name="P1" draw:layer="layout" svg:width="0.127cm" svg:height="1.722cm" svg:x="21.569cm" svg:y="17.053cm" svg:viewBox="0 0 128 1723" draw:points="0,1723 128,1595 128,0 0,128">
            <text:p/>
          </draw:polygon>
          <draw:polygon draw:style-name="gr11" draw:text-style-name="P1" draw:layer="layout" svg:width="0.127cm" svg:height="1.722cm" svg:x="21.569cm" svg:y="17.053cm" svg:viewBox="0 0 128 1723" draw:points="0,1723 128,1595 128,0 0,128">
            <text:p/>
          </draw:polygon>
          <draw:line draw:style-name="gr9" draw:text-style-name="P1" draw:layer="layout" svg:x1="20.65cm" svg:y1="18.671cm" svg:x2="21.558cm" svg:y2="18.671cm">
            <text:p/>
          </draw:line>
          <draw:line draw:style-name="gr9" draw:text-style-name="P1" draw:layer="layout" svg:x1="20.65cm" svg:y1="17.822cm" svg:x2="21.558cm" svg:y2="17.822cm">
            <text:p/>
          </draw:line>
          <draw:line draw:style-name="gr12" draw:text-style-name="P1" draw:layer="layout" svg:x1="20.639cm" svg:y1="18.66cm" svg:x2="21.558cm" svg:y2="18.66cm">
            <text:p/>
          </draw:line>
          <draw:line draw:style-name="gr12" draw:text-style-name="P1" draw:layer="layout" svg:x1="20.639cm" svg:y1="17.81cm" svg:x2="21.558cm" svg:y2="17.81cm">
            <text:p/>
          </draw:line>
          <draw:polyline draw:style-name="gr13" draw:text-style-name="P1" draw:layer="layout" svg:width="0.418cm" svg:height="0.197cm" svg:x="20.686cm" svg:y="17.275cm" svg:viewBox="0 0 419 198" draw:points="0,198 0,0 419,0">
            <text:p/>
          </draw:polyline>
        </draw:g>
        <draw:g>
          <draw:path draw:style-name="gr14" draw:text-style-name="P1" draw:layer="layout" svg:width="0.613cm" svg:height="0.408cm" svg:x="7.6cm" svg:y="8.5cm" svg:viewBox="0 0 614 409" svg:d="M307 0c173 0 307 89 307 205 0 115-134 204-307 204-174 0-307-89-307-204 0-116 133-205 307-205z">
            <text:p/>
          </draw:path>
          <draw:g>
            <draw:custom-shape draw:style-name="gr15" draw:text-style-name="P1" draw:layer="layout" svg:width="12.586cm" svg:height="0.409cm" svg:x="7.907cm" svg:y="8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6" draw:text-style-name="P1" draw:layer="layout" svg:width="0.613cm" svg:height="0.408cm" svg:x="20.186cm" svg:y="8.5cm" svg:viewBox="0 0 614 409" svg:d="M307 0c173 0 307 89 307 205 0 115-134 204-307 204-174 0-307-89-307-204 0-116 133-205 307-205z">
              <text:p/>
            </draw:path>
          </draw:g>
        </draw:g>
        <draw:line draw:style-name="gr1" draw:text-style-name="P1" draw:layer="layout" svg:x1="22.2cm" svg:y1="8.7cm" svg:x2="20.501cm" svg:y2="8.7cm">
          <text:p/>
        </draw:line>
        <draw:frame draw:name="Picture 11" draw:style-name="gr2" draw:text-style-name="P2" draw:layer="layout" svg:width="1.674cm" svg:height="2.1cm" svg:x="21.963cm" svg:y="7.601cm">
          <draw:image xlink:href="Pictures/200000CE00000EAD00001266AC9008B4.wmf" xlink:type="simple" xlink:show="embed" xlink:actuate="onLoad">
            <text:p/>
          </draw:image>
          <svg:desc>IOSfirewall</svg:desc>
        </draw:frame>
        <draw:frame draw:name="Picture 42" draw:style-name="gr2" draw:text-style-name="P2" draw:layer="layout" svg:width="0.819cm" svg:height="1.09cm" svg:x="9.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0.281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9.182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cm" svg:y1="14.6cm" svg:x2="19.2cm" svg:y2="13.6cm">
          <text:p/>
        </draw:line>
        <draw:line draw:style-name="gr1" draw:text-style-name="P1" draw:layer="layout" svg:x1="18.6cm" svg:y1="12.6cm" svg:x2="19.2cm" svg:y2="13.6cm">
          <text:p/>
        </draw:line>
        <draw:frame draw:name="Picture 42" draw:style-name="gr2" draw:text-style-name="P2" draw:layer="layout" svg:width="0.819cm" svg:height="1.09cm" svg:x="17.9cm" svg:y="1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1cm" svg:y="13.1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2cm" svg:y="12.2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line draw:style-name="gr1" draw:text-style-name="P1" draw:layer="layout" svg:x1="18.601cm" svg:y1="19cm" svg:x2="19.201cm" svg:y2="18cm">
          <text:p/>
        </draw:line>
        <draw:line draw:style-name="gr1" draw:text-style-name="P1" draw:layer="layout" svg:x1="18.601cm" svg:y1="17cm" svg:x2="19.201cm" svg:y2="18cm">
          <text:p/>
        </draw:line>
        <draw:frame draw:name="Picture 42" draw:style-name="gr2" draw:text-style-name="P2" draw:layer="layout" svg:width="0.819cm" svg:height="1.09cm" svg:x="17.901cm" svg:y="18.4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6.782cm" svg:y="17.5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name="Picture 42" draw:style-name="gr2" draw:text-style-name="P2" draw:layer="layout" svg:width="0.819cm" svg:height="1.09cm" svg:x="17.983cm" svg:y="16.6cm">
          <draw:image xlink:href="Pictures/20000024000033AD000044BB896E5A91.wmf" xlink:type="simple" xlink:show="embed" xlink:actuate="onLoad">
            <text:p/>
          </draw:image>
          <svg:desc>File Server_Updated2005</svg:desc>
        </draw:frame>
        <draw:frame draw:style-name="gr17" draw:text-style-name="P3" draw:layer="layout" svg:width="1.319cm" svg:height="0.747cm" svg:x="6.4cm" svg:y="5.2cm">
          <draw:text-box>
            <text:p text:style-name="P3">DC1</text:p>
          </draw:text-box>
        </draw:frame>
        <draw:frame draw:style-name="gr17" draw:text-style-name="P3" draw:layer="layout" svg:width="1.319cm" svg:height="0.747cm" svg:x="20.201cm" svg:y="5.201cm">
          <draw:text-box>
            <text:p text:style-name="P3">DC2</text:p>
          </draw:text-box>
        </draw:frame>
        <draw:frame draw:style-name="gr17" draw:text-style-name="P3" draw:layer="layout" svg:width="1.412cm" svg:height="0.747cm" svg:x="6.2cm" svg:y="7.6cm">
          <draw:text-box>
            <text:p text:style-name="P3">EFW</text:p>
          </draw:text-box>
        </draw:frame>
        <draw:frame draw:style-name="gr17" draw:text-style-name="P3" draw:layer="layout" svg:width="1.412cm" svg:height="0.747cm" svg:x="20.5cm" svg:y="7.601cm">
          <draw:text-box>
            <text:p text:style-name="P3">EFW</text:p>
          </draw:text-box>
        </draw:frame>
        <draw:frame draw:style-name="gr17" draw:text-style-name="P3" draw:layer="layout" svg:width="2.115cm" svg:height="0.747cm" svg:x="13cm" svg:y="7.6cm">
          <draw:text-box>
            <text:p text:style-name="P3">Internet</text:p>
          </draw:text-box>
        </draw:frame>
        <draw:frame draw:style-name="gr17" draw:text-style-name="P4" draw:layer="layout" svg:width="1.239cm" svg:height="0.675cm" svg:x="17.598cm" svg:y="8.4cm">
          <draw:text-box>
            <text:p text:style-name="P3"><text:span text:style-name="T1">VPN</text:span></text:p>
          </draw:text-box>
        </draw:frame>
        <draw:frame draw:style-name="gr17" draw:text-style-name="P3" draw:layer="layout" svg:width="1.819cm" svg:height="0.747cm" svg:x="6.3cm" svg:y="10.501cm">
          <draw:text-box>
            <text:p text:style-name="P3">Switch</text:p>
          </draw:text-box>
        </draw:frame>
        <draw:frame draw:style-name="gr17" draw:text-style-name="P3" draw:layer="layout" svg:width="1.819cm" svg:height="0.747cm" svg:x="20.001cm" svg:y="10.502cm">
          <draw:text-box>
            <text:p text:style-name="P3">Switch</text:p>
          </draw:text-box>
        </draw:frame>
        <draw:frame draw:style-name="gr17" draw:text-style-name="P3" draw:layer="layout" svg:width="2.877cm" svg:height="0.747cm" svg:x="5.601cm" svg:y="14.502cm">
          <draw:text-box>
            <text:p text:style-name="P3">Proxmox VE</text:p>
          </draw:text-box>
        </draw:frame>
        <draw:frame draw:style-name="gr17" draw:text-style-name="P3" draw:layer="layout" svg:width="2.877cm" svg:height="0.747cm" svg:x="5.601cm" svg:y="18.903cm">
          <draw:text-box>
            <text:p text:style-name="P3">Proxmox VE</text:p>
          </draw:text-box>
        </draw:frame>
        <draw:frame draw:style-name="gr17" draw:text-style-name="P3" draw:layer="layout" svg:width="2.877cm" svg:height="0.747cm" svg:x="19.701cm" svg:y="18.904cm">
          <draw:text-box>
            <text:p text:style-name="P3">Proxmox VE</text:p>
          </draw:text-box>
        </draw:frame>
        <draw:frame draw:style-name="gr17" draw:text-style-name="P3" draw:layer="layout" svg:width="2.877cm" svg:height="0.747cm" svg:x="19.701cm" svg:y="14.405cm">
          <draw:text-box>
            <text:p text:style-name="P3">Proxmox VE</text:p>
          </draw:text-box>
        </draw:frame>
        <draw:frame draw:style-name="gr17" draw:text-style-name="P3" draw:layer="layout" svg:width="2.936cm" svg:height="0.747cm" svg:x="10.302cm" svg:y="12.103cm">
          <draw:text-box>
            <text:p text:style-name="P3">KVM Guests</text:p>
          </draw:text-box>
        </draw:frame>
        <draw:frame draw:style-name="gr17" draw:text-style-name="P3" draw:layer="layout" svg:width="2.936cm" svg:height="0.747cm" svg:x="10.302cm" svg:y="16.604cm">
          <draw:text-box>
            <text:p text:style-name="P3">KVM Guests</text:p>
          </draw:text-box>
        </draw:frame>
        <draw:frame draw:style-name="gr17" draw:text-style-name="P3" draw:layer="layout" svg:width="2.936cm" svg:height="0.747cm" svg:x="14.902cm" svg:y="16.605cm">
          <draw:text-box>
            <text:p text:style-name="P3">KVM Guests</text:p>
          </draw:text-box>
        </draw:frame>
        <draw:frame draw:style-name="gr17" draw:text-style-name="P3" draw:layer="layout" svg:width="2.936cm" svg:height="0.747cm" svg:x="14.902cm" svg:y="12.106cm">
          <draw:text-box>
            <text:p text:style-name="P3">KVM Guests</text:p>
          </draw:text-box>
        </draw:frame>
        <draw:frame draw:style-name="gr17" draw:text-style-name="P5" draw:layer="layout" svg:width="8.964cm" svg:height="0.814cm" svg:x="9.601cm" svg:y="2.601cm">
          <draw:text-box>
            <text:p text:style-name="P5">Netnovation Overal Network Scheme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ath draw:style-name="gr1" draw:text-style-name="P1" draw:layer="layout" svg:width="8.699cm" svg:height="0cm" draw:transform="rotate (1.5707963267949) translate (22.7cm 18cm)" svg:viewBox="0 0 8700 0" svg:d="M0 0c2900 0 5800 0 8700 0">
            <text:p/>
          </draw:path>
          <draw:path draw:style-name="gr1" draw:text-style-name="P1" draw:layer="layout" svg:width="-5.308cm" svg:height="0cm" svg:x="22.709cm" svg:y="13.6cm" svg:viewBox="0 0 -5309 0" svg:d="M0 0c1770 0 3539 0 5309 0">
            <text:p/>
          </draw:path>
          <draw:path draw:style-name="gr1" draw:text-style-name="P1" draw:layer="layout" svg:width="-2.306cm" svg:height="0cm" svg:x="7.907cm" svg:y="8.7cm" svg:viewBox="0 0 -2307 0" svg:d="M0 0c769 0 1538 0 2307 0">
            <text:p/>
          </draw:path>
          <draw:path draw:style-name="gr1" draw:text-style-name="P1" draw:layer="layout" svg:width="8.699cm" svg:height="0cm" draw:transform="rotate (1.5707963267949) translate (5.1cm 18cm)" svg:viewBox="0 0 8700 0" svg:d="M0 0c2900 0 5800 0 8700 0">
            <text:p/>
          </draw:path>
          <draw:path draw:style-name="gr1" draw:text-style-name="P1" draw:layer="layout" svg:width="-5.179cm" svg:height="0cm" svg:x="10.281cm" svg:y="13.6cm" svg:viewBox="0 0 -5180 0" svg:d="M0 0c1727 0 3453 0 5180 0">
            <text:p/>
          </draw:path>
          <draw:path draw:style-name="gr1" draw:text-style-name="P1" draw:layer="layout" svg:width="-5.297cm" svg:height="0cm" svg:x="10.4cm" svg:y="18cm" svg:viewBox="0 0 -5298 0" svg:d="M0 0c1766 0 3532 0 5298 0">
            <text:p/>
          </draw:path>
          <draw:path draw:style-name="gr1" draw:text-style-name="P1" draw:layer="layout" svg:width="1.165cm" svg:height="-0.001cm" draw:transform="rotate (1.03044239037745) translate (8.8cm 13.6cm)" svg:viewBox="0 0 1166 0" svg:d="M0 0c389 0 777 0 1166 0">
            <text:p/>
          </draw:path>
          <draw:path draw:style-name="gr1" draw:text-style-name="P1" draw:layer="layout" svg:width="1.043cm" svg:height="-0.001cm" draw:transform="rotate (-1.27932634171184) translate (8.8cm 13.6cm)" svg:viewBox="0 0 1044 0" svg:d="M0 0c348 0 696 0 1044 0">
            <text:p/>
          </draw:path>
          <draw:path draw:style-name="gr1" draw:text-style-name="P1" draw:layer="layout" svg:width="1.165cm" svg:height="-0.001cm" draw:transform="rotate (1.03044239037745) translate (8.8cm 18cm)" svg:viewBox="0 0 1166 0" svg:d="M0 0c389 0 777 0 1166 0">
            <text:p/>
          </draw:path>
          <draw:path draw:style-name="gr1" draw:text-style-name="P1" draw:layer="layout" svg:width="1.043cm" svg:height="-0.001cm" draw:transform="rotate (-1.27932634171184) translate (8.8cm 18cm)" svg:viewBox="0 0 1044 0" svg:d="M0 0c348 0 696 0 1044 0">
            <text:p/>
          </draw:path>
          <draw:g>
            <draw:path draw:style-name="gr19" draw:text-style-name="P1" draw:layer="layout" svg:width="2.068cm" svg:height="1.17cm" svg:x="13.053cm" svg:y="7.034cm" svg:viewBox="0 0 2069 1171" svg:d="M1035 1171c-191 0-353-25-518-78-165-54-283-121-378-215-96-93-139-185-139-292 0-108 43-200 139-293 95-94 213-161 378-215 165-53 327-78 518-78 190 0 352 25 517 78 165 54 283 121 378 215 96 93 139 185 139 292 0 108-43 200-139 293-95 94-213 161-378 215-165 53-327 78-517 78z">
              <text:p/>
            </draw:path>
            <draw:path draw:style-name="gr19" draw:text-style-name="P1" draw:layer="layout" svg:width="1.585cm" svg:height="1.17cm" svg:x="11.915cm" svg:y="7.341cm" svg:viewBox="0 0 1586 1171" svg:d="M793 1171c-146 0-270-25-396-78-127-54-218-121-291-215-73-93-106-185-106-292 0-108 33-200 106-293 73-94 164-161 291-215 126-53 250-78 396-78s270 25 397 78c126 54 217 121 290 215 73 93 106 185 106 292 0 108-33 200-106 293-73 94-164 161-290 215-127 53-251 78-397 78z">
              <text:p/>
            </draw:path>
            <draw:path draw:style-name="gr19" draw:text-style-name="P1" draw:layer="layout" svg:width="1.068cm" svg:height="0.953cm" svg:x="11.432cm" svg:y="8.047cm" svg:viewBox="0 0 1069 954" svg:d="M535 954c-99 0-183-20-268-64s-146-98-195-174c-50-77-72-151-72-239s22-162 72-238c49-77 110-131 195-175s169-64 268-64c98 0 182 20 267 64s146 98 195 175c50 76 72 150 72 238s-22 162-72 239c-49 76-110 130-195 174s-169 64-267 64z">
              <text:p/>
            </draw:path>
            <draw:path draw:style-name="gr19" draw:text-style-name="P1" draw:layer="layout" svg:width="1.608cm" svg:height="1.034cm" svg:x="11.754cm" svg:y="8.466cm" svg:viewBox="0 0 1609 1035" svg:d="M805 1035c-149 0-274-22-403-69-128-48-220-107-294-190-74-82-108-163-108-258 0-96 34-177 108-259 74-83 166-142 294-190 129-47 254-69 403-69 148 0 273 22 402 69 128 48 220 107 294 190 74 82 108 163 108 259 0 95-34 176-108 258-74 83-166 142-294 190-129 47-254 69-402 69z">
              <text:p/>
            </draw:path>
            <draw:path draw:style-name="gr19" draw:text-style-name="P1" draw:layer="layout" svg:width="2.401cm" svg:height="1.228cm" svg:x="12.892cm" svg:y="8.637cm" svg:viewBox="0 0 2402 1229" svg:d="M1201 1229c-221 0-409-26-600-82-192-57-330-127-440-225-111-98-161-194-161-307 0-114 50-210 161-308 110-98 248-168 440-225 191-56 379-82 600-82s409 26 601 82c191 57 329 127 439 225 111 98 161 194 161 308 0 113-50 209-161 307-110 98-248 168-439 225-192 56-380 82-601 82z">
              <text:p/>
            </draw:path>
            <draw:path draw:style-name="gr19" draw:text-style-name="P1" draw:layer="layout" svg:width="1.54cm" svg:height="0.92cm" svg:x="14.42cm" svg:y="7.375cm" svg:viewBox="0 0 1541 921" svg:d="M771 921c-142 0-263-19-386-62-123-42-211-95-282-168-71-74-103-146-103-230 0-85 32-157 103-231 71-73 159-126 282-168 123-43 244-62 386-62 141 0 262 19 385 62 123 42 211 95 282 168 71 74 103 146 103 231 0 84-32 156-103 230-71 73-159 126-282 168-123 43-244 62-385 62z">
              <text:p/>
            </draw:path>
            <draw:path draw:style-name="gr19" draw:text-style-name="P1" draw:layer="layout" svg:width="1.527cm" svg:height="0.919cm" svg:x="14.651cm" svg:y="7.967cm" svg:viewBox="0 0 1528 920" svg:d="M764 920c-141 0-260-19-382-62-122-42-209-95-280-168-70-73-102-145-102-230s32-157 102-230c71-73 158-126 280-168 122-43 241-62 382-62s260 19 382 62c122 42 209 95 280 168 70 73 102 145 102 230s-32 157-102 230c-71 73-158 126-280 168-122 43-241 62-382 62z">
              <text:p/>
            </draw:path>
            <draw:path draw:style-name="gr19" draw:text-style-name="P1" draw:layer="layout" svg:width="1.517cm" svg:height="1.511cm" svg:x="14.512cm" svg:y="8.16cm" svg:viewBox="0 0 1518 1512" svg:d="M759 1512c-140 0-258-32-379-101-122-70-208-156-278-277s-102-239-102-378 32-257 102-378 156-207 278-277c121-69 239-101 379-101s258 32 380 101c121 70 207 156 277 277s102 239 102 378-32 257-102 378-156 207-277 277c-122 69-240 101-380 101z">
              <text:p/>
            </draw:path>
            <draw:path draw:style-name="gr19" draw:text-style-name="P1" draw:layer="layout" svg:width="3.079cm" svg:height="1.511cm" svg:x="12.294cm" svg:y="7.705cm" svg:viewBox="0 0 3080 1512" svg:d="M1540 1512c-284 0-524-32-770-101-246-70-422-156-564-277-141-121-206-239-206-378s65-257 206-378c142-121 318-207 564-277 246-69 486-101 770-101s524 32 770 101c246 70 422 156 564 277 141 121 206 239 206 378s-65 257-206 378c-142 121-318 207-564 277-246 69-486 101-770 101z">
              <text:p/>
            </draw:path>
            <draw:path draw:style-name="gr19" draw:text-style-name="P1" draw:layer="layout" svg:width="2.047cm" svg:height="0.591cm" svg:x="13.071cm" svg:y="7.023cm" svg:viewBox="0 0 2048 592" svg:d="M1028 592c-343-37-685-74-1028-110 23-69 60-126 122-186 96-95 216-162 383-217 167-54 330-79 523-79 192 0 356 25 523 79 167 55 286 122 383 217 55 54 90 104 114 165-340 44-680 87-1020 131z">
              <text:p/>
            </draw:path>
            <draw:path draw:style-name="gr20" draw:text-style-name="P1" draw:layer="layout" svg:width="1.963cm" svg:height="0.403cm" svg:x="13.107cm" svg:y="7.023cm" svg:viewBox="0 0 1964 404" svg:d="M1964 372c-7-9-14-19-21-28-8-9-16-18-23-27-9-9-18-17-27-26-9-8-18-17-27-25-11-8-21-17-31-25-11-8-22-16-32-24-12-7-24-15-35-22-13-7-25-15-37-22-13-7-26-14-38-21-14-7-28-13-41-20-14-6-28-12-42-18-15-6-29-11-43-17-16-5-31-11-46-16-16-5-31-10-46-15-16-4-32-8-48-12-17-4-33-9-49-13-17-3-33-7-49-10-17-3-34-6-51-9-18-2-35-5-52-7-18-2-35-4-52-6-18-1-35-3-52-4-18-1-36-2-53-3-18-1-36-1-53-2-18 0-36 0-54 0-18 1-36 1-53 2-18 1-35 2-52 3-18 1-36 3-53 4-17 2-35 5-52 7s-34 5-51 7c-17 3-34 6-51 9-17 4-33 7-50 11-16 4-32 8-48 12s-32 9-48 13c-16 5-31 10-47 15-15 5-29 11-44 16-15 6-29 11-44 17-14 6-28 13-42 19-13 7-27 13-40 20s-25 13-38 20c-12 7-25 15-37 22-11 8-23 15-34 23s-21 16-32 24c-10 8-21 17-31 25-9 8-18 17-27 25-9 9-17 18-26 27-8 9-15 18-23 27-7 9-14 18-21 27-6 10-12 19-18 29">
              <text:p/>
            </draw:path>
            <draw:path draw:style-name="gr21" draw:text-style-name="P1" draw:layer="layout" svg:width="1.312cm" svg:height="0.685cm" svg:x="11.915cm" svg:y="7.33cm" svg:viewBox="0 0 1313 686" svg:d="M799 591c-263 32-526 63-789 95-7-33-10-61-10-95 0-109 33-201 107-295 74-95 165-162 293-217 127-54 252-79 399-79s272 25 400 79c42 18 76 36 114 59-171 151-343 302-514 453z">
              <text:p/>
            </draw:path>
            <draw:path draw:style-name="gr20" draw:text-style-name="P1" draw:layer="layout" svg:width="1.219cm" svg:height="0.717cm" svg:x="11.915cm" svg:y="7.33cm" svg:viewBox="0 0 1220 718" svg:d="M1220 89c-12-5-23-10-34-15-12-5-24-9-36-14-13-4-26-8-38-12-13-4-26-8-38-12-13-3-26-7-38-10-13-3-26-5-39-8-14-2-27-5-40-7-14-2-27-3-40-5-14-1-27-2-40-3-14-1-28-1-41-2-14 0-28-1-41-1s-27 1-40 1c-14 1-27 1-41 2-13 1-27 3-40 4-13 2-27 4-40 6s-27 5-40 7c-13 3-26 5-39 8s-25 7-38 10c-13 4-25 7-38 11-12 4-25 9-37 13-12 5-24 9-36 14s-23 10-35 15c-11 6-23 11-34 17s-21 12-32 18c-10 7-21 13-31 20s-20 13-30 20-19 14-29 21c-9 8-18 15-27 23s-17 15-26 23c-8 8-15 17-23 25-7 8-15 17-22 25-7 9-14 17-21 26-6 9-12 18-18 27s-11 19-17 28c-5 9-9 19-14 28-4 9-9 19-13 28-4 10-7 20-11 30-3 10-6 19-9 29-2 9-4 19-6 29s-3 20-5 31c-1 10-2 20-3 30 0 10 0 20 0 30 1 10 1 20 2 30s2 20 3 30c2 10 4 20 6 30 2 9 5 19 7 29">
              <text:p/>
            </draw:path>
            <draw:path draw:style-name="gr21" draw:text-style-name="P1" draw:layer="layout" svg:width="1.369cm" svg:height="0.549cm" svg:x="11.742cm" svg:y="8.963cm" svg:viewBox="0 0 1370 550" svg:d="M828 16c180 134 361 269 542 403-42 24-81 42-129 59-132 50-261 72-413 72-153 0-282-22-414-72-132-49-227-110-303-195s-111-169-111-267c0-6 0-10 0-16 276 5 552 11 828 16z">
              <text:p/>
            </draw:path>
            <draw:path draw:style-name="gr20" draw:text-style-name="P1" draw:layer="layout" svg:width="1.231cm" svg:height="0.558cm" svg:x="11.742cm" svg:y="8.954cm" svg:viewBox="0 0 1232 559" svg:d="M1 0c0 9-1 18-1 27 1 9 1 17 2 26s2 18 3 27c2 9 3 19 5 28 3 9 5 17 8 26s7 17 10 26c4 9 7 17 11 26 5 9 9 17 14 26 5 8 11 17 16 25 6 8 11 16 17 24 7 8 13 17 20 25s14 15 21 23c8 7 16 15 24 22s16 15 24 22c9 7 18 14 27 21s19 13 28 20c10 6 20 13 30 19s21 12 31 18c11 6 22 11 33 17 11 5 23 11 34 16 12 5 23 10 35 15 12 4 24 8 36 13 12 4 25 8 37 13 13 3 25 7 38 11 13 3 26 6 39 10 13 3 27 6 40 9 13 2 27 4 40 7 14 2 27 4 41 6 14 1 28 3 42 5 14 1 27 2 41 3 14 0 28 1 42 2 14 0 28 0 42 1 13-1 27-1 41-1 14-1 28-2 42-2 14-2 28-3 42-4 13-2 27-4 41-5 13-2 27-4 41-6 13-3 26-5 40-7 13-3 26-6 39-9 13-4 26-7 40-10 12-4 24-8 37-12 12-4 25-8 38-12">
              <text:p/>
            </draw:path>
            <draw:path draw:style-name="gr21" draw:text-style-name="P1" draw:layer="layout" svg:width="1.021cm" svg:height="0.609cm" svg:x="14.95cm" svg:y="7.364cm" svg:viewBox="0 0 1022 610" svg:d="M252 461c-84-146-168-291-252-436 85-17 162-25 252-25 141 0 262 19 385 62 122 42 211 95 282 168 70 74 103 146 103 231 0 53-13 98-42 149-243-50-486-100-728-149z">
              <text:p/>
            </draw:path>
            <draw:path draw:style-name="gr20" draw:text-style-name="P1" draw:layer="layout" svg:width="0.925cm" svg:height="0.689cm" svg:x="15.046cm" svg:y="7.364cm" svg:viewBox="0 0 926 690" svg:d="M824 690c6-7 12-14 19-21 5-7 10-14 16-21 5-7 10-14 15-21 4-8 9-16 14-23 3-8 7-15 11-22 3-8 6-16 9-23 2-8 5-16 8-23 1-8 3-16 5-23 1-8 2-16 4-24 0-8 0-15 1-23 0-8 0-16 0-24-1-8-2-15-3-23-2-8-4-15-5-23-2-8-4-15-6-23-3-8-6-16-9-24-4-7-7-15-10-22-5-7-9-15-13-22-5-7-10-15-14-22-6-7-11-15-16-22-6-7-12-14-18-21-7-7-13-13-19-20-8-7-15-13-22-20-8-6-15-13-23-19s-17-12-25-18c-9-6-17-11-26-17s-18-11-27-17c-10-5-20-11-30-16s-20-10-30-15-21-9-31-14c-11-4-22-9-33-13s-23-8-34-12-23-7-34-11c-12-3-24-7-36-10s-25-6-37-9c-12-2-25-5-37-7s-25-5-37-7c-13-2-26-3-39-5-13-1-25-3-38-4s-26-2-39-3-26-1-39-2c-13 0-27-1-40-1s-26 1-39 1c-13 1-26 1-39 2s-26 1-39 2c-13 2-26 3-39 5">
              <text:p/>
            </draw:path>
            <draw:path draw:style-name="gr21" draw:text-style-name="P1" draw:layer="layout" svg:width="0.885cm" svg:height="0.475cm" svg:x="15.306cm" svg:y="8.146cm" svg:viewBox="0 0 886 476" svg:d="M0 287c242-96 483-191 725-287 16 13 28 24 42 37 81 80 119 158 119 250 0 68-21 126-66 189-274-63-547-126-820-189z">
              <text:p/>
            </draw:path>
            <draw:path draw:style-name="gr20" draw:text-style-name="P1" draw:layer="layout" svg:width="0.329cm" svg:height="0.681cm" svg:x="15.861cm" svg:y="8.044cm" svg:viewBox="0 0 330 682" svg:d="M162 682c9-8 17-15 26-22 8-8 16-15 24-22 7-8 15-16 22-23 7-8 13-16 20-23 6-9 11-17 17-25 5-8 11-16 16-24 4-9 9-18 13-26 3-9 7-17 10-25 3-9 6-17 9-26 2-9 4-17 6-26 1-9 2-17 3-26s1-17 2-26c-1-9-1-17-2-26s-3-17-4-26c-2-9-4-17-6-26-3-9-5-17-8-26-4-9-7-17-11-26-4-8-9-17-13-25-5-8-11-16-16-24-6-8-12-17-18-25-7-8-13-15-20-23s-15-15-22-23c-8-7-16-15-24-22-9-7-18-15-27-22s-19-14-28-21c-10-6-20-13-30-19-11-6-21-13-32-19s-23-12-34-18c-12-6-23-11-35-17">
              <text:p/>
            </draw:path>
            <draw:path draw:style-name="gr21" draw:text-style-name="P1" draw:layer="layout" svg:width="1.039cm" svg:height="0.973cm" svg:x="15.012cm" svg:y="8.72cm" svg:viewBox="0 0 1040 974" svg:d="M258 213c250-71 501-142 751-213 21 73 31 137 31 213 0 140-33 259-105 380s-161 209-286 279-247 102-391 102c-92 0-171-13-258-43 86-240 172-479 258-718z">
              <text:p/>
            </draw:path>
            <draw:path draw:style-name="gr20" draw:text-style-name="P1" draw:layer="layout" svg:width="1.033cm" svg:height="0.978cm" svg:x="15.018cm" svg:y="8.715cm" svg:viewBox="0 0 1034 979" svg:d="M0 939c13 3 25 7 38 11 13 3 25 6 38 10 13 2 26 4 39 7 13 2 26 4 39 6 13 1 27 2 40 4 13 0 27 1 40 2 13 0 27 0 40 0 13-1 26-2 39-2 13-2 27-3 40-4 13-2 27-4 40-6 13-3 25-6 38-8 13-4 26-7 39-10 13-4 25-8 38-11 12-5 25-10 37-14 12-5 25-10 37-15 12-6 23-12 35-18 12-7 23-13 35-19 11-7 22-14 33-20 11-8 22-16 33-23 11-8 21-16 32-24 10-9 20-17 30-25 9-9 19-18 28-27 9-10 18-19 27-28 8-10 17-20 26-30 8-11 16-21 24-31 7-11 15-22 23-32 7-11 14-22 21-33 6-12 12-23 19-34 5-12 11-24 17-35 5-12 10-24 15-36 4-12 9-24 14-36 4-12 8-25 12-37 3-13 6-25 9-38 2-13 5-25 8-38 2-13 4-25 6-38 1-13 2-26 3-39 0-13 1-26 2-39-1-13-1-26-1-39-1-13-2-25-2-38-2-13-3-26-4-39-3-13-5-25-7-38-3-13-6-25-8-38-4-12-8-25-11-37">
              <text:p/>
            </draw:path>
            <draw:path draw:style-name="gr21" draw:text-style-name="P1" draw:layer="layout" svg:width="0.562cm" svg:height="0.921cm" svg:x="11.432cm" svg:y="8.036cm" svg:viewBox="0 0 563 922" svg:d="M563 487c-85 145-171 290-256 435-9-4-17-7-25-12-90-45-155-101-207-178-51-78-75-155-75-245s24-166 75-244c52-78 117-134 207-179 77-39 152-59 242-64 13 162 26 325 39 487z">
              <text:p/>
            </draw:path>
            <draw:path draw:style-name="gr20" draw:text-style-name="P1" draw:layer="layout" svg:width="0.528cm" svg:height="0.934cm" svg:x="11.432cm" svg:y="8.036cm" svg:viewBox="0 0 529 935" svg:d="M529 0c-9 1-19 1-28 2s-19 3-28 4-19 3-28 4c-9 2-18 4-27 6s-19 5-28 7c-9 3-17 5-26 8s-18 6-27 9c-8 4-17 7-25 11s-17 7-25 11-17 9-25 13-15 9-23 13c-8 5-15 10-23 15-7 5-15 11-22 16s-14 11-21 16c-7 6-13 12-20 18-6 6-12 12-18 18s-12 13-18 19c-6 7-11 13-17 20-5 7-10 14-15 21s-10 14-15 21c-4 7-9 15-13 22s-7 15-11 22c-4 8-7 15-11 23-3 8-6 15-9 23s-5 15-8 23c-2 8-4 16-6 24s-3 16-5 24c-1 8-3 17-4 25s-1 16-2 24c0 8-1 17-1 25s0 16 0 24c1 8 2 16 3 25 1 8 2 16 3 24 2 8 3 16 5 25 2 8 4 16 6 24 3 7 5 15 8 23 3 7 6 15 9 23 3 7 7 15 10 23 4 7 8 15 12 23 4 7 9 14 13 22 5 7 9 14 14 21 5 6 11 13 16 20 5 6 11 13 16 20 6 6 12 12 18 19 6 6 13 12 19 19 6 6 13 12 19 18 7 5 14 10 21 16 7 5 15 10 22 16 7 4 15 9 22 14 8 4 16 9 24 14 8 4 16 8 24 13 8 4 17 8 25 12 9 3 17 6 26 10">
              <text:p/>
            </draw:path>
            <draw:path draw:style-name="gr21" draw:text-style-name="P1" draw:layer="layout" svg:width="2.287cm" svg:height="0.568cm" svg:x="12.91cm" svg:y="9.309cm" svg:viewBox="0 0 2288 569" svg:d="M1172 0c372 60 744 121 1116 181-26 38-55 69-97 103-108 91-243 156-431 208-187 53-372 77-588 77-217 0-401-24-589-77-188-52-323-117-431-208-88-73-135-143-152-228 391-18 781-37 1172-56z">
              <text:p/>
            </draw:path>
            <draw:path draw:style-name="gr20" draw:text-style-name="P1" draw:layer="layout" svg:width="2.119cm" svg:height="0.452cm" svg:x="12.928cm" svg:y="9.423cm" svg:viewBox="0 0 2120 453" svg:d="M0 0c5 9 9 19 14 28 6 9 11 19 17 28s13 18 19 27c7 9 15 18 22 27 8 9 17 17 25 26 9 8 18 17 27 25 10 8 21 17 31 25 11 8 22 16 33 24 12 8 23 16 35 24 13 7 25 15 38 22s27 14 40 21c14 7 28 13 42 20 15 7 29 13 44 20 16 6 31 12 47 18s32 11 48 17c17 5 33 11 50 16s34 9 51 14c18 4 35 9 53 13s36 8 54 12 37 7 55 11c19 3 38 7 57 10 19 2 38 5 57 7s38 5 58 7c19 2 39 3 59 5 19 1 39 2 59 3s40 1 60 2c19 0 39 1 59 1s40-1 60-1c19-1 39-1 59-2 19-1 39-2 59-3 19-2 39-3 59-5 19-2 38-5 58-7 19-3 38-5 58-8 18-3 37-6 56-9 18-4 36-7 55-11 18-4 36-8 55-12 17-4 35-9 53-13 17-5 34-10 51-15 16-5 33-11 50-16 16-5 32-11 48-16 15-6 30-13 46-19 14-6 29-13 44-19 14-7 28-13 42-20 13-7 26-15 40-22 12-7 25-15 38-22 11-8 23-15 35-23">
              <text:p/>
            </draw:path>
          </draw:g>
          <draw:g>
            <draw:path draw:style-name="gr22" draw:text-style-name="P1" draw:layer="layout" svg:width="0.629cm" svg:height="0.9cm" svg:x="17.8cm" svg:y="18.584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7.8cm" svg:y="18.584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7.8cm" svg:y="18.4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7.8cm" svg:y="18.4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8.43cm" svg:y="18.4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8.43cm" svg:y="18.4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7.812cm" svg:y="18.832cm" svg:viewBox="0 0 608 0" svg:d="M0 0c203 0 405 0 608 0">
              <text:p/>
            </draw:path>
            <draw:path draw:style-name="gr29" draw:text-style-name="P1" draw:layer="layout" svg:width="0.615cm" svg:height="0cm" svg:x="17.807cm" svg:y="18.827cm" svg:viewBox="0 0 616 0" svg:d="M0 0c205 0 411 0 616 0">
              <text:p/>
            </draw:path>
            <draw:path draw:style-name="gr28" draw:text-style-name="P1" draw:layer="layout" svg:width="0.606cm" svg:height="0cm" svg:x="17.812cm" svg:y="19.127cm" svg:viewBox="0 0 607 0" svg:d="M0 0c202 0 405 0 607 0">
              <text:p/>
            </draw:path>
            <draw:path draw:style-name="gr29" draw:text-style-name="P1" draw:layer="layout" svg:width="0.615cm" svg:height="0cm" svg:x="17.807cm" svg:y="19.122cm" svg:viewBox="0 0 616 0" svg:d="M0 0c205 0 411 0 616 0">
              <text:p/>
            </draw:path>
            <draw:path draw:style-name="gr28" draw:text-style-name="P1" draw:layer="layout" svg:width="0.178cm" svg:height="0cm" svg:x="18.023cm" svg:y="19.004cm" svg:viewBox="0 0 179 0" svg:d="M0 0c60 0 119 0 179 0">
              <text:p/>
            </draw:path>
            <draw:path draw:style-name="gr28" draw:text-style-name="P1" draw:layer="layout" svg:width="0.178cm" svg:height="0cm" svg:x="18.023cm" svg:y="18.95cm" svg:viewBox="0 0 179 0" svg:d="M0 0c60 0 119 0 179 0">
              <text:p/>
            </draw:path>
            <draw:path draw:style-name="gr30" draw:text-style-name="P1" draw:layer="layout" svg:width="0.314cm" svg:height="0.171cm" svg:x="17.953cm" svg:y="18.894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7.953cm" svg:y="18.894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8.11cm" svg:y="19.002cm" svg:viewBox="0 0 0 0" draw:points="0,0">
              <text:p/>
            </draw:polygon>
            <draw:path draw:style-name="gr29" draw:text-style-name="P1" draw:layer="layout" svg:width="0.178cm" svg:height="0cm" svg:x="18.017cm" svg:y="18.997cm" svg:viewBox="0 0 179 0" svg:d="M0 0c60 0 119 0 179 0">
              <text:p/>
            </draw:path>
            <draw:path draw:style-name="gr29" draw:text-style-name="P1" draw:layer="layout" svg:width="0.178cm" svg:height="0cm" svg:x="18.017cm" svg:y="18.943cm" svg:viewBox="0 0 179 0" svg:d="M0 0c60 0 119 0 179 0">
              <text:p/>
            </draw:path>
            <draw:path draw:style-name="gr32" draw:text-style-name="P1" draw:layer="layout" svg:width="0.314cm" svg:height="0.171cm" svg:x="17.946cm" svg:y="18.888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7.946cm" svg:y="18.888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8.104cm" svg:y="18.996cm" svg:viewBox="0 0 0 0" draw:points="0,0">
              <text:p/>
            </draw:polygon>
          </draw:g>
          <draw:g>
            <draw:path draw:style-name="gr3" draw:text-style-name="P1" draw:layer="layout" svg:width="1.484cm" svg:height="1.037cm" svg:x="4.363cm" svg:y="8.65cm" svg:viewBox="0 0 1485 1038" svg:d="M1485 1038c-495 0-990 0-1485 0 0-346 0-692 0-1038 495 0 990 0 1485 0 0 346 0 692 0 1038z">
              <text:p/>
            </draw:path>
            <draw:path draw:style-name="gr3" draw:text-style-name="P1" draw:layer="layout" svg:width="1.484cm" svg:height="1.037cm" svg:x="4.363cm" svg:y="8.65cm" svg:viewBox="0 0 1485 1038" svg:d="M1485 1038c-495 0-990 0-1485 0 0-346 0-692 0-1038 495 0 990 0 1485 0 0 346 0 692 0 1038z">
              <text:p/>
            </draw:path>
            <draw:path draw:style-name="gr34" draw:text-style-name="P1" draw:layer="layout" svg:width="1.484cm" svg:height="1.037cm" svg:x="4.363cm" svg:y="8.65cm" svg:viewBox="0 0 1485 1038" svg:d="M1485 1038c-495 0-990 0-1485 0 0-346 0-692 0-1038 495 0 990 0 1485 0 0 346 0 692 0 1038z">
              <text:p/>
            </draw:path>
            <draw:path draw:style-name="gr35" draw:text-style-name="P1" draw:layer="layout" svg:width="0.176cm" svg:height="1.214cm" svg:x="5.848cm" svg:y="8.473cm" svg:viewBox="0 0 177 1215" svg:d="M0 1215c59-59 118-118 177-176 0-347 0-693 0-1039-59 59-118 119-177 178 0 346 0 692 0 1037z">
              <text:p/>
            </draw:path>
            <draw:path draw:style-name="gr35" draw:text-style-name="P1" draw:layer="layout" svg:width="0.176cm" svg:height="1.214cm" svg:x="5.848cm" svg:y="8.473cm" svg:viewBox="0 0 177 1215" svg:d="M0 1215c59-59 118-118 177-176 0-347 0-693 0-1039-59 59-118 119-177 178 0 346 0 692 0 1037z">
              <text:p/>
            </draw:path>
            <draw:path draw:style-name="gr36" draw:text-style-name="P1" draw:layer="layout" svg:width="0.176cm" svg:height="1.214cm" svg:x="5.848cm" svg:y="8.473cm" svg:viewBox="0 0 177 1215" svg:d="M0 1215c59-59 118-118 177-176 0-347 0-693 0-1039-59 59-118 119-177 178 0 346 0 692 0 1037z">
              <text:p/>
            </draw:path>
            <draw:path draw:style-name="gr37" draw:text-style-name="P1" draw:layer="layout" svg:width="1.661cm" svg:height="0.152cm" svg:x="4.363cm" svg:y="8.32cm" svg:viewBox="0 0 1662 153" svg:d="M0 153c55-51 110-102 165-153 499 0 998 0 1497 0-55 51-110 102-165 153-499 0-998 0-1497 0z">
              <text:p/>
            </draw:path>
            <draw:path draw:style-name="gr37" draw:text-style-name="P1" draw:layer="layout" svg:width="1.661cm" svg:height="0.152cm" svg:x="4.363cm" svg:y="8.32cm" svg:viewBox="0 0 1662 153" svg:d="M0 153c55-51 110-102 165-153 499 0 998 0 1497 0-55 51-110 102-165 153-499 0-998 0-1497 0z">
              <text:p/>
            </draw:path>
            <draw:path draw:style-name="gr38" draw:text-style-name="P1" draw:layer="layout" svg:width="1.661cm" svg:height="0.152cm" svg:x="4.363cm" svg:y="8.32cm" svg:viewBox="0 0 1662 153" svg:d="M0 153c55-51 110-102 165-153 499 0 998 0 1497 0-55 51-110 102-165 153-499 0-998 0-1497 0z">
              <text:p/>
            </draw:path>
            <draw:path draw:style-name="gr39" draw:text-style-name="P1" draw:layer="layout" svg:width="1.484cm" svg:height="1.038cm" svg:x="4.363cm" svg:y="8.473cm" svg:viewBox="0 0 1485 1039" svg:d="M1485 1039c-495 0-990 0-1485 0 0-347 0-693 0-1039 495 0 990 0 1485 0 0 346 0 692 0 1039z">
              <text:p/>
            </draw:path>
            <draw:path draw:style-name="gr39" draw:text-style-name="P1" draw:layer="layout" svg:width="1.484cm" svg:height="1.038cm" svg:x="4.363cm" svg:y="8.473cm" svg:viewBox="0 0 1485 1039" svg:d="M1485 1039c-495 0-990 0-1485 0 0-347 0-693 0-1039 495 0 990 0 1485 0 0 346 0 692 0 1039z">
              <text:p/>
            </draw:path>
            <draw:path draw:style-name="gr34" draw:text-style-name="P1" draw:layer="layout" svg:width="1.484cm" svg:height="1.038cm" svg:x="4.363cm" svg:y="8.473cm" svg:viewBox="0 0 1485 1039" svg:d="M1485 1039c-495 0-990 0-1485 0 0-347 0-693 0-1039 495 0 990 0 1485 0 0 346 0 692 0 1039z">
              <text:p/>
            </draw:path>
            <draw:path draw:style-name="gr40" draw:text-style-name="P1" draw:layer="layout" svg:width="0.353cm" svg:height="0.33cm" svg:x="4.941cm" svg:y="9.086cm" svg:viewBox="0 0 354 331" svg:d="M248 0c-47 0-95 0-142 0 0 55 0 110 0 165-35 0-71 0-106 0 59 55 118 111 177 166 59-55 118-111 177-166-36 0-71 0-106 0 0-55 0-110 0-165z">
              <text:p/>
            </draw:path>
            <draw:path draw:style-name="gr40" draw:text-style-name="P1" draw:layer="layout" svg:width="0.353cm" svg:height="0.33cm" svg:x="4.941cm" svg:y="9.086cm" svg:viewBox="0 0 354 331" svg:d="M248 0c-47 0-95 0-142 0 0 55 0 110 0 165-35 0-71 0-106 0 59 55 118 111 177 166 59-55 118-111 177-166-36 0-71 0-106 0 0-55 0-110 0-165z">
              <text:p/>
            </draw:path>
            <draw:path draw:style-name="gr41" draw:text-style-name="P1" draw:layer="layout" svg:width="0.353cm" svg:height="0.33cm" svg:x="4.941cm" svg:y="9.086cm" svg:viewBox="0 0 354 331" svg:d="M248 0c-47 0-95 0-142 0 0 55 0 110 0 165-35 0-71 0-106 0 59 55 118 111 177 166 59-55 118-111 177-166-36 0-71 0-106 0 0-55 0-110 0-165z">
              <text:p/>
            </draw:path>
            <draw:path draw:style-name="gr42" draw:text-style-name="P1" draw:layer="layout" svg:width="0.341cm" svg:height="0.364cm" svg:x="4.941cm" svg:y="8.592cm" svg:viewBox="0 0 342 365" svg:d="M106 365c43 0 87 0 130 0 0-67 0-133 0-200 35 0 70 0 106 0-55-55-110-110-165-165-59 55-118 110-177 165 35 0 71 0 106 0 0 67 0 133 0 200z">
              <text:p/>
            </draw:path>
            <draw:path draw:style-name="gr42" draw:text-style-name="P1" draw:layer="layout" svg:width="0.341cm" svg:height="0.364cm" svg:x="4.941cm" svg:y="8.592cm" svg:viewBox="0 0 342 365" svg:d="M106 365c43 0 87 0 130 0 0-67 0-133 0-200 35 0 70 0 106 0-55-55-110-110-165-165-59 55-118 110-177 165 35 0 71 0 106 0 0 67 0 133 0 200z">
              <text:p/>
            </draw:path>
            <draw:path draw:style-name="gr41" draw:text-style-name="P1" draw:layer="layout" svg:width="0.341cm" svg:height="0.364cm" svg:x="4.941cm" svg:y="8.592cm" svg:viewBox="0 0 342 365" svg:d="M106 365c43 0 87 0 130 0 0-67 0-133 0-200 35 0 70 0 106 0-55-55-110-110-165-165-59 55-118 110-177 165 35 0 71 0 106 0 0 67 0 133 0 200z">
              <text:p/>
            </draw:path>
            <draw:path draw:style-name="gr42" draw:text-style-name="P1" draw:layer="layout" svg:width="0.459cm" svg:height="0.341cm" svg:x="4.575cm" svg:y="8.85cm" svg:viewBox="0 0 460 342" svg:d="M0 106c0 43 0 87 0 130 98 0 197 0 295 0 0 35 0 71 0 106 55-55 110-110 165-165-55-59-110-118-165-177 0 35 0 71 0 106-98 0-197 0-295 0z">
              <text:p/>
            </draw:path>
            <draw:path draw:style-name="gr42" draw:text-style-name="P1" draw:layer="layout" svg:width="0.459cm" svg:height="0.341cm" svg:x="4.575cm" svg:y="8.85cm" svg:viewBox="0 0 460 342" svg:d="M0 106c0 43 0 87 0 130 98 0 197 0 295 0 0 35 0 71 0 106 55-55 110-110 165-165-55-59-110-118-165-177 0 35 0 71 0 106-98 0-197 0-295 0z">
              <text:p/>
            </draw:path>
            <draw:path draw:style-name="gr41" draw:text-style-name="P1" draw:layer="layout" svg:width="0.459cm" svg:height="0.341cm" svg:x="4.575cm" svg:y="8.85cm" svg:viewBox="0 0 460 342" svg:d="M0 106c0 43 0 87 0 130 98 0 197 0 295 0 0 35 0 71 0 106 55-55 110-110 165-165-55-59-110-118-165-177 0 35 0 71 0 106-98 0-197 0-295 0z">
              <text:p/>
            </draw:path>
            <draw:path draw:style-name="gr42" draw:text-style-name="P1" draw:layer="layout" svg:width="0.47cm" svg:height="0.33cm" svg:x="5.189cm" svg:y="8.85cm" svg:viewBox="0 0 471 331" svg:d="M471 225c0-40 0-79 0-119-98 0-196 0-294 0 0-35 0-71 0-106-59 55-118 110-177 165 55 55 110 111 165 166 0-35 0-71 0-106 102 0 204 0 306 0z">
              <text:p/>
            </draw:path>
            <draw:path draw:style-name="gr42" draw:text-style-name="P1" draw:layer="layout" svg:width="0.47cm" svg:height="0.33cm" svg:x="5.189cm" svg:y="8.85cm" svg:viewBox="0 0 471 331" svg:d="M471 225c0-40 0-79 0-119-98 0-196 0-294 0 0-35 0-71 0-106-59 55-118 110-177 165 55 55 110 111 165 166 0-35 0-71 0-106 102 0 204 0 306 0z">
              <text:p/>
            </draw:path>
            <draw:path draw:style-name="gr41" draw:text-style-name="P1" draw:layer="layout" svg:width="0.47cm" svg:height="0.33cm" svg:x="5.189cm" svg:y="8.85cm" svg:viewBox="0 0 471 331" svg:d="M471 225c0-40 0-79 0-119-98 0-196 0-294 0 0-35 0-71 0-106-59 55-118 110-177 165 55 55 110 111 165 166 0-35 0-71 0-106 102 0 204 0 306 0z">
              <text:p/>
            </draw:path>
            <draw:path draw:style-name="gr43" draw:text-style-name="P1" draw:layer="layout" svg:width="0.176cm" svg:height="1.214cm" svg:x="5.848cm" svg:y="8.296cm" svg:viewBox="0 0 177 1215" svg:d="M0 1215c59-59 118-118 177-176 0-347 0-693 0-1039-59 59-118 118-177 177 0 346 0 692 0 1038z">
              <text:p/>
            </draw:path>
            <draw:path draw:style-name="gr43" draw:text-style-name="P1" draw:layer="layout" svg:width="0.176cm" svg:height="1.214cm" svg:x="5.848cm" svg:y="8.296cm" svg:viewBox="0 0 177 1215" svg:d="M0 1215c59-59 118-118 177-176 0-347 0-693 0-1039-59 59-118 118-177 177 0 346 0 692 0 1038z">
              <text:p/>
            </draw:path>
            <draw:path draw:style-name="gr36" draw:text-style-name="P1" draw:layer="layout" svg:width="0.176cm" svg:height="1.214cm" svg:x="5.848cm" svg:y="8.296cm" svg:viewBox="0 0 177 1215" svg:d="M0 1215c59-59 118-118 177-176 0-347 0-693 0-1039-59 59-118 118-177 177 0 346 0 692 0 1038z">
              <text:p/>
            </draw:path>
            <draw:path draw:style-name="gr44" draw:text-style-name="P1" draw:layer="layout" svg:width="0.495cm" svg:height="0.235cm" svg:x="4.858cm" svg:y="8.237cm" svg:viewBox="0 0 496 236" svg:d="M496 236c-166 0-331 0-496 0 0-75 0-149 0-224 165-4 330-8 496-12 0 79 0 157 0 236z">
              <text:p/>
            </draw:path>
            <draw:path draw:style-name="gr44" draw:text-style-name="P1" draw:layer="layout" svg:width="0.495cm" svg:height="0.235cm" svg:x="4.858cm" svg:y="8.237cm" svg:viewBox="0 0 496 236" svg:d="M496 236c-166 0-331 0-496 0 0-75 0-149 0-224 165-4 330-8 496-12 0 79 0 157 0 236z">
              <text:p/>
            </draw:path>
            <draw:path draw:style-name="gr45" draw:text-style-name="P1" draw:layer="layout" svg:width="0.495cm" svg:height="0.235cm" svg:x="4.858cm" svg:y="8.237cm" svg:viewBox="0 0 496 236" svg:d="M496 236c-166 0-331 0-496 0 0-75 0-149 0-224 165-4 330-8 496-12 0 79 0 157 0 236z">
              <text:p/>
            </draw:path>
            <draw:path draw:style-name="gr46" draw:text-style-name="P1" draw:layer="layout" svg:width="0.494cm" svg:height="0.223cm" svg:x="5.353cm" svg:y="8.249cm" svg:viewBox="0 0 495 224" svg:d="M495 224c-165 0-330 0-495 0 0-75 0-149 0-224 165 0 330 0 495 0 0 75 0 149 0 224z">
              <text:p/>
            </draw:path>
            <draw:path draw:style-name="gr46" draw:text-style-name="P1" draw:layer="layout" svg:width="0.494cm" svg:height="0.223cm" svg:x="5.353cm" svg:y="8.249cm" svg:viewBox="0 0 495 224" svg:d="M495 224c-165 0-330 0-495 0 0-75 0-149 0-224 165 0 330 0 495 0 0 75 0 149 0 224z">
              <text:p/>
            </draw:path>
            <draw:path draw:style-name="gr45" draw:text-style-name="P1" draw:layer="layout" svg:width="0.494cm" svg:height="0.223cm" svg:x="5.353cm" svg:y="8.249cm" svg:viewBox="0 0 495 224" svg:d="M495 224c-165 0-330 0-495 0 0-75 0-149 0-224 165 0 330 0 495 0 0 75 0 149 0 224z">
              <text:p/>
            </draw:path>
            <draw:path draw:style-name="gr46" draw:text-style-name="P1" draw:layer="layout" svg:width="0.494cm" svg:height="0.235cm" svg:x="4.363cm" svg:y="8.237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4.363cm" svg:y="8.237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4.363cm" svg:y="8.237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4.363cm" svg:y="8.013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4.363cm" svg:y="8.013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4.363cm" svg:y="8.013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5.353cm" svg:y="8.013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5.353cm" svg:y="8.013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5.353cm" svg:y="8.013cm" svg:viewBox="0 0 495 236" svg:d="M495 236c-165 0-330 0-495 0 0-79 0-157 0-236 165 0 330 0 495 0 0 79 0 157 0 236z">
              <text:p/>
            </draw:path>
            <draw:path draw:style-name="gr46" draw:text-style-name="P1" draw:layer="layout" svg:width="0.495cm" svg:height="0.235cm" svg:x="5.118cm" svg:y="8.013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5.118cm" svg:y="8.013cm" svg:viewBox="0 0 496 236" svg:d="M496 236c-166 0-331 0-496 0 0-79 0-157 0-236 165 0 330 0 496 0 0 79 0 157 0 236z">
              <text:p/>
            </draw:path>
            <draw:path draw:style-name="gr45" draw:text-style-name="P1" draw:layer="layout" svg:width="0.495cm" svg:height="0.235cm" svg:x="5.118cm" svg:y="8.013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4.622cm" svg:y="8.013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4.622cm" svg:y="8.013cm" svg:viewBox="0 0 496 236" svg:d="M496 236c-166 0-331 0-496 0 0-79 0-157 0-236 165 0 330 0 496 0 0 79 0 157 0 236z">
              <text:p/>
            </draw:path>
            <draw:path draw:style-name="gr45" draw:text-style-name="P1" draw:layer="layout" svg:width="0.495cm" svg:height="0.235cm" svg:x="4.622cm" svg:y="8.013cm" svg:viewBox="0 0 496 236" svg:d="M496 236c-166 0-331 0-496 0 0-79 0-157 0-236 165 0 330 0 496 0 0 79 0 157 0 236z">
              <text:p/>
            </draw:path>
            <draw:path draw:style-name="gr47" draw:text-style-name="P1" draw:layer="layout" svg:width="0.082cm" svg:height="0.33cm" svg:x="5.942cm" svg:y="7.6cm" svg:viewBox="0 0 83 331" svg:d="M0 331c28-32 55-63 83-95 0-79 0-157 0-236-28 32-55 63-83 95 0 79 0 157 0 236z">
              <text:p/>
            </draw:path>
            <draw:path draw:style-name="gr47" draw:text-style-name="P1" draw:layer="layout" svg:width="0.082cm" svg:height="0.33cm" svg:x="5.942cm" svg:y="7.6cm" svg:viewBox="0 0 83 331" svg:d="M0 331c28-32 55-63 83-95 0-79 0-157 0-236-28 32-55 63-83 95 0 79 0 157 0 236z">
              <text:p/>
            </draw:path>
            <draw:path draw:style-name="gr48" draw:text-style-name="P1" draw:layer="layout" svg:width="0.082cm" svg:height="0.33cm" svg:x="5.942cm" svg:y="7.6cm" svg:viewBox="0 0 83 331" svg:d="M0 331c28-32 55-63 83-95 0-79 0-157 0-236-28 32-55 63-83 95 0 79 0 157 0 236z">
              <text:p/>
            </draw:path>
            <draw:path draw:style-name="gr49" draw:text-style-name="P1" draw:layer="layout" svg:width="0.588cm" svg:height="0.094cm" svg:x="5.436cm" svg:y="7.6cm" svg:viewBox="0 0 589 95" svg:d="M0 95c31-32 63-63 94-95 165 0 330 0 495 0-28 32-56 63-83 95-169 0-337 0-506 0z">
              <text:p/>
            </draw:path>
            <draw:path draw:style-name="gr49" draw:text-style-name="P1" draw:layer="layout" svg:width="0.588cm" svg:height="0.094cm" svg:x="5.436cm" svg:y="7.6cm" svg:viewBox="0 0 589 95" svg:d="M0 95c31-32 63-63 94-95 165 0 330 0 495 0-28 32-56 63-83 95-169 0-337 0-506 0z">
              <text:p/>
            </draw:path>
            <draw:path draw:style-name="gr50" draw:text-style-name="P1" draw:layer="layout" svg:width="0.588cm" svg:height="0.094cm" svg:x="5.436cm" svg:y="7.6cm" svg:viewBox="0 0 589 95" svg:d="M0 95c31-32 63-63 94-95 165 0 330 0 495 0-28 32-56 63-83 95-169 0-337 0-506 0z">
              <text:p/>
            </draw:path>
            <draw:path draw:style-name="gr49" draw:text-style-name="P1" draw:layer="layout" svg:width="0.6cm" svg:height="0.093cm" svg:x="4.847cm" svg:y="7.683cm" svg:viewBox="0 0 601 94" svg:d="M0 94c31-31 63-63 94-94 169 0 338 0 507 0-32 31-63 63-94 94-169 0-338 0-507 0z">
              <text:p/>
            </draw:path>
            <draw:path draw:style-name="gr49" draw:text-style-name="P1" draw:layer="layout" svg:width="0.6cm" svg:height="0.093cm" svg:x="4.847cm" svg:y="7.683cm" svg:viewBox="0 0 601 94" svg:d="M0 94c31-31 63-63 94-94 169 0 338 0 507 0-32 31-63 63-94 94-169 0-338 0-507 0z">
              <text:p/>
            </draw:path>
            <draw:path draw:style-name="gr50" draw:text-style-name="P1" draw:layer="layout" svg:width="0.6cm" svg:height="0.093cm" svg:x="4.847cm" svg:y="7.683cm" svg:viewBox="0 0 601 94" svg:d="M0 94c31-31 63-63 94-94 169 0 338 0 507 0-32 31-63 63-94 94-169 0-338 0-507 0z">
              <text:p/>
            </draw:path>
            <draw:path draw:style-name="gr49" draw:text-style-name="P1" draw:layer="layout" svg:width="0.577cm" svg:height="0.094cm" svg:x="4.953cm" svg:y="7.6cm" svg:viewBox="0 0 578 95" svg:d="M0 95c27-32 55-63 82-95 165 0 330 0 496 0-32 32-63 63-94 95-162 0-323 0-484 0z">
              <text:p/>
            </draw:path>
            <draw:path draw:style-name="gr49" draw:text-style-name="P1" draw:layer="layout" svg:width="0.577cm" svg:height="0.094cm" svg:x="4.953cm" svg:y="7.6cm" svg:viewBox="0 0 578 95" svg:d="M0 95c27-32 55-63 82-95 165 0 330 0 496 0-32 32-63 63-94 95-162 0-323 0-484 0z">
              <text:p/>
            </draw:path>
            <draw:path draw:style-name="gr50" draw:text-style-name="P1" draw:layer="layout" svg:width="0.577cm" svg:height="0.094cm" svg:x="4.953cm" svg:y="7.6cm" svg:viewBox="0 0 578 95" svg:d="M0 95c27-32 55-63 82-95 165 0 330 0 496 0-32 32-63 63-94 95-162 0-323 0-484 0z">
              <text:p/>
            </draw:path>
            <draw:path draw:style-name="gr49" draw:text-style-name="P1" draw:layer="layout" svg:width="0.589cm" svg:height="0.081cm" svg:x="4.363cm" svg:y="7.695cm" svg:viewBox="0 0 590 82" svg:d="M0 82c27-27 55-55 82-82 169 0 338 0 508 0-32 27-64 55-95 82-165 0-330 0-495 0z">
              <text:p/>
            </draw:path>
            <draw:path draw:style-name="gr49" draw:text-style-name="P1" draw:layer="layout" svg:width="0.589cm" svg:height="0.081cm" svg:x="4.363cm" svg:y="7.695cm" svg:viewBox="0 0 590 82" svg:d="M0 82c27-27 55-55 82-82 169 0 338 0 508 0-32 27-64 55-95 82-165 0-330 0-495 0z">
              <text:p/>
            </draw:path>
            <draw:path draw:style-name="gr50" draw:text-style-name="P1" draw:layer="layout" svg:width="0.589cm" svg:height="0.081cm" svg:x="4.363cm" svg:y="7.695cm" svg:viewBox="0 0 590 82" svg:d="M0 82c27-27 55-55 82-82 169 0 338 0 508 0-32 27-64 55-95 82-165 0-330 0-495 0z">
              <text:p/>
            </draw:path>
            <draw:path draw:style-name="gr49" draw:text-style-name="P1" draw:layer="layout" svg:width="0.589cm" svg:height="0.094cm" svg:x="4.445cm" svg:y="7.6cm" svg:viewBox="0 0 590 95" svg:d="M0 95c32-32 63-63 95-95 165 0 330 0 495 0-28 32-55 63-82 95-170 0-339 0-508 0z">
              <text:p/>
            </draw:path>
            <draw:path draw:style-name="gr49" draw:text-style-name="P1" draw:layer="layout" svg:width="0.589cm" svg:height="0.094cm" svg:x="4.445cm" svg:y="7.6cm" svg:viewBox="0 0 590 95" svg:d="M0 95c32-32 63-63 95-95 165 0 330 0 495 0-28 32-55 63-82 95-170 0-339 0-508 0z">
              <text:p/>
            </draw:path>
            <draw:path draw:style-name="gr50" draw:text-style-name="P1" draw:layer="layout" svg:width="0.589cm" svg:height="0.094cm" svg:x="4.445cm" svg:y="7.6cm" svg:viewBox="0 0 590 95" svg:d="M0 95c32-32 63-63 95-95 165 0 330 0 495 0-28 32-55 63-82 95-170 0-339 0-508 0z">
              <text:p/>
            </draw:path>
            <draw:path draw:style-name="gr47" draw:text-style-name="P1" draw:layer="layout" svg:width="0.082cm" svg:height="0.318cm" svg:x="5.942cm" svg:y="7.836cm" svg:viewBox="0 0 83 319" svg:d="M0 319c28-28 55-55 83-83 0-79 0-157 0-236-28 27-55 55-83 82 0 79 0 158 0 237z">
              <text:p/>
            </draw:path>
            <draw:path draw:style-name="gr47" draw:text-style-name="P1" draw:layer="layout" svg:width="0.082cm" svg:height="0.318cm" svg:x="5.942cm" svg:y="7.836cm" svg:viewBox="0 0 83 319" svg:d="M0 319c28-28 55-55 83-83 0-79 0-157 0-236-28 27-55 55-83 82 0 79 0 158 0 237z">
              <text:p/>
            </draw:path>
            <draw:path draw:style-name="gr48" draw:text-style-name="P1" draw:layer="layout" svg:width="0.082cm" svg:height="0.318cm" svg:x="5.942cm" svg:y="7.836cm" svg:viewBox="0 0 83 319" svg:d="M0 319c28-28 55-55 83-83 0-79 0-157 0-236-28 27-55 55-83 82 0 79 0 158 0 237z">
              <text:p/>
            </draw:path>
            <draw:path draw:style-name="gr47" draw:text-style-name="P1" draw:layer="layout" svg:width="0.093cm" svg:height="0.33cm" svg:x="5.848cm" svg:y="7.918cm" svg:viewBox="0 0 94 331" svg:d="M0 331c31-31 63-63 94-94 0-79 0-158 0-237-31 32-63 63-94 95 0 79 0 157 0 236z">
              <text:p/>
            </draw:path>
            <draw:path draw:style-name="gr47" draw:text-style-name="P1" draw:layer="layout" svg:width="0.093cm" svg:height="0.33cm" svg:x="5.848cm" svg:y="7.918cm" svg:viewBox="0 0 94 331" svg:d="M0 331c31-31 63-63 94-94 0-79 0-158 0-237-31 32-63 63-94 95 0 79 0 157 0 236z">
              <text:p/>
            </draw:path>
            <draw:path draw:style-name="gr48" draw:text-style-name="P1" draw:layer="layout" svg:width="0.093cm" svg:height="0.33cm" svg:x="5.848cm" svg:y="7.918cm" svg:viewBox="0 0 94 331" svg:d="M0 331c31-31 63-63 94-94 0-79 0-158 0-237-31 32-63 63-94 95 0 79 0 157 0 236z">
              <text:p/>
            </draw:path>
            <draw:path draw:style-name="gr47" draw:text-style-name="P1" draw:layer="layout" svg:width="0.082cm" svg:height="0.318cm" svg:x="5.942cm" svg:y="8.072cm" svg:viewBox="0 0 83 319" svg:d="M0 319c28-32 55-63 83-95 0-75 0-149 0-224-28 28-55 55-83 83 0 79 0 157 0 236z">
              <text:p/>
            </draw:path>
            <draw:path draw:style-name="gr47" draw:text-style-name="P1" draw:layer="layout" svg:width="0.082cm" svg:height="0.318cm" svg:x="5.942cm" svg:y="8.072cm" svg:viewBox="0 0 83 319" svg:d="M0 319c28-32 55-63 83-95 0-75 0-149 0-224-28 28-55 55-83 83 0 79 0 157 0 236z">
              <text:p/>
            </draw:path>
            <draw:path draw:style-name="gr48" draw:text-style-name="P1" draw:layer="layout" svg:width="0.082cm" svg:height="0.318cm" svg:x="5.942cm" svg:y="8.072cm" svg:viewBox="0 0 83 319" svg:d="M0 319c28-32 55-63 83-95 0-75 0-149 0-224-28 28-55 55-83 83 0 79 0 157 0 236z">
              <text:p/>
            </draw:path>
            <draw:path draw:style-name="gr47" draw:text-style-name="P1" draw:layer="layout" svg:width="0.093cm" svg:height="0.317cm" svg:x="5.848cm" svg:y="8.155cm" svg:viewBox="0 0 94 318" svg:d="M0 318c31-27 63-55 94-82 0-79 0-157 0-236-31 31-63 63-94 94 0 75 0 149 0 224z">
              <text:p/>
            </draw:path>
            <draw:path draw:style-name="gr47" draw:text-style-name="P1" draw:layer="layout" svg:width="0.093cm" svg:height="0.317cm" svg:x="5.848cm" svg:y="8.155cm" svg:viewBox="0 0 94 318" svg:d="M0 318c31-27 63-55 94-82 0-79 0-157 0-236-31 31-63 63-94 94 0 75 0 149 0 224z">
              <text:p/>
            </draw:path>
            <draw:path draw:style-name="gr48" draw:text-style-name="P1" draw:layer="layout" svg:width="0.093cm" svg:height="0.317cm" svg:x="5.848cm" svg:y="8.155cm" svg:viewBox="0 0 94 318" svg:d="M0 318c31-27 63-55 94-82 0-79 0-157 0-236-31 31-63 63-94 94 0 75 0 149 0 224z">
              <text:p/>
            </draw:path>
            <draw:path draw:style-name="gr46" draw:text-style-name="P1" draw:layer="layout" svg:width="0.495cm" svg:height="0.235cm" svg:x="4.858cm" svg:y="7.777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4.858cm" svg:y="7.777cm" svg:viewBox="0 0 496 236" svg:d="M496 236c-166 0-331 0-496 0 0-79 0-157 0-236 165 0 330 0 496 0 0 79 0 157 0 236z">
              <text:p/>
            </draw:path>
            <draw:path draw:style-name="gr45" draw:text-style-name="P1" draw:layer="layout" svg:width="0.495cm" svg:height="0.235cm" svg:x="4.858cm" svg:y="7.777cm" svg:viewBox="0 0 496 236" svg:d="M496 236c-166 0-331 0-496 0 0-79 0-157 0-236 165 0 330 0 496 0 0 79 0 157 0 236z">
              <text:p/>
            </draw:path>
            <draw:path draw:style-name="gr46" draw:text-style-name="P1" draw:layer="layout" svg:width="0.494cm" svg:height="0.235cm" svg:x="4.363cm" svg:y="7.777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4.363cm" svg:y="7.777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4.363cm" svg:y="7.777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5.353cm" svg:y="7.777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5.353cm" svg:y="7.777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5.353cm" svg:y="7.777cm" svg:viewBox="0 0 495 236" svg:d="M495 236c-165 0-330 0-495 0 0-79 0-157 0-236 165 0 330 0 495 0 0 79 0 157 0 236z">
              <text:p/>
            </draw:path>
            <draw:path draw:style-name="gr49" draw:text-style-name="P1" draw:layer="layout" svg:width="0.588cm" svg:height="0.081cm" svg:x="5.353cm" svg:y="7.695cm" svg:viewBox="0 0 589 82" svg:d="M0 82c31-27 63-55 94-82 165 0 330 0 495 0-28 27-55 55-82 82-169 0-338 0-507 0z">
              <text:p/>
            </draw:path>
            <draw:path draw:style-name="gr49" draw:text-style-name="P1" draw:layer="layout" svg:width="0.588cm" svg:height="0.081cm" svg:x="5.353cm" svg:y="7.695cm" svg:viewBox="0 0 589 82" svg:d="M0 82c31-27 63-55 94-82 165 0 330 0 495 0-28 27-55 55-82 82-169 0-338 0-507 0z">
              <text:p/>
            </draw:path>
            <draw:path draw:style-name="gr50" draw:text-style-name="P1" draw:layer="layout" svg:width="0.588cm" svg:height="0.081cm" svg:x="5.353cm" svg:y="7.695cm" svg:viewBox="0 0 589 82" svg:d="M0 82c31-27 63-55 94-82 165 0 330 0 495 0-28 27-55 55-82 82-169 0-338 0-507 0z">
              <text:p/>
            </draw:path>
            <draw:path draw:style-name="gr47" draw:text-style-name="P1" draw:layer="layout" svg:width="0.093cm" svg:height="0.329cm" svg:x="5.848cm" svg:y="7.683cm" svg:viewBox="0 0 94 330" svg:d="M0 330c31-32 63-63 94-95 0-78 0-157 0-235-31 31-63 63-94 94 0 79 0 157 0 236z">
              <text:p/>
            </draw:path>
            <draw:path draw:style-name="gr47" draw:text-style-name="P1" draw:layer="layout" svg:width="0.093cm" svg:height="0.329cm" svg:x="5.848cm" svg:y="7.683cm" svg:viewBox="0 0 94 330" svg:d="M0 330c31-32 63-63 94-95 0-78 0-157 0-235-31 31-63 63-94 94 0 79 0 157 0 236z">
              <text:p/>
            </draw:path>
            <draw:path draw:style-name="gr48" draw:text-style-name="P1" draw:layer="layout" svg:width="0.093cm" svg:height="0.329cm" svg:x="5.848cm" svg:y="7.683cm" svg:viewBox="0 0 94 330" svg:d="M0 330c31-32 63-63 94-95 0-78 0-157 0-235-31 31-63 63-94 94 0 79 0 157 0 236z">
              <text:p/>
            </draw:path>
          </draw:g>
          <draw:g>
            <draw:path draw:style-name="gr51" draw:text-style-name="P1" draw:layer="layout" svg:width="0.754cm" svg:height="0.297cm" svg:x="4.132cm" svg:y="5.591cm" svg:viewBox="0 0 755 298" svg:d="M300 0c-100 99-200 199-300 298 152 0 304 0 456 0 99-99 199-199 299-298-152 0-304 0-455 0z">
              <text:p/>
            </draw:path>
            <draw:path draw:style-name="gr51" draw:text-style-name="P1" draw:layer="layout" svg:width="0.754cm" svg:height="0.297cm" svg:x="4.132cm" svg:y="5.591cm" svg:viewBox="0 0 755 298" svg:d="M300 0c-100 99-200 199-300 298 152 0 304 0 456 0 99-99 199-199 299-298-152 0-304 0-455 0z">
              <text:p/>
            </draw:path>
            <draw:path draw:style-name="gr52" draw:text-style-name="P1" draw:layer="layout" svg:width="0.754cm" svg:height="0.297cm" svg:x="4.132cm" svg:y="5.591cm" svg:viewBox="0 0 755 298" svg:d="M300 0c-100 99-200 199-300 298 152 0 304 0 456 0 99-99 199-199 299-298-152 0-304 0-455 0z">
              <text:p/>
            </draw:path>
            <draw:path draw:style-name="gr53" draw:text-style-name="P1" draw:layer="layout" svg:width="0.298cm" svg:height="1.176cm" svg:x="5.485cm" svg:y="4.995cm" svg:viewBox="0 0 299 1177" svg:d="M0 298c100-99 199-199 299-298 0 283 0 567 0 850-100 109-199 218-299 327 0-293 0-586 0-879z">
              <text:p/>
            </draw:path>
            <draw:path draw:style-name="gr53" draw:text-style-name="P1" draw:layer="layout" svg:width="0.298cm" svg:height="1.176cm" svg:x="5.485cm" svg:y="4.995cm" svg:viewBox="0 0 299 1177" svg:d="M0 298c100-99 199-199 299-298 0 283 0 567 0 850-100 109-199 218-299 327 0-293 0-586 0-879z">
              <text:p/>
            </draw:path>
            <draw:path draw:style-name="gr54" draw:text-style-name="P1" draw:layer="layout" svg:width="0.298cm" svg:height="1.176cm" svg:x="5.485cm" svg:y="4.995cm" svg:viewBox="0 0 299 1177" svg:d="M0 298c100-99 199-199 299-298 0 283 0 567 0 850-100 109-199 218-299 327 0-293 0-586 0-879z">
              <text:p/>
            </draw:path>
            <draw:path draw:style-name="gr55" draw:text-style-name="P1" draw:layer="layout" svg:width="0.754cm" svg:height="0.297cm" svg:x="5.485cm" svg:y="5.321cm" svg:viewBox="0 0 755 298" svg:d="M285 0c-95 99-190 199-285 298 157 0 313 0 470 0 95-99 190-199 285-298-157 0-314 0-470 0z">
              <text:p/>
            </draw:path>
            <draw:path draw:style-name="gr55" draw:text-style-name="P1" draw:layer="layout" svg:width="0.754cm" svg:height="0.297cm" svg:x="5.485cm" svg:y="5.321cm" svg:viewBox="0 0 755 298" svg:d="M285 0c-95 99-190 199-285 298 157 0 313 0 470 0 95-99 190-199 285-298-157 0-314 0-470 0z">
              <text:p/>
            </draw:path>
            <draw:path draw:style-name="gr52" draw:text-style-name="P1" draw:layer="layout" svg:width="0.754cm" svg:height="0.297cm" svg:x="5.485cm" svg:y="5.321cm" svg:viewBox="0 0 755 298" svg:d="M285 0c-95 99-190 199-285 298 157 0 313 0 470 0 95-99 190-199 285-298-157 0-314 0-470 0z">
              <text:p/>
            </draw:path>
            <draw:path draw:style-name="gr53" draw:text-style-name="P1" draw:layer="layout" svg:width="0.299cm" svg:height="1.332cm" svg:x="5.955cm" svg:y="5.321cm" svg:viewBox="0 0 300 1333" svg:d="M0 298c100-99 200-199 300-298 0 340 0 681 0 1021-100 104-200 208-300 312 0-345 0-690 0-1035z">
              <text:p/>
            </draw:path>
            <draw:path draw:style-name="gr53" draw:text-style-name="P1" draw:layer="layout" svg:width="0.299cm" svg:height="1.332cm" svg:x="5.955cm" svg:y="5.321cm" svg:viewBox="0 0 300 1333" svg:d="M0 298c100-99 200-199 300-298 0 340 0 681 0 1021-100 104-200 208-300 312 0-345 0-690 0-1035z">
              <text:p/>
            </draw:path>
            <draw:path draw:style-name="gr54" draw:text-style-name="P1" draw:layer="layout" svg:width="0.299cm" svg:height="1.332cm" svg:x="5.955cm" svg:y="5.321cm" svg:viewBox="0 0 300 1333" svg:d="M0 298c100-99 200-199 300-298 0 340 0 681 0 1021-100 104-200 208-300 312 0-345 0-690 0-1035z">
              <text:p/>
            </draw:path>
            <draw:path draw:style-name="gr55" draw:text-style-name="P1" draw:layer="layout" svg:width="1.181cm" svg:height="0.297cm" svg:x="4.602cm" svg:y="4.981cm" svg:viewBox="0 0 1182 298" svg:d="M300 0c-100 99-200 199-300 298 295 0 589 0 884 0 99-99 199-199 298-298-294 0-588 0-882 0z">
              <text:p/>
            </draw:path>
            <draw:path draw:style-name="gr55" draw:text-style-name="P1" draw:layer="layout" svg:width="1.181cm" svg:height="0.297cm" svg:x="4.602cm" svg:y="4.981cm" svg:viewBox="0 0 1182 298" svg:d="M300 0c-100 99-200 199-300 298 295 0 589 0 884 0 99-99 199-199 298-298-294 0-588 0-882 0z">
              <text:p/>
            </draw:path>
            <draw:path draw:style-name="gr52" draw:text-style-name="P1" draw:layer="layout" svg:width="1.181cm" svg:height="0.297cm" svg:x="4.602cm" svg:y="4.981cm" svg:viewBox="0 0 1182 298" svg:d="M300 0c-100 99-200 199-300 298 295 0 589 0 884 0 99-99 199-199 298-298-294 0-588 0-882 0z">
              <text:p/>
            </draw:path>
            <draw:path draw:style-name="gr56" draw:text-style-name="P1" draw:layer="layout" svg:width="1.822cm" svg:height="1.374cm" svg:x="4.132cm" svg:y="5.279cm" svg:viewBox="0 0 1823 1375" svg:d="M0 1375c0-255 0-510 0-765 157 0 313 0 470 0 0-204 0-407 0-610 294 0 589 0 883 0 0 113 0 227 0 340 157 0 314 0 470 0 0 345 0 690 0 1035-608 0-1215 0-1823 0z">
              <text:p/>
            </draw:path>
            <draw:path draw:style-name="gr56" draw:text-style-name="P1" draw:layer="layout" svg:width="1.822cm" svg:height="1.374cm" svg:x="4.132cm" svg:y="5.279cm" svg:viewBox="0 0 1823 1375" svg:d="M0 1375c0-255 0-510 0-765 157 0 313 0 470 0 0-204 0-407 0-610 294 0 589 0 883 0 0 113 0 227 0 340 157 0 314 0 470 0 0 345 0 690 0 1035-608 0-1215 0-1823 0z">
              <text:p/>
            </draw:path>
            <draw:path draw:style-name="gr57" draw:text-style-name="P1" draw:layer="layout" svg:width="1.822cm" svg:height="1.374cm" svg:x="4.132cm" svg:y="5.279cm" svg:viewBox="0 0 1823 1375" svg:d="M0 1375c0-255 0-510 0-765 157 0 313 0 470 0 0-204 0-407 0-610 294 0 589 0 883 0 0 113 0 227 0 340 157 0 314 0 470 0 0 345 0 690 0 1035-608 0-1215 0-1823 0z">
              <text:p/>
            </draw:path>
            <draw:path draw:style-name="gr58" draw:text-style-name="P1" draw:layer="layout" svg:width="0.75cm" svg:height="0cm" draw:transform="rotate (1.5707963267949) translate (4.60178016838167cm 6.65300888625592cm)" svg:viewBox="0 0 751 0" svg:d="M0 0c250 0 500 0 751 0">
              <text:p/>
            </draw:path>
            <draw:path draw:style-name="gr58" draw:text-style-name="P1" draw:layer="layout" svg:width="1.005cm" svg:height="0cm" draw:transform="rotate (1.5707963267949) translate (5.48536669784846cm 6.63901718009479cm)" svg:viewBox="0 0 1006 0" svg:d="M0 0c335 0 671 0 1006 0">
              <text:p/>
            </draw:path>
          </draw:g>
          <draw:g>
            <draw:path draw:style-name="gr3" draw:text-style-name="P1" draw:layer="layout" svg:width="1.668cm" svg:height="0.425cm" svg:x="4.1cm" svg:y="11.1cm" svg:viewBox="0 0 1669 426" svg:d="M0 0c0 142 0 284 0 426 556 0 1113 0 1669 0 0-142 0-284 0-426-556 0-1113 0-1669 0z">
              <text:p/>
            </draw:path>
            <draw:path draw:style-name="gr3" draw:text-style-name="P1" draw:layer="layout" svg:width="1.668cm" svg:height="0.425cm" svg:x="4.1cm" svg:y="11.1cm" svg:viewBox="0 0 1669 426" svg:d="M0 0c0 142 0 284 0 426 556 0 1113 0 1669 0 0-142 0-284 0-426-556 0-1113 0-1669 0z">
              <text:p/>
            </draw:path>
            <draw:path draw:style-name="gr59" draw:text-style-name="P1" draw:layer="layout" svg:width="1.668cm" svg:height="0.425cm" svg:x="4.1cm" svg:y="11.1cm" svg:viewBox="0 0 1669 426" svg:d="M0 0c0 142 0 284 0 426 556 0 1113 0 1669 0 0-142 0-284 0-426-556 0-1113 0-1669 0z">
              <text:p/>
            </draw:path>
            <draw:path draw:style-name="gr10" draw:text-style-name="P1" draw:layer="layout" svg:width="0.515cm" svg:height="0.925cm" svg:x="5.769cm" svg:y="10.6cm" svg:viewBox="0 0 516 926" svg:d="M0 500c172-166 344-333 516-500 0 142 0 284 0 426-172 166-344 333-516 500 0-142 0-284 0-426z">
              <text:p/>
            </draw:path>
            <draw:path draw:style-name="gr10" draw:text-style-name="P1" draw:layer="layout" svg:width="0.515cm" svg:height="0.925cm" svg:x="5.769cm" svg:y="10.6cm" svg:viewBox="0 0 516 926" svg:d="M0 500c172-166 344-333 516-500 0 142 0 284 0 426-172 166-344 333-516 500 0-142 0-284 0-426z">
              <text:p/>
            </draw:path>
            <draw:path draw:style-name="gr60" draw:text-style-name="P1" draw:layer="layout" svg:width="0.515cm" svg:height="0.925cm" svg:x="5.769cm" svg:y="10.6cm" svg:viewBox="0 0 516 926" svg:d="M0 500c172-166 344-333 516-500 0 142 0 284 0 426-172 166-344 333-516 500 0-142 0-284 0-426z">
              <text:p/>
            </draw:path>
            <draw:path draw:style-name="gr5" draw:text-style-name="P1" draw:layer="layout" svg:width="2.184cm" svg:height="0.499cm" svg:x="4.1cm" svg:y="10.6cm" svg:viewBox="0 0 2185 500" svg:d="M1669 500c172-166 344-333 516-500-556 0-1113 0-1669 0-172 167-344 334-516 500 556 0 1113 0 1669 0z">
              <text:p/>
            </draw:path>
            <draw:path draw:style-name="gr5" draw:text-style-name="P1" draw:layer="layout" svg:width="2.184cm" svg:height="0.499cm" svg:x="4.1cm" svg:y="10.6cm" svg:viewBox="0 0 2185 500" svg:d="M1669 500c172-166 344-333 516-500-556 0-1113 0-1669 0-172 167-344 334-516 500 556 0 1113 0 1669 0z">
              <text:p/>
            </draw:path>
            <draw:path draw:style-name="gr61" draw:text-style-name="P1" draw:layer="layout" svg:width="2.184cm" svg:height="0.499cm" svg:x="4.1cm" svg:y="10.6cm" svg:viewBox="0 0 2185 500" svg:d="M1669 500c172-166 344-333 516-500-556 0-1113 0-1669 0-172 167-344 334-516 500 556 0 1113 0 1669 0z">
              <text:p/>
            </draw:path>
            <draw:path draw:style-name="gr62" draw:text-style-name="P1" draw:layer="layout" svg:width="1.44cm" svg:height="0.196cm" svg:x="4.51cm" svg:y="10.737cm" svg:viewBox="0 0 1441 197" svg:d="M319 61c20-20 41-41 61-61-127 25-253 51-380 76 66 40 131 81 197 121 20-26 41-51 61-76 283 0 566 0 849 0-20 25-40 50-60 76 131-31 263-61 394-91-71-35-142-71-213-106-20 20-40 41-61 61-282 0-565 0-848 0z">
              <text:p/>
            </draw:path>
            <draw:path draw:style-name="gr62" draw:text-style-name="P1" draw:layer="layout" svg:width="1.44cm" svg:height="0.196cm" svg:x="4.51cm" svg:y="10.737cm" svg:viewBox="0 0 1441 197" svg:d="M319 61c20-20 41-41 61-61-127 25-253 51-380 76 66 40 131 81 197 121 20-26 41-51 61-76 283 0 566 0 849 0-20 25-40 50-60 76 131-31 263-61 394-91-71-35-142-71-213-106-20 20-40 41-61 61-282 0-565 0-848 0z">
              <text:p/>
            </draw:path>
            <draw:path draw:style-name="gr63" draw:text-style-name="P1" draw:layer="layout" svg:width="1.44cm" svg:height="0.196cm" svg:x="4.525cm" svg:y="10.752cm" svg:viewBox="0 0 1441 197" svg:d="M319 61c20-20 40-41 60-61-126 25-253 51-379 76 66 40 132 81 198 121 20-26 40-51 60-76 283 0 566 0 849 0-20 25-40 50-60 76 131-31 263-61 394-91-70-35-141-71-212-106-20 20-40 41-61 61-283 0-566 0-849 0z">
              <text:p/>
            </draw:path>
            <draw:path draw:style-name="gr63" draw:text-style-name="P1" draw:layer="layout" svg:width="1.44cm" svg:height="0.196cm" svg:x="4.525cm" svg:y="10.752cm" svg:viewBox="0 0 1441 197" svg:d="M319 61c20-20 40-41 60-61-126 25-253 51-379 76 66 40 132 81 198 121 20-26 40-51 60-76 283 0 566 0 849 0-20 25-40 50-60 76 131-31 263-61 394-91-70-35-141-71-212-106-20 20-40 41-61 61-283 0-566 0-849 0z">
              <text:p/>
            </draw:path>
            <draw:path draw:style-name="gr62" draw:text-style-name="P1" draw:layer="layout" svg:width="0.106cm" svg:height="0.105cm" svg:x="4.282cm" svg:y="11.359cm" svg:viewBox="0 0 107 106" svg:d="M0 0c36 0 71 0 107 0 0 35 0 71 0 106-36 0-71 0-107 0 0-35 0-71 0-106z">
              <text:p/>
            </draw:path>
            <draw:path draw:style-name="gr62" draw:text-style-name="P1" draw:layer="layout" svg:width="0.105cm" svg:height="0.105cm" svg:x="4.434cm" svg:y="11.359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4.586cm" svg:y="11.359cm" svg:viewBox="0 0 106 106" svg:d="M0 0c35 0 71 0 106 0 0 35 0 71 0 106-35 0-71 0-106 0 0-35 0-71 0-106z">
              <text:p/>
            </draw:path>
            <draw:path draw:style-name="gr62" draw:text-style-name="P1" draw:layer="layout" svg:width="0.106cm" svg:height="0.105cm" svg:x="4.737cm" svg:y="11.359cm" svg:viewBox="0 0 107 106" svg:d="M0 0c36 0 71 0 107 0 0 35 0 71 0 106-36 0-71 0-107 0 0-35 0-71 0-106z">
              <text:p/>
            </draw:path>
            <draw:path draw:style-name="gr62" draw:text-style-name="P1" draw:layer="layout" svg:width="0.105cm" svg:height="0.105cm" svg:x="4.89cm" svg:y="11.359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5.041cm" svg:y="11.359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5.193cm" svg:y="11.359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5.344cm" svg:y="11.359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5.496cm" svg:y="11.359cm" svg:viewBox="0 0 106 106" svg:d="M0 0c35 0 71 0 106 0 0 35 0 71 0 106-35 0-71 0-106 0 0-35 0-71 0-106z">
              <text:p/>
            </draw:path>
            <draw:path draw:style-name="gr63" draw:text-style-name="P1" draw:layer="layout" svg:width="0.106cm" svg:height="0.105cm" svg:x="4.297cm" svg:y="11.374cm" svg:viewBox="0 0 107 106" svg:d="M0 0c36 0 71 0 107 0 0 35 0 71 0 106-36 0-71 0-107 0 0-35 0-71 0-106z">
              <text:p/>
            </draw:path>
            <draw:path draw:style-name="gr63" draw:text-style-name="P1" draw:layer="layout" svg:width="0.106cm" svg:height="0.105cm" svg:x="4.449cm" svg:y="11.374cm" svg:viewBox="0 0 107 106" svg:d="M0 0c36 0 71 0 107 0 0 35 0 71 0 106-36 0-71 0-107 0 0-35 0-71 0-106z">
              <text:p/>
            </draw:path>
            <draw:path draw:style-name="gr63" draw:text-style-name="P1" draw:layer="layout" svg:width="0.105cm" svg:height="0.105cm" svg:x="4.601cm" svg:y="11.374cm" svg:viewBox="0 0 106 106" svg:d="M0 0c35 0 71 0 106 0 0 35 0 71 0 106-35 0-71 0-106 0 0-35 0-71 0-106z">
              <text:p/>
            </draw:path>
            <draw:path draw:style-name="gr63" draw:text-style-name="P1" draw:layer="layout" svg:width="0.105cm" svg:height="0.105cm" svg:x="4.753cm" svg:y="11.374cm" svg:viewBox="0 0 106 106" svg:d="M0 0c35 0 71 0 106 0 0 35 0 71 0 106-35 0-71 0-106 0 0-35 0-71 0-106z">
              <text:p/>
            </draw:path>
            <draw:path draw:style-name="gr63" draw:text-style-name="P1" draw:layer="layout" svg:width="0.106cm" svg:height="0.105cm" svg:x="4.904cm" svg:y="11.374cm" svg:viewBox="0 0 107 106" svg:d="M0 0c36 0 71 0 107 0 0 35 0 71 0 106-36 0-71 0-107 0 0-35 0-71 0-106z">
              <text:p/>
            </draw:path>
            <draw:path draw:style-name="gr63" draw:text-style-name="P1" draw:layer="layout" svg:width="0.106cm" svg:height="0.105cm" svg:x="5.056cm" svg:y="11.374cm" svg:viewBox="0 0 107 106" svg:d="M0 0c36 0 71 0 107 0 0 35 0 71 0 106-36 0-71 0-107 0 0-35 0-71 0-106z">
              <text:p/>
            </draw:path>
            <draw:path draw:style-name="gr63" draw:text-style-name="P1" draw:layer="layout" svg:width="0.105cm" svg:height="0.105cm" svg:x="5.207cm" svg:y="11.374cm" svg:viewBox="0 0 106 106" svg:d="M0 0c35 0 71 0 106 0 0 35 0 71 0 106-35 0-71 0-106 0 0-35 0-71 0-106z">
              <text:p/>
            </draw:path>
            <draw:path draw:style-name="gr63" draw:text-style-name="P1" draw:layer="layout" svg:width="0.105cm" svg:height="0.105cm" svg:x="5.359cm" svg:y="11.374cm" svg:viewBox="0 0 106 106" svg:d="M0 0c35 0 71 0 106 0 0 35 0 71 0 106-35 0-71 0-106 0 0-35 0-71 0-106z">
              <text:p/>
            </draw:path>
            <draw:path draw:style-name="gr63" draw:text-style-name="P1" draw:layer="layout" svg:width="0.106cm" svg:height="0.105cm" svg:x="5.51cm" svg:y="11.374cm" svg:viewBox="0 0 107 106" svg:d="M0 0c36 0 71 0 107 0 0 35 0 71 0 106-36 0-71 0-107 0 0-35 0-71 0-106z">
              <text:p/>
            </draw:path>
          </draw:g>
          <draw:g>
            <draw:path draw:style-name="gr3" draw:text-style-name="P1" draw:layer="layout" svg:width="0.941cm" svg:height="1.594cm" svg:x="6.532cm" svg:y="12.78cm" svg:viewBox="0 0 942 1595" svg:d="M0 0c0 532 0 1063 0 1595 314 0 628 0 942 0 0-532 0-1063 0-1595-314 0-628 0-942 0z">
              <text:p/>
            </draw:path>
            <draw:path draw:style-name="gr3" draw:text-style-name="P1" draw:layer="layout" svg:width="0.941cm" svg:height="1.594cm" svg:x="6.532cm" svg:y="12.78cm" svg:viewBox="0 0 942 1595" svg:d="M0 0c0 532 0 1063 0 1595 314 0 628 0 942 0 0-532 0-1063 0-1595-314 0-628 0-942 0z">
              <text:p/>
            </draw:path>
            <draw:path draw:style-name="gr4" draw:text-style-name="P1" draw:layer="layout" svg:width="0.941cm" svg:height="1.594cm" svg:x="6.532cm" svg:y="12.78cm" svg:viewBox="0 0 942 1595" svg:d="M0 0c0 532 0 1063 0 1595 314 0 628 0 942 0 0-532 0-1063 0-1595-314 0-628 0-942 0z">
              <text:p/>
            </draw:path>
            <draw:path draw:style-name="gr5" draw:text-style-name="P1" draw:layer="layout" svg:width="1.07cm" svg:height="0.127cm" svg:x="6.532cm" svg:y="12.652cm" svg:viewBox="0 0 1071 128" svg:d="M0 128c43-43 85-85 128-128 314 0 629 0 943 0-43 43-86 85-129 128-314 0-628 0-942 0z">
              <text:p/>
            </draw:path>
            <draw:path draw:style-name="gr5" draw:text-style-name="P1" draw:layer="layout" svg:width="1.07cm" svg:height="0.127cm" svg:x="6.532cm" svg:y="12.652cm" svg:viewBox="0 0 1071 128" svg:d="M0 128c43-43 85-85 128-128 314 0 629 0 943 0-43 43-86 85-129 128-314 0-628 0-942 0z">
              <text:p/>
            </draw:path>
            <draw:path draw:style-name="gr6" draw:text-style-name="P1" draw:layer="layout" svg:width="1.07cm" svg:height="0.127cm" svg:x="6.532cm" svg:y="12.652cm" svg:viewBox="0 0 1071 128" svg:d="M0 128c43-43 85-85 128-128 314 0 629 0 943 0-43 43-86 85-129 128-314 0-628 0-942 0z">
              <text:p/>
            </draw:path>
            <draw:path draw:style-name="gr7" draw:text-style-name="P1" draw:layer="layout" svg:width="0.429cm" svg:height="0.208cm" svg:x="6.591cm" svg:y="12.874cm" svg:viewBox="0 0 430 209" svg:d="M0 209c0-70 0-139 0-209 143 0 287 0 430 0 0 70 0 139 0 209-143 0-287 0-430 0z">
              <text:p/>
            </draw:path>
            <draw:path draw:style-name="gr8" draw:text-style-name="P1" draw:layer="layout" svg:width="0.429cm" svg:height="0.208cm" svg:x="6.591cm" svg:y="12.874cm" svg:viewBox="0 0 430 209" svg:d="M0 0c143 0 287 0 430 0 0 70 0 139 0 209-143 0-287 0-430 0 0-70 0-139 0-209z">
              <text:p/>
            </draw:path>
            <draw:path draw:style-name="gr9" draw:text-style-name="P1" draw:layer="layout" svg:width="0.279cm" svg:height="0cm" svg:x="6.66cm" svg:y="12.978cm" svg:viewBox="0 0 280 0" svg:d="M0 0c93 0 187 0 280 0">
              <text:p/>
            </draw:path>
            <draw:path draw:style-name="gr10" draw:text-style-name="P1" draw:layer="layout" svg:width="0.127cm" svg:height="1.722cm" svg:x="7.474cm" svg:y="12.652cm" svg:viewBox="0 0 128 1723" svg:d="M0 1723c43-43 85-85 128-128 0-532 0-1063 0-1595-43 43-85 85-128 128 0 532 0 1063 0 1595z">
              <text:p/>
            </draw:path>
            <draw:path draw:style-name="gr10" draw:text-style-name="P1" draw:layer="layout" svg:width="0.127cm" svg:height="1.722cm" svg:x="7.474cm" svg:y="12.652cm" svg:viewBox="0 0 128 1723" svg:d="M0 1723c43-43 85-85 128-128 0-532 0-1063 0-1595-43 43-85 85-128 128 0 532 0 1063 0 1595z">
              <text:p/>
            </draw:path>
            <draw:path draw:style-name="gr11" draw:text-style-name="P1" draw:layer="layout" svg:width="0.127cm" svg:height="1.722cm" svg:x="7.474cm" svg:y="12.652cm" svg:viewBox="0 0 128 1723" svg:d="M0 1723c43-43 85-85 128-128 0-532 0-1063 0-1595-43 43-85 85-128 128 0 532 0 1063 0 1595z">
              <text:p/>
            </draw:path>
            <draw:path draw:style-name="gr9" draw:text-style-name="P1" draw:layer="layout" svg:width="0.907cm" svg:height="0cm" svg:x="6.555cm" svg:y="14.27cm" svg:viewBox="0 0 908 0" svg:d="M0 0c303 0 605 0 908 0">
              <text:p/>
            </draw:path>
            <draw:path draw:style-name="gr9" draw:text-style-name="P1" draw:layer="layout" svg:width="0.907cm" svg:height="0cm" svg:x="6.555cm" svg:y="13.421cm" svg:viewBox="0 0 908 0" svg:d="M0 0c303 0 605 0 908 0">
              <text:p/>
            </draw:path>
            <draw:path draw:style-name="gr12" draw:text-style-name="P1" draw:layer="layout" svg:width="0.918cm" svg:height="0cm" svg:x="6.544cm" svg:y="14.259cm" svg:viewBox="0 0 919 0" svg:d="M0 0c306 0 613 0 919 0">
              <text:p/>
            </draw:path>
            <draw:path draw:style-name="gr12" draw:text-style-name="P1" draw:layer="layout" svg:width="0.918cm" svg:height="0cm" svg:x="6.544cm" svg:y="13.409cm" svg:viewBox="0 0 919 0" svg:d="M0 0c306 0 613 0 919 0">
              <text:p/>
            </draw:path>
            <draw:path draw:style-name="gr13" draw:text-style-name="P1" draw:layer="layout" svg:width="0.418cm" svg:height="0.197cm" svg:x="6.591cm" svg:y="12.874cm" svg:viewBox="0 0 419 198" svg:d="M0 198c0-66 0-132 0-198 140 0 279 0 419 0">
              <text:p/>
            </draw:path>
          </draw:g>
          <draw:g>
            <draw:path draw:style-name="gr22" draw:text-style-name="P1" draw:layer="layout" svg:width="0.629cm" svg:height="0.9cm" svg:x="16.586cm" svg:y="17.699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6.586cm" svg:y="17.699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6.586cm" svg:y="17.515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6.586cm" svg:y="17.515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7.216cm" svg:y="17.515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7.216cm" svg:y="17.515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6.598cm" svg:y="17.947cm" svg:viewBox="0 0 608 0" svg:d="M0 0c203 0 405 0 608 0">
              <text:p/>
            </draw:path>
            <draw:path draw:style-name="gr29" draw:text-style-name="P1" draw:layer="layout" svg:width="0.615cm" svg:height="0cm" svg:x="16.593cm" svg:y="17.942cm" svg:viewBox="0 0 616 0" svg:d="M0 0c205 0 411 0 616 0">
              <text:p/>
            </draw:path>
            <draw:path draw:style-name="gr28" draw:text-style-name="P1" draw:layer="layout" svg:width="0.606cm" svg:height="0cm" svg:x="16.598cm" svg:y="18.242cm" svg:viewBox="0 0 607 0" svg:d="M0 0c202 0 405 0 607 0">
              <text:p/>
            </draw:path>
            <draw:path draw:style-name="gr29" draw:text-style-name="P1" draw:layer="layout" svg:width="0.615cm" svg:height="0cm" svg:x="16.593cm" svg:y="18.237cm" svg:viewBox="0 0 616 0" svg:d="M0 0c205 0 411 0 616 0">
              <text:p/>
            </draw:path>
            <draw:path draw:style-name="gr28" draw:text-style-name="P1" draw:layer="layout" svg:width="0.178cm" svg:height="0cm" svg:x="16.809cm" svg:y="18.119cm" svg:viewBox="0 0 179 0" svg:d="M0 0c60 0 119 0 179 0">
              <text:p/>
            </draw:path>
            <draw:path draw:style-name="gr28" draw:text-style-name="P1" draw:layer="layout" svg:width="0.178cm" svg:height="0cm" svg:x="16.809cm" svg:y="18.065cm" svg:viewBox="0 0 179 0" svg:d="M0 0c60 0 119 0 179 0">
              <text:p/>
            </draw:path>
            <draw:path draw:style-name="gr30" draw:text-style-name="P1" draw:layer="layout" svg:width="0.314cm" svg:height="0.171cm" svg:x="16.739cm" svg:y="18.009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6.739cm" svg:y="18.009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6.896cm" svg:y="18.117cm" svg:viewBox="0 0 0 0" draw:points="0,0">
              <text:p/>
            </draw:polygon>
            <draw:path draw:style-name="gr29" draw:text-style-name="P1" draw:layer="layout" svg:width="0.178cm" svg:height="0cm" svg:x="16.803cm" svg:y="18.112cm" svg:viewBox="0 0 179 0" svg:d="M0 0c60 0 119 0 179 0">
              <text:p/>
            </draw:path>
            <draw:path draw:style-name="gr29" draw:text-style-name="P1" draw:layer="layout" svg:width="0.178cm" svg:height="0cm" svg:x="16.803cm" svg:y="18.058cm" svg:viewBox="0 0 179 0" svg:d="M0 0c60 0 119 0 179 0">
              <text:p/>
            </draw:path>
            <draw:path draw:style-name="gr32" draw:text-style-name="P1" draw:layer="layout" svg:width="0.314cm" svg:height="0.171cm" svg:x="16.732cm" svg:y="18.003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6.732cm" svg:y="18.003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6.89cm" svg:y="18.111cm" svg:viewBox="0 0 0 0" draw:points="0,0">
              <text:p/>
            </draw:polygon>
          </draw:g>
          <draw:g>
            <draw:path draw:style-name="gr22" draw:text-style-name="P1" draw:layer="layout" svg:width="0.629cm" svg:height="0.9cm" svg:x="17.8cm" svg:y="16.584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7.8cm" svg:y="16.584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7.8cm" svg:y="16.4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7.8cm" svg:y="16.4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8.43cm" svg:y="16.4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8.43cm" svg:y="16.4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7.812cm" svg:y="16.832cm" svg:viewBox="0 0 608 0" svg:d="M0 0c203 0 405 0 608 0">
              <text:p/>
            </draw:path>
            <draw:path draw:style-name="gr29" draw:text-style-name="P1" draw:layer="layout" svg:width="0.615cm" svg:height="0cm" svg:x="17.807cm" svg:y="16.827cm" svg:viewBox="0 0 616 0" svg:d="M0 0c205 0 411 0 616 0">
              <text:p/>
            </draw:path>
            <draw:path draw:style-name="gr28" draw:text-style-name="P1" draw:layer="layout" svg:width="0.606cm" svg:height="0cm" svg:x="17.812cm" svg:y="17.127cm" svg:viewBox="0 0 607 0" svg:d="M0 0c202 0 405 0 607 0">
              <text:p/>
            </draw:path>
            <draw:path draw:style-name="gr29" draw:text-style-name="P1" draw:layer="layout" svg:width="0.615cm" svg:height="0cm" svg:x="17.807cm" svg:y="17.122cm" svg:viewBox="0 0 616 0" svg:d="M0 0c205 0 411 0 616 0">
              <text:p/>
            </draw:path>
            <draw:path draw:style-name="gr28" draw:text-style-name="P1" draw:layer="layout" svg:width="0.178cm" svg:height="0cm" svg:x="18.023cm" svg:y="17.004cm" svg:viewBox="0 0 179 0" svg:d="M0 0c60 0 119 0 179 0">
              <text:p/>
            </draw:path>
            <draw:path draw:style-name="gr28" draw:text-style-name="P1" draw:layer="layout" svg:width="0.178cm" svg:height="0cm" svg:x="18.023cm" svg:y="16.95cm" svg:viewBox="0 0 179 0" svg:d="M0 0c60 0 119 0 179 0">
              <text:p/>
            </draw:path>
            <draw:path draw:style-name="gr30" draw:text-style-name="P1" draw:layer="layout" svg:width="0.314cm" svg:height="0.171cm" svg:x="17.953cm" svg:y="16.894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7.953cm" svg:y="16.894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8.11cm" svg:y="17.002cm" svg:viewBox="0 0 0 0" draw:points="0,0">
              <text:p/>
            </draw:polygon>
            <draw:path draw:style-name="gr29" draw:text-style-name="P1" draw:layer="layout" svg:width="0.178cm" svg:height="0cm" svg:x="18.017cm" svg:y="16.997cm" svg:viewBox="0 0 179 0" svg:d="M0 0c60 0 119 0 179 0">
              <text:p/>
            </draw:path>
            <draw:path draw:style-name="gr29" draw:text-style-name="P1" draw:layer="layout" svg:width="0.178cm" svg:height="0cm" svg:x="18.017cm" svg:y="16.943cm" svg:viewBox="0 0 179 0" svg:d="M0 0c60 0 119 0 179 0">
              <text:p/>
            </draw:path>
            <draw:path draw:style-name="gr32" draw:text-style-name="P1" draw:layer="layout" svg:width="0.314cm" svg:height="0.171cm" svg:x="17.946cm" svg:y="16.888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7.946cm" svg:y="16.888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8.104cm" svg:y="16.996cm" svg:viewBox="0 0 0 0" draw:points="0,0">
              <text:p/>
            </draw:polygon>
          </draw:g>
          <draw:g>
            <draw:path draw:style-name="gr3" draw:text-style-name="P1" draw:layer="layout" svg:width="0.941cm" svg:height="1.594cm" svg:x="6.527cm" svg:y="17.18cm" svg:viewBox="0 0 942 1595" svg:d="M0 0c0 532 0 1063 0 1595 314 0 628 0 942 0 0-532 0-1063 0-1595-314 0-628 0-942 0z">
              <text:p/>
            </draw:path>
            <draw:path draw:style-name="gr3" draw:text-style-name="P1" draw:layer="layout" svg:width="0.941cm" svg:height="1.594cm" svg:x="6.527cm" svg:y="17.18cm" svg:viewBox="0 0 942 1595" svg:d="M0 0c0 532 0 1063 0 1595 314 0 628 0 942 0 0-532 0-1063 0-1595-314 0-628 0-942 0z">
              <text:p/>
            </draw:path>
            <draw:path draw:style-name="gr4" draw:text-style-name="P1" draw:layer="layout" svg:width="0.941cm" svg:height="1.594cm" svg:x="6.527cm" svg:y="17.18cm" svg:viewBox="0 0 942 1595" svg:d="M0 0c0 532 0 1063 0 1595 314 0 628 0 942 0 0-532 0-1063 0-1595-314 0-628 0-942 0z">
              <text:p/>
            </draw:path>
            <draw:path draw:style-name="gr5" draw:text-style-name="P1" draw:layer="layout" svg:width="1.07cm" svg:height="0.127cm" svg:x="6.527cm" svg:y="17.052cm" svg:viewBox="0 0 1071 128" svg:d="M0 128c43-43 85-85 128-128 314 0 629 0 943 0-43 43-86 85-129 128-314 0-628 0-942 0z">
              <text:p/>
            </draw:path>
            <draw:path draw:style-name="gr5" draw:text-style-name="P1" draw:layer="layout" svg:width="1.07cm" svg:height="0.127cm" svg:x="6.527cm" svg:y="17.052cm" svg:viewBox="0 0 1071 128" svg:d="M0 128c43-43 85-85 128-128 314 0 629 0 943 0-43 43-86 85-129 128-314 0-628 0-942 0z">
              <text:p/>
            </draw:path>
            <draw:path draw:style-name="gr6" draw:text-style-name="P1" draw:layer="layout" svg:width="1.07cm" svg:height="0.127cm" svg:x="6.527cm" svg:y="17.052cm" svg:viewBox="0 0 1071 128" svg:d="M0 128c43-43 85-85 128-128 314 0 629 0 943 0-43 43-86 85-129 128-314 0-628 0-942 0z">
              <text:p/>
            </draw:path>
            <draw:path draw:style-name="gr7" draw:text-style-name="P1" draw:layer="layout" svg:width="0.429cm" svg:height="0.208cm" svg:x="6.586cm" svg:y="17.274cm" svg:viewBox="0 0 430 209" svg:d="M0 209c0-70 0-139 0-209 143 0 287 0 430 0 0 70 0 139 0 209-143 0-287 0-430 0z">
              <text:p/>
            </draw:path>
            <draw:path draw:style-name="gr8" draw:text-style-name="P1" draw:layer="layout" svg:width="0.429cm" svg:height="0.208cm" svg:x="6.586cm" svg:y="17.274cm" svg:viewBox="0 0 430 209" svg:d="M0 0c143 0 287 0 430 0 0 70 0 139 0 209-143 0-287 0-430 0 0-70 0-139 0-209z">
              <text:p/>
            </draw:path>
            <draw:path draw:style-name="gr9" draw:text-style-name="P1" draw:layer="layout" svg:width="0.279cm" svg:height="0cm" svg:x="6.655cm" svg:y="17.378cm" svg:viewBox="0 0 280 0" svg:d="M0 0c93 0 187 0 280 0">
              <text:p/>
            </draw:path>
            <draw:path draw:style-name="gr10" draw:text-style-name="P1" draw:layer="layout" svg:width="0.127cm" svg:height="1.722cm" svg:x="7.469cm" svg:y="17.052cm" svg:viewBox="0 0 128 1723" svg:d="M0 1723c43-43 85-85 128-128 0-532 0-1063 0-1595-43 43-85 85-128 128 0 532 0 1063 0 1595z">
              <text:p/>
            </draw:path>
            <draw:path draw:style-name="gr10" draw:text-style-name="P1" draw:layer="layout" svg:width="0.127cm" svg:height="1.722cm" svg:x="7.469cm" svg:y="17.052cm" svg:viewBox="0 0 128 1723" svg:d="M0 1723c43-43 85-85 128-128 0-532 0-1063 0-1595-43 43-85 85-128 128 0 532 0 1063 0 1595z">
              <text:p/>
            </draw:path>
            <draw:path draw:style-name="gr11" draw:text-style-name="P1" draw:layer="layout" svg:width="0.127cm" svg:height="1.722cm" svg:x="7.469cm" svg:y="17.052cm" svg:viewBox="0 0 128 1723" svg:d="M0 1723c43-43 85-85 128-128 0-532 0-1063 0-1595-43 43-85 85-128 128 0 532 0 1063 0 1595z">
              <text:p/>
            </draw:path>
            <draw:path draw:style-name="gr9" draw:text-style-name="P1" draw:layer="layout" svg:width="0.907cm" svg:height="0cm" svg:x="6.55cm" svg:y="18.67cm" svg:viewBox="0 0 908 0" svg:d="M0 0c303 0 605 0 908 0">
              <text:p/>
            </draw:path>
            <draw:path draw:style-name="gr9" draw:text-style-name="P1" draw:layer="layout" svg:width="0.907cm" svg:height="0cm" svg:x="6.55cm" svg:y="17.821cm" svg:viewBox="0 0 908 0" svg:d="M0 0c303 0 605 0 908 0">
              <text:p/>
            </draw:path>
            <draw:path draw:style-name="gr12" draw:text-style-name="P1" draw:layer="layout" svg:width="0.918cm" svg:height="0cm" svg:x="6.539cm" svg:y="18.659cm" svg:viewBox="0 0 919 0" svg:d="M0 0c306 0 613 0 919 0">
              <text:p/>
            </draw:path>
            <draw:path draw:style-name="gr12" draw:text-style-name="P1" draw:layer="layout" svg:width="0.918cm" svg:height="0cm" svg:x="6.539cm" svg:y="17.809cm" svg:viewBox="0 0 919 0" svg:d="M0 0c306 0 613 0 919 0">
              <text:p/>
            </draw:path>
            <draw:path draw:style-name="gr13" draw:text-style-name="P1" draw:layer="layout" svg:width="0.418cm" svg:height="0.197cm" svg:x="6.586cm" svg:y="17.274cm" svg:viewBox="0 0 419 198" svg:d="M0 198c0-66 0-132 0-198 140 0 279 0 419 0">
              <text:p/>
            </draw:path>
          </draw:g>
          <draw:g>
            <draw:path draw:style-name="gr51" draw:text-style-name="P1" draw:layer="layout" svg:width="0.754cm" svg:height="0.297cm" svg:x="21.732cm" svg:y="5.592cm" svg:viewBox="0 0 755 298" svg:d="M300 0c-100 99-200 199-300 298 152 0 304 0 456 0 99-99 199-199 299-298-152 0-304 0-455 0z">
              <text:p/>
            </draw:path>
            <draw:path draw:style-name="gr51" draw:text-style-name="P1" draw:layer="layout" svg:width="0.754cm" svg:height="0.297cm" svg:x="21.732cm" svg:y="5.592cm" svg:viewBox="0 0 755 298" svg:d="M300 0c-100 99-200 199-300 298 152 0 304 0 456 0 99-99 199-199 299-298-152 0-304 0-455 0z">
              <text:p/>
            </draw:path>
            <draw:path draw:style-name="gr52" draw:text-style-name="P1" draw:layer="layout" svg:width="0.754cm" svg:height="0.297cm" svg:x="21.732cm" svg:y="5.592cm" svg:viewBox="0 0 755 298" svg:d="M300 0c-100 99-200 199-300 298 152 0 304 0 456 0 99-99 199-199 299-298-152 0-304 0-455 0z">
              <text:p/>
            </draw:path>
            <draw:path draw:style-name="gr53" draw:text-style-name="P1" draw:layer="layout" svg:width="0.298cm" svg:height="1.176cm" svg:x="23.085cm" svg:y="4.996cm" svg:viewBox="0 0 299 1177" svg:d="M0 298c100-99 199-199 299-298 0 283 0 567 0 850-100 109-199 218-299 327 0-293 0-586 0-879z">
              <text:p/>
            </draw:path>
            <draw:path draw:style-name="gr53" draw:text-style-name="P1" draw:layer="layout" svg:width="0.298cm" svg:height="1.176cm" svg:x="23.085cm" svg:y="4.996cm" svg:viewBox="0 0 299 1177" svg:d="M0 298c100-99 199-199 299-298 0 283 0 567 0 850-100 109-199 218-299 327 0-293 0-586 0-879z">
              <text:p/>
            </draw:path>
            <draw:path draw:style-name="gr54" draw:text-style-name="P1" draw:layer="layout" svg:width="0.298cm" svg:height="1.176cm" svg:x="23.085cm" svg:y="4.996cm" svg:viewBox="0 0 299 1177" svg:d="M0 298c100-99 199-199 299-298 0 283 0 567 0 850-100 109-199 218-299 327 0-293 0-586 0-879z">
              <text:p/>
            </draw:path>
            <draw:path draw:style-name="gr55" draw:text-style-name="P1" draw:layer="layout" svg:width="0.754cm" svg:height="0.297cm" svg:x="23.085cm" svg:y="5.322cm" svg:viewBox="0 0 755 298" svg:d="M285 0c-95 99-190 199-285 298 157 0 313 0 470 0 95-99 190-199 285-298-157 0-314 0-470 0z">
              <text:p/>
            </draw:path>
            <draw:path draw:style-name="gr55" draw:text-style-name="P1" draw:layer="layout" svg:width="0.754cm" svg:height="0.297cm" svg:x="23.085cm" svg:y="5.322cm" svg:viewBox="0 0 755 298" svg:d="M285 0c-95 99-190 199-285 298 157 0 313 0 470 0 95-99 190-199 285-298-157 0-314 0-470 0z">
              <text:p/>
            </draw:path>
            <draw:path draw:style-name="gr52" draw:text-style-name="P1" draw:layer="layout" svg:width="0.754cm" svg:height="0.297cm" svg:x="23.085cm" svg:y="5.322cm" svg:viewBox="0 0 755 298" svg:d="M285 0c-95 99-190 199-285 298 157 0 313 0 470 0 95-99 190-199 285-298-157 0-314 0-470 0z">
              <text:p/>
            </draw:path>
            <draw:path draw:style-name="gr53" draw:text-style-name="P1" draw:layer="layout" svg:width="0.299cm" svg:height="1.332cm" svg:x="23.555cm" svg:y="5.322cm" svg:viewBox="0 0 300 1333" svg:d="M0 298c100-99 200-199 300-298 0 340 0 681 0 1021-100 104-200 208-300 312 0-345 0-690 0-1035z">
              <text:p/>
            </draw:path>
            <draw:path draw:style-name="gr53" draw:text-style-name="P1" draw:layer="layout" svg:width="0.299cm" svg:height="1.332cm" svg:x="23.555cm" svg:y="5.322cm" svg:viewBox="0 0 300 1333" svg:d="M0 298c100-99 200-199 300-298 0 340 0 681 0 1021-100 104-200 208-300 312 0-345 0-690 0-1035z">
              <text:p/>
            </draw:path>
            <draw:path draw:style-name="gr54" draw:text-style-name="P1" draw:layer="layout" svg:width="0.299cm" svg:height="1.332cm" svg:x="23.555cm" svg:y="5.322cm" svg:viewBox="0 0 300 1333" svg:d="M0 298c100-99 200-199 300-298 0 340 0 681 0 1021-100 104-200 208-300 312 0-345 0-690 0-1035z">
              <text:p/>
            </draw:path>
            <draw:path draw:style-name="gr55" draw:text-style-name="P1" draw:layer="layout" svg:width="1.181cm" svg:height="0.297cm" svg:x="22.202cm" svg:y="4.982cm" svg:viewBox="0 0 1182 298" svg:d="M300 0c-100 99-200 199-300 298 295 0 589 0 884 0 99-99 199-199 298-298-294 0-588 0-882 0z">
              <text:p/>
            </draw:path>
            <draw:path draw:style-name="gr55" draw:text-style-name="P1" draw:layer="layout" svg:width="1.181cm" svg:height="0.297cm" svg:x="22.202cm" svg:y="4.982cm" svg:viewBox="0 0 1182 298" svg:d="M300 0c-100 99-200 199-300 298 295 0 589 0 884 0 99-99 199-199 298-298-294 0-588 0-882 0z">
              <text:p/>
            </draw:path>
            <draw:path draw:style-name="gr52" draw:text-style-name="P1" draw:layer="layout" svg:width="1.181cm" svg:height="0.297cm" svg:x="22.202cm" svg:y="4.982cm" svg:viewBox="0 0 1182 298" svg:d="M300 0c-100 99-200 199-300 298 295 0 589 0 884 0 99-99 199-199 298-298-294 0-588 0-882 0z">
              <text:p/>
            </draw:path>
            <draw:path draw:style-name="gr56" draw:text-style-name="P1" draw:layer="layout" svg:width="1.822cm" svg:height="1.374cm" svg:x="21.732cm" svg:y="5.28cm" svg:viewBox="0 0 1823 1375" svg:d="M0 1375c0-255 0-510 0-765 157 0 313 0 470 0 0-204 0-407 0-610 294 0 589 0 883 0 0 113 0 227 0 340 157 0 314 0 470 0 0 345 0 690 0 1035-608 0-1215 0-1823 0z">
              <text:p/>
            </draw:path>
            <draw:path draw:style-name="gr56" draw:text-style-name="P1" draw:layer="layout" svg:width="1.822cm" svg:height="1.374cm" svg:x="21.732cm" svg:y="5.28cm" svg:viewBox="0 0 1823 1375" svg:d="M0 1375c0-255 0-510 0-765 157 0 313 0 470 0 0-204 0-407 0-610 294 0 589 0 883 0 0 113 0 227 0 340 157 0 314 0 470 0 0 345 0 690 0 1035-608 0-1215 0-1823 0z">
              <text:p/>
            </draw:path>
            <draw:path draw:style-name="gr57" draw:text-style-name="P1" draw:layer="layout" svg:width="1.822cm" svg:height="1.374cm" svg:x="21.732cm" svg:y="5.28cm" svg:viewBox="0 0 1823 1375" svg:d="M0 1375c0-255 0-510 0-765 157 0 313 0 470 0 0-204 0-407 0-610 294 0 589 0 883 0 0 113 0 227 0 340 157 0 314 0 470 0 0 345 0 690 0 1035-608 0-1215 0-1823 0z">
              <text:p/>
            </draw:path>
            <draw:path draw:style-name="gr58" draw:text-style-name="P1" draw:layer="layout" svg:width="0.75cm" svg:height="0cm" draw:transform="rotate (1.5707963267949) translate (22.2017801683817cm 6.65400888625592cm)" svg:viewBox="0 0 751 0" svg:d="M0 0c250 0 500 0 751 0">
              <text:p/>
            </draw:path>
            <draw:path draw:style-name="gr58" draw:text-style-name="P1" draw:layer="layout" svg:width="1.005cm" svg:height="0cm" draw:transform="rotate (1.5707963267949) translate (23.0853666978485cm 6.64001718009479cm)" svg:viewBox="0 0 1006 0" svg:d="M0 0c335 0 671 0 1006 0">
              <text:p/>
            </draw:path>
          </draw:g>
          <draw:g>
            <draw:path draw:style-name="gr3" draw:text-style-name="P1" draw:layer="layout" svg:width="1.668cm" svg:height="0.425cm" svg:x="21.7cm" svg:y="11.101cm" svg:viewBox="0 0 1669 426" svg:d="M0 0c0 142 0 284 0 426 556 0 1113 0 1669 0 0-142 0-284 0-426-556 0-1113 0-1669 0z">
              <text:p/>
            </draw:path>
            <draw:path draw:style-name="gr3" draw:text-style-name="P1" draw:layer="layout" svg:width="1.668cm" svg:height="0.425cm" svg:x="21.7cm" svg:y="11.101cm" svg:viewBox="0 0 1669 426" svg:d="M0 0c0 142 0 284 0 426 556 0 1113 0 1669 0 0-142 0-284 0-426-556 0-1113 0-1669 0z">
              <text:p/>
            </draw:path>
            <draw:path draw:style-name="gr59" draw:text-style-name="P1" draw:layer="layout" svg:width="1.668cm" svg:height="0.425cm" svg:x="21.7cm" svg:y="11.101cm" svg:viewBox="0 0 1669 426" svg:d="M0 0c0 142 0 284 0 426 556 0 1113 0 1669 0 0-142 0-284 0-426-556 0-1113 0-1669 0z">
              <text:p/>
            </draw:path>
            <draw:path draw:style-name="gr10" draw:text-style-name="P1" draw:layer="layout" svg:width="0.515cm" svg:height="0.925cm" svg:x="23.369cm" svg:y="10.601cm" svg:viewBox="0 0 516 926" svg:d="M0 500c172-166 344-333 516-500 0 142 0 284 0 426-172 166-344 333-516 500 0-142 0-284 0-426z">
              <text:p/>
            </draw:path>
            <draw:path draw:style-name="gr10" draw:text-style-name="P1" draw:layer="layout" svg:width="0.515cm" svg:height="0.925cm" svg:x="23.369cm" svg:y="10.601cm" svg:viewBox="0 0 516 926" svg:d="M0 500c172-166 344-333 516-500 0 142 0 284 0 426-172 166-344 333-516 500 0-142 0-284 0-426z">
              <text:p/>
            </draw:path>
            <draw:path draw:style-name="gr60" draw:text-style-name="P1" draw:layer="layout" svg:width="0.515cm" svg:height="0.925cm" svg:x="23.369cm" svg:y="10.601cm" svg:viewBox="0 0 516 926" svg:d="M0 500c172-166 344-333 516-500 0 142 0 284 0 426-172 166-344 333-516 500 0-142 0-284 0-426z">
              <text:p/>
            </draw:path>
            <draw:path draw:style-name="gr5" draw:text-style-name="P1" draw:layer="layout" svg:width="2.184cm" svg:height="0.499cm" svg:x="21.7cm" svg:y="10.601cm" svg:viewBox="0 0 2185 500" svg:d="M1669 500c172-166 344-333 516-500-556 0-1113 0-1669 0-172 167-344 334-516 500 556 0 1113 0 1669 0z">
              <text:p/>
            </draw:path>
            <draw:path draw:style-name="gr5" draw:text-style-name="P1" draw:layer="layout" svg:width="2.184cm" svg:height="0.499cm" svg:x="21.7cm" svg:y="10.601cm" svg:viewBox="0 0 2185 500" svg:d="M1669 500c172-166 344-333 516-500-556 0-1113 0-1669 0-172 167-344 334-516 500 556 0 1113 0 1669 0z">
              <text:p/>
            </draw:path>
            <draw:path draw:style-name="gr61" draw:text-style-name="P1" draw:layer="layout" svg:width="2.184cm" svg:height="0.499cm" svg:x="21.7cm" svg:y="10.601cm" svg:viewBox="0 0 2185 500" svg:d="M1669 500c172-166 344-333 516-500-556 0-1113 0-1669 0-172 167-344 334-516 500 556 0 1113 0 1669 0z">
              <text:p/>
            </draw:path>
            <draw:path draw:style-name="gr62" draw:text-style-name="P1" draw:layer="layout" svg:width="1.44cm" svg:height="0.196cm" svg:x="22.11cm" svg:y="10.738cm" svg:viewBox="0 0 1441 197" svg:d="M319 61c20-20 41-41 61-61-127 25-253 51-380 76 66 40 131 81 197 121 20-26 41-51 61-76 283 0 566 0 849 0-20 25-40 50-60 76 131-31 263-61 394-91-71-35-142-71-213-106-20 20-40 41-61 61-282 0-565 0-848 0z">
              <text:p/>
            </draw:path>
            <draw:path draw:style-name="gr62" draw:text-style-name="P1" draw:layer="layout" svg:width="1.44cm" svg:height="0.196cm" svg:x="22.11cm" svg:y="10.738cm" svg:viewBox="0 0 1441 197" svg:d="M319 61c20-20 41-41 61-61-127 25-253 51-380 76 66 40 131 81 197 121 20-26 41-51 61-76 283 0 566 0 849 0-20 25-40 50-60 76 131-31 263-61 394-91-71-35-142-71-213-106-20 20-40 41-61 61-282 0-565 0-848 0z">
              <text:p/>
            </draw:path>
            <draw:path draw:style-name="gr63" draw:text-style-name="P1" draw:layer="layout" svg:width="1.44cm" svg:height="0.196cm" svg:x="22.125cm" svg:y="10.753cm" svg:viewBox="0 0 1441 197" svg:d="M319 61c20-20 40-41 60-61-126 25-253 51-379 76 66 40 132 81 198 121 20-26 40-51 60-76 283 0 566 0 849 0-20 25-40 50-60 76 131-31 263-61 394-91-70-35-141-71-212-106-20 20-40 41-61 61-283 0-566 0-849 0z">
              <text:p/>
            </draw:path>
            <draw:path draw:style-name="gr63" draw:text-style-name="P1" draw:layer="layout" svg:width="1.44cm" svg:height="0.196cm" svg:x="22.125cm" svg:y="10.753cm" svg:viewBox="0 0 1441 197" svg:d="M319 61c20-20 40-41 60-61-126 25-253 51-379 76 66 40 132 81 198 121 20-26 40-51 60-76 283 0 566 0 849 0-20 25-40 50-60 76 131-31 263-61 394-91-70-35-141-71-212-106-20 20-40 41-61 61-283 0-566 0-849 0z">
              <text:p/>
            </draw:path>
            <draw:path draw:style-name="gr62" draw:text-style-name="P1" draw:layer="layout" svg:width="0.106cm" svg:height="0.105cm" svg:x="21.882cm" svg:y="11.36cm" svg:viewBox="0 0 107 106" svg:d="M0 0c36 0 71 0 107 0 0 35 0 71 0 106-36 0-71 0-107 0 0-35 0-71 0-106z">
              <text:p/>
            </draw:path>
            <draw:path draw:style-name="gr62" draw:text-style-name="P1" draw:layer="layout" svg:width="0.105cm" svg:height="0.105cm" svg:x="22.034cm" svg:y="11.36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22.186cm" svg:y="11.36cm" svg:viewBox="0 0 106 106" svg:d="M0 0c35 0 71 0 106 0 0 35 0 71 0 106-35 0-71 0-106 0 0-35 0-71 0-106z">
              <text:p/>
            </draw:path>
            <draw:path draw:style-name="gr62" draw:text-style-name="P1" draw:layer="layout" svg:width="0.106cm" svg:height="0.105cm" svg:x="22.337cm" svg:y="11.36cm" svg:viewBox="0 0 107 106" svg:d="M0 0c36 0 71 0 107 0 0 35 0 71 0 106-36 0-71 0-107 0 0-35 0-71 0-106z">
              <text:p/>
            </draw:path>
            <draw:path draw:style-name="gr62" draw:text-style-name="P1" draw:layer="layout" svg:width="0.105cm" svg:height="0.105cm" svg:x="22.49cm" svg:y="11.36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22.641cm" svg:y="11.36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22.793cm" svg:y="11.36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22.944cm" svg:y="11.36cm" svg:viewBox="0 0 106 106" svg:d="M0 0c35 0 71 0 106 0 0 35 0 71 0 106-35 0-71 0-106 0 0-35 0-71 0-106z">
              <text:p/>
            </draw:path>
            <draw:path draw:style-name="gr62" draw:text-style-name="P1" draw:layer="layout" svg:width="0.105cm" svg:height="0.105cm" svg:x="23.096cm" svg:y="11.36cm" svg:viewBox="0 0 106 106" svg:d="M0 0c35 0 71 0 106 0 0 35 0 71 0 106-35 0-71 0-106 0 0-35 0-71 0-106z">
              <text:p/>
            </draw:path>
            <draw:path draw:style-name="gr63" draw:text-style-name="P1" draw:layer="layout" svg:width="0.106cm" svg:height="0.105cm" svg:x="21.897cm" svg:y="11.375cm" svg:viewBox="0 0 107 106" svg:d="M0 0c36 0 71 0 107 0 0 35 0 71 0 106-36 0-71 0-107 0 0-35 0-71 0-106z">
              <text:p/>
            </draw:path>
            <draw:path draw:style-name="gr63" draw:text-style-name="P1" draw:layer="layout" svg:width="0.106cm" svg:height="0.105cm" svg:x="22.049cm" svg:y="11.375cm" svg:viewBox="0 0 107 106" svg:d="M0 0c36 0 71 0 107 0 0 35 0 71 0 106-36 0-71 0-107 0 0-35 0-71 0-106z">
              <text:p/>
            </draw:path>
            <draw:path draw:style-name="gr63" draw:text-style-name="P1" draw:layer="layout" svg:width="0.105cm" svg:height="0.105cm" svg:x="22.201cm" svg:y="11.375cm" svg:viewBox="0 0 106 106" svg:d="M0 0c35 0 71 0 106 0 0 35 0 71 0 106-35 0-71 0-106 0 0-35 0-71 0-106z">
              <text:p/>
            </draw:path>
            <draw:path draw:style-name="gr63" draw:text-style-name="P1" draw:layer="layout" svg:width="0.105cm" svg:height="0.105cm" svg:x="22.353cm" svg:y="11.375cm" svg:viewBox="0 0 106 106" svg:d="M0 0c35 0 71 0 106 0 0 35 0 71 0 106-35 0-71 0-106 0 0-35 0-71 0-106z">
              <text:p/>
            </draw:path>
            <draw:path draw:style-name="gr63" draw:text-style-name="P1" draw:layer="layout" svg:width="0.106cm" svg:height="0.105cm" svg:x="22.504cm" svg:y="11.375cm" svg:viewBox="0 0 107 106" svg:d="M0 0c36 0 71 0 107 0 0 35 0 71 0 106-36 0-71 0-107 0 0-35 0-71 0-106z">
              <text:p/>
            </draw:path>
            <draw:path draw:style-name="gr63" draw:text-style-name="P1" draw:layer="layout" svg:width="0.106cm" svg:height="0.105cm" svg:x="22.656cm" svg:y="11.375cm" svg:viewBox="0 0 107 106" svg:d="M0 0c36 0 71 0 107 0 0 35 0 71 0 106-36 0-71 0-107 0 0-35 0-71 0-106z">
              <text:p/>
            </draw:path>
            <draw:path draw:style-name="gr63" draw:text-style-name="P1" draw:layer="layout" svg:width="0.105cm" svg:height="0.105cm" svg:x="22.807cm" svg:y="11.375cm" svg:viewBox="0 0 106 106" svg:d="M0 0c35 0 71 0 106 0 0 35 0 71 0 106-35 0-71 0-106 0 0-35 0-71 0-106z">
              <text:p/>
            </draw:path>
            <draw:path draw:style-name="gr63" draw:text-style-name="P1" draw:layer="layout" svg:width="0.105cm" svg:height="0.105cm" svg:x="22.959cm" svg:y="11.375cm" svg:viewBox="0 0 106 106" svg:d="M0 0c35 0 71 0 106 0 0 35 0 71 0 106-35 0-71 0-106 0 0-35 0-71 0-106z">
              <text:p/>
            </draw:path>
            <draw:path draw:style-name="gr63" draw:text-style-name="P1" draw:layer="layout" svg:width="0.106cm" svg:height="0.105cm" svg:x="23.11cm" svg:y="11.375cm" svg:viewBox="0 0 107 106" svg:d="M0 0c36 0 71 0 107 0 0 35 0 71 0 106-36 0-71 0-107 0 0-35 0-71 0-106z">
              <text:p/>
            </draw:path>
          </draw:g>
          <draw:g>
            <draw:path draw:style-name="gr3" draw:text-style-name="P1" draw:layer="layout" svg:width="0.941cm" svg:height="1.594cm" svg:x="20.632cm" svg:y="12.781cm" svg:viewBox="0 0 942 1595" svg:d="M0 0c0 532 0 1063 0 1595 314 0 628 0 942 0 0-532 0-1063 0-1595-314 0-628 0-942 0z">
              <text:p/>
            </draw:path>
            <draw:path draw:style-name="gr3" draw:text-style-name="P1" draw:layer="layout" svg:width="0.941cm" svg:height="1.594cm" svg:x="20.632cm" svg:y="12.781cm" svg:viewBox="0 0 942 1595" svg:d="M0 0c0 532 0 1063 0 1595 314 0 628 0 942 0 0-532 0-1063 0-1595-314 0-628 0-942 0z">
              <text:p/>
            </draw:path>
            <draw:path draw:style-name="gr4" draw:text-style-name="P1" draw:layer="layout" svg:width="0.941cm" svg:height="1.594cm" svg:x="20.632cm" svg:y="12.781cm" svg:viewBox="0 0 942 1595" svg:d="M0 0c0 532 0 1063 0 1595 314 0 628 0 942 0 0-532 0-1063 0-1595-314 0-628 0-942 0z">
              <text:p/>
            </draw:path>
            <draw:path draw:style-name="gr5" draw:text-style-name="P1" draw:layer="layout" svg:width="1.07cm" svg:height="0.127cm" svg:x="20.632cm" svg:y="12.653cm" svg:viewBox="0 0 1071 128" svg:d="M0 128c43-43 85-85 128-128 314 0 629 0 943 0-43 43-86 85-129 128-314 0-628 0-942 0z">
              <text:p/>
            </draw:path>
            <draw:path draw:style-name="gr5" draw:text-style-name="P1" draw:layer="layout" svg:width="1.07cm" svg:height="0.127cm" svg:x="20.632cm" svg:y="12.653cm" svg:viewBox="0 0 1071 128" svg:d="M0 128c43-43 85-85 128-128 314 0 629 0 943 0-43 43-86 85-129 128-314 0-628 0-942 0z">
              <text:p/>
            </draw:path>
            <draw:path draw:style-name="gr6" draw:text-style-name="P1" draw:layer="layout" svg:width="1.07cm" svg:height="0.127cm" svg:x="20.632cm" svg:y="12.653cm" svg:viewBox="0 0 1071 128" svg:d="M0 128c43-43 85-85 128-128 314 0 629 0 943 0-43 43-86 85-129 128-314 0-628 0-942 0z">
              <text:p/>
            </draw:path>
            <draw:path draw:style-name="gr7" draw:text-style-name="P1" draw:layer="layout" svg:width="0.429cm" svg:height="0.208cm" svg:x="20.691cm" svg:y="12.875cm" svg:viewBox="0 0 430 209" svg:d="M0 209c0-70 0-139 0-209 143 0 287 0 430 0 0 70 0 139 0 209-143 0-287 0-430 0z">
              <text:p/>
            </draw:path>
            <draw:path draw:style-name="gr8" draw:text-style-name="P1" draw:layer="layout" svg:width="0.429cm" svg:height="0.208cm" svg:x="20.691cm" svg:y="12.875cm" svg:viewBox="0 0 430 209" svg:d="M0 0c143 0 287 0 430 0 0 70 0 139 0 209-143 0-287 0-430 0 0-70 0-139 0-209z">
              <text:p/>
            </draw:path>
            <draw:path draw:style-name="gr9" draw:text-style-name="P1" draw:layer="layout" svg:width="0.279cm" svg:height="0cm" svg:x="20.76cm" svg:y="12.979cm" svg:viewBox="0 0 280 0" svg:d="M0 0c93 0 187 0 280 0">
              <text:p/>
            </draw:path>
            <draw:path draw:style-name="gr10" draw:text-style-name="P1" draw:layer="layout" svg:width="0.127cm" svg:height="1.722cm" svg:x="21.574cm" svg:y="12.653cm" svg:viewBox="0 0 128 1723" svg:d="M0 1723c43-43 85-85 128-128 0-532 0-1063 0-1595-43 43-85 85-128 128 0 532 0 1063 0 1595z">
              <text:p/>
            </draw:path>
            <draw:path draw:style-name="gr10" draw:text-style-name="P1" draw:layer="layout" svg:width="0.127cm" svg:height="1.722cm" svg:x="21.574cm" svg:y="12.653cm" svg:viewBox="0 0 128 1723" svg:d="M0 1723c43-43 85-85 128-128 0-532 0-1063 0-1595-43 43-85 85-128 128 0 532 0 1063 0 1595z">
              <text:p/>
            </draw:path>
            <draw:path draw:style-name="gr11" draw:text-style-name="P1" draw:layer="layout" svg:width="0.127cm" svg:height="1.722cm" svg:x="21.574cm" svg:y="12.653cm" svg:viewBox="0 0 128 1723" svg:d="M0 1723c43-43 85-85 128-128 0-532 0-1063 0-1595-43 43-85 85-128 128 0 532 0 1063 0 1595z">
              <text:p/>
            </draw:path>
            <draw:path draw:style-name="gr9" draw:text-style-name="P1" draw:layer="layout" svg:width="0.907cm" svg:height="0cm" svg:x="20.655cm" svg:y="14.271cm" svg:viewBox="0 0 908 0" svg:d="M0 0c303 0 605 0 908 0">
              <text:p/>
            </draw:path>
            <draw:path draw:style-name="gr9" draw:text-style-name="P1" draw:layer="layout" svg:width="0.907cm" svg:height="0cm" svg:x="20.655cm" svg:y="13.422cm" svg:viewBox="0 0 908 0" svg:d="M0 0c303 0 605 0 908 0">
              <text:p/>
            </draw:path>
            <draw:path draw:style-name="gr12" draw:text-style-name="P1" draw:layer="layout" svg:width="0.918cm" svg:height="0cm" svg:x="20.644cm" svg:y="14.26cm" svg:viewBox="0 0 919 0" svg:d="M0 0c306 0 613 0 919 0">
              <text:p/>
            </draw:path>
            <draw:path draw:style-name="gr12" draw:text-style-name="P1" draw:layer="layout" svg:width="0.918cm" svg:height="0cm" svg:x="20.644cm" svg:y="13.41cm" svg:viewBox="0 0 919 0" svg:d="M0 0c306 0 613 0 919 0">
              <text:p/>
            </draw:path>
            <draw:path draw:style-name="gr13" draw:text-style-name="P1" draw:layer="layout" svg:width="0.418cm" svg:height="0.197cm" svg:x="20.691cm" svg:y="12.875cm" svg:viewBox="0 0 419 198" svg:d="M0 198c0-66 0-132 0-198 140 0 279 0 419 0">
              <text:p/>
            </draw:path>
          </draw:g>
          <draw:path draw:style-name="gr1" draw:text-style-name="P1" draw:layer="layout" svg:width="-5.309cm" svg:height="0cm" svg:x="22.71cm" svg:y="18cm" svg:viewBox="0 0 -5310 0" svg:d="M0 0c1770 0 3540 0 5310 0">
            <text:p/>
          </draw:path>
          <draw:g>
            <draw:path draw:style-name="gr3" draw:text-style-name="P1" draw:layer="layout" svg:width="0.941cm" svg:height="1.594cm" svg:x="20.627cm" svg:y="17.181cm" svg:viewBox="0 0 942 1595" svg:d="M0 0c0 532 0 1063 0 1595 314 0 628 0 942 0 0-532 0-1063 0-1595-314 0-628 0-942 0z">
              <text:p/>
            </draw:path>
            <draw:path draw:style-name="gr3" draw:text-style-name="P1" draw:layer="layout" svg:width="0.941cm" svg:height="1.594cm" svg:x="20.627cm" svg:y="17.181cm" svg:viewBox="0 0 942 1595" svg:d="M0 0c0 532 0 1063 0 1595 314 0 628 0 942 0 0-532 0-1063 0-1595-314 0-628 0-942 0z">
              <text:p/>
            </draw:path>
            <draw:path draw:style-name="gr4" draw:text-style-name="P1" draw:layer="layout" svg:width="0.941cm" svg:height="1.594cm" svg:x="20.627cm" svg:y="17.181cm" svg:viewBox="0 0 942 1595" svg:d="M0 0c0 532 0 1063 0 1595 314 0 628 0 942 0 0-532 0-1063 0-1595-314 0-628 0-942 0z">
              <text:p/>
            </draw:path>
            <draw:path draw:style-name="gr5" draw:text-style-name="P1" draw:layer="layout" svg:width="1.07cm" svg:height="0.127cm" svg:x="20.627cm" svg:y="17.053cm" svg:viewBox="0 0 1071 128" svg:d="M0 128c43-43 85-85 128-128 314 0 629 0 943 0-43 43-86 85-129 128-314 0-628 0-942 0z">
              <text:p/>
            </draw:path>
            <draw:path draw:style-name="gr5" draw:text-style-name="P1" draw:layer="layout" svg:width="1.07cm" svg:height="0.127cm" svg:x="20.627cm" svg:y="17.053cm" svg:viewBox="0 0 1071 128" svg:d="M0 128c43-43 85-85 128-128 314 0 629 0 943 0-43 43-86 85-129 128-314 0-628 0-942 0z">
              <text:p/>
            </draw:path>
            <draw:path draw:style-name="gr6" draw:text-style-name="P1" draw:layer="layout" svg:width="1.07cm" svg:height="0.127cm" svg:x="20.627cm" svg:y="17.053cm" svg:viewBox="0 0 1071 128" svg:d="M0 128c43-43 85-85 128-128 314 0 629 0 943 0-43 43-86 85-129 128-314 0-628 0-942 0z">
              <text:p/>
            </draw:path>
            <draw:path draw:style-name="gr7" draw:text-style-name="P1" draw:layer="layout" svg:width="0.429cm" svg:height="0.208cm" svg:x="20.686cm" svg:y="17.275cm" svg:viewBox="0 0 430 209" svg:d="M0 209c0-70 0-139 0-209 143 0 287 0 430 0 0 70 0 139 0 209-143 0-287 0-430 0z">
              <text:p/>
            </draw:path>
            <draw:path draw:style-name="gr8" draw:text-style-name="P1" draw:layer="layout" svg:width="0.429cm" svg:height="0.208cm" svg:x="20.686cm" svg:y="17.275cm" svg:viewBox="0 0 430 209" svg:d="M0 0c143 0 287 0 430 0 0 70 0 139 0 209-143 0-287 0-430 0 0-70 0-139 0-209z">
              <text:p/>
            </draw:path>
            <draw:path draw:style-name="gr9" draw:text-style-name="P1" draw:layer="layout" svg:width="0.279cm" svg:height="0cm" svg:x="20.755cm" svg:y="17.379cm" svg:viewBox="0 0 280 0" svg:d="M0 0c93 0 187 0 280 0">
              <text:p/>
            </draw:path>
            <draw:path draw:style-name="gr10" draw:text-style-name="P1" draw:layer="layout" svg:width="0.127cm" svg:height="1.722cm" svg:x="21.569cm" svg:y="17.053cm" svg:viewBox="0 0 128 1723" svg:d="M0 1723c43-43 85-85 128-128 0-532 0-1063 0-1595-43 43-85 85-128 128 0 532 0 1063 0 1595z">
              <text:p/>
            </draw:path>
            <draw:path draw:style-name="gr10" draw:text-style-name="P1" draw:layer="layout" svg:width="0.127cm" svg:height="1.722cm" svg:x="21.569cm" svg:y="17.053cm" svg:viewBox="0 0 128 1723" svg:d="M0 1723c43-43 85-85 128-128 0-532 0-1063 0-1595-43 43-85 85-128 128 0 532 0 1063 0 1595z">
              <text:p/>
            </draw:path>
            <draw:path draw:style-name="gr11" draw:text-style-name="P1" draw:layer="layout" svg:width="0.127cm" svg:height="1.722cm" svg:x="21.569cm" svg:y="17.053cm" svg:viewBox="0 0 128 1723" svg:d="M0 1723c43-43 85-85 128-128 0-532 0-1063 0-1595-43 43-85 85-128 128 0 532 0 1063 0 1595z">
              <text:p/>
            </draw:path>
            <draw:path draw:style-name="gr9" draw:text-style-name="P1" draw:layer="layout" svg:width="0.907cm" svg:height="0cm" svg:x="20.65cm" svg:y="18.671cm" svg:viewBox="0 0 908 0" svg:d="M0 0c303 0 605 0 908 0">
              <text:p/>
            </draw:path>
            <draw:path draw:style-name="gr9" draw:text-style-name="P1" draw:layer="layout" svg:width="0.907cm" svg:height="0cm" svg:x="20.65cm" svg:y="17.822cm" svg:viewBox="0 0 908 0" svg:d="M0 0c303 0 605 0 908 0">
              <text:p/>
            </draw:path>
            <draw:path draw:style-name="gr12" draw:text-style-name="P1" draw:layer="layout" svg:width="0.918cm" svg:height="0cm" svg:x="20.639cm" svg:y="18.66cm" svg:viewBox="0 0 919 0" svg:d="M0 0c306 0 613 0 919 0">
              <text:p/>
            </draw:path>
            <draw:path draw:style-name="gr12" draw:text-style-name="P1" draw:layer="layout" svg:width="0.918cm" svg:height="0cm" svg:x="20.639cm" svg:y="17.81cm" svg:viewBox="0 0 919 0" svg:d="M0 0c306 0 613 0 919 0">
              <text:p/>
            </draw:path>
            <draw:path draw:style-name="gr13" draw:text-style-name="P1" draw:layer="layout" svg:width="0.418cm" svg:height="0.197cm" svg:x="20.686cm" svg:y="17.275cm" svg:viewBox="0 0 419 198" svg:d="M0 198c0-66 0-132 0-198 140 0 279 0 419 0">
              <text:p/>
            </draw:path>
          </draw:g>
          <draw:g>
            <draw:path draw:style-name="gr14" draw:text-style-name="P1" draw:layer="layout" svg:width="0.613cm" svg:height="0.408cm" svg:x="7.6cm" svg:y="8.5cm" svg:viewBox="0 0 614 409" svg:d="M307 0c173 0 307 89 307 205 0 115-134 204-307 204-174 0-307-89-307-204 0-116 133-205 307-205z">
              <text:p/>
            </draw:path>
            <draw:g>
              <draw:path draw:style-name="gr15" draw:text-style-name="P1" draw:layer="layout" svg:width="12.585cm" svg:height="0.408cm" svg:x="7.907cm" svg:y="8.499cm" svg:viewBox="0 0 12586 409" svg:d="M0 409c0-136 0-273 0-409 4195 0 8391 0 12586 0 0 136 0 273 0 409-4195 0-8391 0-12586 0z">
                <text:p/>
              </draw:path>
              <draw:path draw:style-name="gr16" draw:text-style-name="P1" draw:layer="layout" svg:width="0.613cm" svg:height="0.408cm" svg:x="20.186cm" svg:y="8.5cm" svg:viewBox="0 0 614 409" svg:d="M307 0c173 0 307 89 307 205 0 115-134 204-307 204-174 0-307-89-307-204 0-116 133-205 307-205z">
                <text:p/>
              </draw:path>
            </draw:g>
          </draw:g>
          <draw:path draw:style-name="gr1" draw:text-style-name="P1" draw:layer="layout" svg:width="-1.698cm" svg:height="0cm" svg:x="22.2cm" svg:y="8.7cm" svg:viewBox="0 0 -1699 0" svg:d="M0 0c566 0 1133 0 1699 0">
            <text:p/>
          </draw:path>
          <draw:g>
            <draw:path draw:style-name="gr3" draw:text-style-name="P1" draw:layer="layout" svg:width="1.484cm" svg:height="1.037cm" svg:x="21.963cm" svg:y="8.651cm" svg:viewBox="0 0 1485 1038" svg:d="M1485 1038c-495 0-990 0-1485 0 0-346 0-692 0-1038 495 0 990 0 1485 0 0 346 0 692 0 1038z">
              <text:p/>
            </draw:path>
            <draw:path draw:style-name="gr3" draw:text-style-name="P1" draw:layer="layout" svg:width="1.484cm" svg:height="1.037cm" svg:x="21.963cm" svg:y="8.651cm" svg:viewBox="0 0 1485 1038" svg:d="M1485 1038c-495 0-990 0-1485 0 0-346 0-692 0-1038 495 0 990 0 1485 0 0 346 0 692 0 1038z">
              <text:p/>
            </draw:path>
            <draw:path draw:style-name="gr34" draw:text-style-name="P1" draw:layer="layout" svg:width="1.484cm" svg:height="1.037cm" svg:x="21.963cm" svg:y="8.651cm" svg:viewBox="0 0 1485 1038" svg:d="M1485 1038c-495 0-990 0-1485 0 0-346 0-692 0-1038 495 0 990 0 1485 0 0 346 0 692 0 1038z">
              <text:p/>
            </draw:path>
            <draw:path draw:style-name="gr35" draw:text-style-name="P1" draw:layer="layout" svg:width="0.176cm" svg:height="1.214cm" svg:x="23.448cm" svg:y="8.474cm" svg:viewBox="0 0 177 1215" svg:d="M0 1215c59-59 118-118 177-176 0-347 0-693 0-1039-59 59-118 119-177 178 0 346 0 692 0 1037z">
              <text:p/>
            </draw:path>
            <draw:path draw:style-name="gr35" draw:text-style-name="P1" draw:layer="layout" svg:width="0.176cm" svg:height="1.214cm" svg:x="23.448cm" svg:y="8.474cm" svg:viewBox="0 0 177 1215" svg:d="M0 1215c59-59 118-118 177-176 0-347 0-693 0-1039-59 59-118 119-177 178 0 346 0 692 0 1037z">
              <text:p/>
            </draw:path>
            <draw:path draw:style-name="gr36" draw:text-style-name="P1" draw:layer="layout" svg:width="0.176cm" svg:height="1.214cm" svg:x="23.448cm" svg:y="8.474cm" svg:viewBox="0 0 177 1215" svg:d="M0 1215c59-59 118-118 177-176 0-347 0-693 0-1039-59 59-118 119-177 178 0 346 0 692 0 1037z">
              <text:p/>
            </draw:path>
            <draw:path draw:style-name="gr37" draw:text-style-name="P1" draw:layer="layout" svg:width="1.661cm" svg:height="0.152cm" svg:x="21.963cm" svg:y="8.321cm" svg:viewBox="0 0 1662 153" svg:d="M0 153c55-51 110-102 165-153 499 0 998 0 1497 0-55 51-110 102-165 153-499 0-998 0-1497 0z">
              <text:p/>
            </draw:path>
            <draw:path draw:style-name="gr37" draw:text-style-name="P1" draw:layer="layout" svg:width="1.661cm" svg:height="0.152cm" svg:x="21.963cm" svg:y="8.321cm" svg:viewBox="0 0 1662 153" svg:d="M0 153c55-51 110-102 165-153 499 0 998 0 1497 0-55 51-110 102-165 153-499 0-998 0-1497 0z">
              <text:p/>
            </draw:path>
            <draw:path draw:style-name="gr38" draw:text-style-name="P1" draw:layer="layout" svg:width="1.661cm" svg:height="0.152cm" svg:x="21.963cm" svg:y="8.321cm" svg:viewBox="0 0 1662 153" svg:d="M0 153c55-51 110-102 165-153 499 0 998 0 1497 0-55 51-110 102-165 153-499 0-998 0-1497 0z">
              <text:p/>
            </draw:path>
            <draw:path draw:style-name="gr39" draw:text-style-name="P1" draw:layer="layout" svg:width="1.484cm" svg:height="1.038cm" svg:x="21.963cm" svg:y="8.474cm" svg:viewBox="0 0 1485 1039" svg:d="M1485 1039c-495 0-990 0-1485 0 0-347 0-693 0-1039 495 0 990 0 1485 0 0 346 0 692 0 1039z">
              <text:p/>
            </draw:path>
            <draw:path draw:style-name="gr39" draw:text-style-name="P1" draw:layer="layout" svg:width="1.484cm" svg:height="1.038cm" svg:x="21.963cm" svg:y="8.474cm" svg:viewBox="0 0 1485 1039" svg:d="M1485 1039c-495 0-990 0-1485 0 0-347 0-693 0-1039 495 0 990 0 1485 0 0 346 0 692 0 1039z">
              <text:p/>
            </draw:path>
            <draw:path draw:style-name="gr34" draw:text-style-name="P1" draw:layer="layout" svg:width="1.484cm" svg:height="1.038cm" svg:x="21.963cm" svg:y="8.474cm" svg:viewBox="0 0 1485 1039" svg:d="M1485 1039c-495 0-990 0-1485 0 0-347 0-693 0-1039 495 0 990 0 1485 0 0 346 0 692 0 1039z">
              <text:p/>
            </draw:path>
            <draw:path draw:style-name="gr40" draw:text-style-name="P1" draw:layer="layout" svg:width="0.353cm" svg:height="0.33cm" svg:x="22.541cm" svg:y="9.087cm" svg:viewBox="0 0 354 331" svg:d="M248 0c-47 0-95 0-142 0 0 55 0 110 0 165-35 0-71 0-106 0 59 55 118 111 177 166 59-55 118-111 177-166-36 0-71 0-106 0 0-55 0-110 0-165z">
              <text:p/>
            </draw:path>
            <draw:path draw:style-name="gr40" draw:text-style-name="P1" draw:layer="layout" svg:width="0.353cm" svg:height="0.33cm" svg:x="22.541cm" svg:y="9.087cm" svg:viewBox="0 0 354 331" svg:d="M248 0c-47 0-95 0-142 0 0 55 0 110 0 165-35 0-71 0-106 0 59 55 118 111 177 166 59-55 118-111 177-166-36 0-71 0-106 0 0-55 0-110 0-165z">
              <text:p/>
            </draw:path>
            <draw:path draw:style-name="gr41" draw:text-style-name="P1" draw:layer="layout" svg:width="0.353cm" svg:height="0.33cm" svg:x="22.541cm" svg:y="9.087cm" svg:viewBox="0 0 354 331" svg:d="M248 0c-47 0-95 0-142 0 0 55 0 110 0 165-35 0-71 0-106 0 59 55 118 111 177 166 59-55 118-111 177-166-36 0-71 0-106 0 0-55 0-110 0-165z">
              <text:p/>
            </draw:path>
            <draw:path draw:style-name="gr42" draw:text-style-name="P1" draw:layer="layout" svg:width="0.341cm" svg:height="0.364cm" svg:x="22.541cm" svg:y="8.593cm" svg:viewBox="0 0 342 365" svg:d="M106 365c43 0 87 0 130 0 0-67 0-133 0-200 35 0 70 0 106 0-55-55-110-110-165-165-59 55-118 110-177 165 35 0 71 0 106 0 0 67 0 133 0 200z">
              <text:p/>
            </draw:path>
            <draw:path draw:style-name="gr42" draw:text-style-name="P1" draw:layer="layout" svg:width="0.341cm" svg:height="0.364cm" svg:x="22.541cm" svg:y="8.593cm" svg:viewBox="0 0 342 365" svg:d="M106 365c43 0 87 0 130 0 0-67 0-133 0-200 35 0 70 0 106 0-55-55-110-110-165-165-59 55-118 110-177 165 35 0 71 0 106 0 0 67 0 133 0 200z">
              <text:p/>
            </draw:path>
            <draw:path draw:style-name="gr41" draw:text-style-name="P1" draw:layer="layout" svg:width="0.341cm" svg:height="0.364cm" svg:x="22.541cm" svg:y="8.593cm" svg:viewBox="0 0 342 365" svg:d="M106 365c43 0 87 0 130 0 0-67 0-133 0-200 35 0 70 0 106 0-55-55-110-110-165-165-59 55-118 110-177 165 35 0 71 0 106 0 0 67 0 133 0 200z">
              <text:p/>
            </draw:path>
            <draw:path draw:style-name="gr42" draw:text-style-name="P1" draw:layer="layout" svg:width="0.459cm" svg:height="0.341cm" svg:x="22.175cm" svg:y="8.851cm" svg:viewBox="0 0 460 342" svg:d="M0 106c0 43 0 87 0 130 98 0 197 0 295 0 0 35 0 71 0 106 55-55 110-110 165-165-55-59-110-118-165-177 0 35 0 71 0 106-98 0-197 0-295 0z">
              <text:p/>
            </draw:path>
            <draw:path draw:style-name="gr42" draw:text-style-name="P1" draw:layer="layout" svg:width="0.459cm" svg:height="0.341cm" svg:x="22.175cm" svg:y="8.851cm" svg:viewBox="0 0 460 342" svg:d="M0 106c0 43 0 87 0 130 98 0 197 0 295 0 0 35 0 71 0 106 55-55 110-110 165-165-55-59-110-118-165-177 0 35 0 71 0 106-98 0-197 0-295 0z">
              <text:p/>
            </draw:path>
            <draw:path draw:style-name="gr41" draw:text-style-name="P1" draw:layer="layout" svg:width="0.459cm" svg:height="0.341cm" svg:x="22.175cm" svg:y="8.851cm" svg:viewBox="0 0 460 342" svg:d="M0 106c0 43 0 87 0 130 98 0 197 0 295 0 0 35 0 71 0 106 55-55 110-110 165-165-55-59-110-118-165-177 0 35 0 71 0 106-98 0-197 0-295 0z">
              <text:p/>
            </draw:path>
            <draw:path draw:style-name="gr42" draw:text-style-name="P1" draw:layer="layout" svg:width="0.47cm" svg:height="0.33cm" svg:x="22.789cm" svg:y="8.851cm" svg:viewBox="0 0 471 331" svg:d="M471 225c0-40 0-79 0-119-98 0-196 0-294 0 0-35 0-71 0-106-59 55-118 110-177 165 55 55 110 111 165 166 0-35 0-71 0-106 102 0 204 0 306 0z">
              <text:p/>
            </draw:path>
            <draw:path draw:style-name="gr42" draw:text-style-name="P1" draw:layer="layout" svg:width="0.47cm" svg:height="0.33cm" svg:x="22.789cm" svg:y="8.851cm" svg:viewBox="0 0 471 331" svg:d="M471 225c0-40 0-79 0-119-98 0-196 0-294 0 0-35 0-71 0-106-59 55-118 110-177 165 55 55 110 111 165 166 0-35 0-71 0-106 102 0 204 0 306 0z">
              <text:p/>
            </draw:path>
            <draw:path draw:style-name="gr41" draw:text-style-name="P1" draw:layer="layout" svg:width="0.47cm" svg:height="0.33cm" svg:x="22.789cm" svg:y="8.851cm" svg:viewBox="0 0 471 331" svg:d="M471 225c0-40 0-79 0-119-98 0-196 0-294 0 0-35 0-71 0-106-59 55-118 110-177 165 55 55 110 111 165 166 0-35 0-71 0-106 102 0 204 0 306 0z">
              <text:p/>
            </draw:path>
            <draw:path draw:style-name="gr43" draw:text-style-name="P1" draw:layer="layout" svg:width="0.176cm" svg:height="1.214cm" svg:x="23.448cm" svg:y="8.297cm" svg:viewBox="0 0 177 1215" svg:d="M0 1215c59-59 118-118 177-176 0-347 0-693 0-1039-59 59-118 118-177 177 0 346 0 692 0 1038z">
              <text:p/>
            </draw:path>
            <draw:path draw:style-name="gr43" draw:text-style-name="P1" draw:layer="layout" svg:width="0.176cm" svg:height="1.214cm" svg:x="23.448cm" svg:y="8.297cm" svg:viewBox="0 0 177 1215" svg:d="M0 1215c59-59 118-118 177-176 0-347 0-693 0-1039-59 59-118 118-177 177 0 346 0 692 0 1038z">
              <text:p/>
            </draw:path>
            <draw:path draw:style-name="gr36" draw:text-style-name="P1" draw:layer="layout" svg:width="0.176cm" svg:height="1.214cm" svg:x="23.448cm" svg:y="8.297cm" svg:viewBox="0 0 177 1215" svg:d="M0 1215c59-59 118-118 177-176 0-347 0-693 0-1039-59 59-118 118-177 177 0 346 0 692 0 1038z">
              <text:p/>
            </draw:path>
            <draw:path draw:style-name="gr44" draw:text-style-name="P1" draw:layer="layout" svg:width="0.495cm" svg:height="0.235cm" svg:x="22.458cm" svg:y="8.238cm" svg:viewBox="0 0 496 236" svg:d="M496 236c-166 0-331 0-496 0 0-75 0-149 0-224 165-4 330-8 496-12 0 79 0 157 0 236z">
              <text:p/>
            </draw:path>
            <draw:path draw:style-name="gr44" draw:text-style-name="P1" draw:layer="layout" svg:width="0.495cm" svg:height="0.235cm" svg:x="22.458cm" svg:y="8.238cm" svg:viewBox="0 0 496 236" svg:d="M496 236c-166 0-331 0-496 0 0-75 0-149 0-224 165-4 330-8 496-12 0 79 0 157 0 236z">
              <text:p/>
            </draw:path>
            <draw:path draw:style-name="gr45" draw:text-style-name="P1" draw:layer="layout" svg:width="0.495cm" svg:height="0.235cm" svg:x="22.458cm" svg:y="8.238cm" svg:viewBox="0 0 496 236" svg:d="M496 236c-166 0-331 0-496 0 0-75 0-149 0-224 165-4 330-8 496-12 0 79 0 157 0 236z">
              <text:p/>
            </draw:path>
            <draw:path draw:style-name="gr46" draw:text-style-name="P1" draw:layer="layout" svg:width="0.494cm" svg:height="0.223cm" svg:x="22.953cm" svg:y="8.25cm" svg:viewBox="0 0 495 224" svg:d="M495 224c-165 0-330 0-495 0 0-75 0-149 0-224 165 0 330 0 495 0 0 75 0 149 0 224z">
              <text:p/>
            </draw:path>
            <draw:path draw:style-name="gr46" draw:text-style-name="P1" draw:layer="layout" svg:width="0.494cm" svg:height="0.223cm" svg:x="22.953cm" svg:y="8.25cm" svg:viewBox="0 0 495 224" svg:d="M495 224c-165 0-330 0-495 0 0-75 0-149 0-224 165 0 330 0 495 0 0 75 0 149 0 224z">
              <text:p/>
            </draw:path>
            <draw:path draw:style-name="gr45" draw:text-style-name="P1" draw:layer="layout" svg:width="0.494cm" svg:height="0.223cm" svg:x="22.953cm" svg:y="8.25cm" svg:viewBox="0 0 495 224" svg:d="M495 224c-165 0-330 0-495 0 0-75 0-149 0-224 165 0 330 0 495 0 0 75 0 149 0 224z">
              <text:p/>
            </draw:path>
            <draw:path draw:style-name="gr46" draw:text-style-name="P1" draw:layer="layout" svg:width="0.494cm" svg:height="0.235cm" svg:x="21.963cm" svg:y="8.238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1.963cm" svg:y="8.238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21.963cm" svg:y="8.238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1.963cm" svg:y="8.014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1.963cm" svg:y="8.014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21.963cm" svg:y="8.014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2.953cm" svg:y="8.014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2.953cm" svg:y="8.014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22.953cm" svg:y="8.014cm" svg:viewBox="0 0 495 236" svg:d="M495 236c-165 0-330 0-495 0 0-79 0-157 0-236 165 0 330 0 495 0 0 79 0 157 0 236z">
              <text:p/>
            </draw:path>
            <draw:path draw:style-name="gr46" draw:text-style-name="P1" draw:layer="layout" svg:width="0.495cm" svg:height="0.235cm" svg:x="22.718cm" svg:y="8.014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22.718cm" svg:y="8.014cm" svg:viewBox="0 0 496 236" svg:d="M496 236c-166 0-331 0-496 0 0-79 0-157 0-236 165 0 330 0 496 0 0 79 0 157 0 236z">
              <text:p/>
            </draw:path>
            <draw:path draw:style-name="gr45" draw:text-style-name="P1" draw:layer="layout" svg:width="0.495cm" svg:height="0.235cm" svg:x="22.718cm" svg:y="8.014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22.222cm" svg:y="8.014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22.222cm" svg:y="8.014cm" svg:viewBox="0 0 496 236" svg:d="M496 236c-166 0-331 0-496 0 0-79 0-157 0-236 165 0 330 0 496 0 0 79 0 157 0 236z">
              <text:p/>
            </draw:path>
            <draw:path draw:style-name="gr45" draw:text-style-name="P1" draw:layer="layout" svg:width="0.495cm" svg:height="0.235cm" svg:x="22.222cm" svg:y="8.014cm" svg:viewBox="0 0 496 236" svg:d="M496 236c-166 0-331 0-496 0 0-79 0-157 0-236 165 0 330 0 496 0 0 79 0 157 0 236z">
              <text:p/>
            </draw:path>
            <draw:path draw:style-name="gr47" draw:text-style-name="P1" draw:layer="layout" svg:width="0.082cm" svg:height="0.33cm" svg:x="23.542cm" svg:y="7.601cm" svg:viewBox="0 0 83 331" svg:d="M0 331c28-32 55-63 83-95 0-79 0-157 0-236-28 32-55 63-83 95 0 79 0 157 0 236z">
              <text:p/>
            </draw:path>
            <draw:path draw:style-name="gr47" draw:text-style-name="P1" draw:layer="layout" svg:width="0.082cm" svg:height="0.33cm" svg:x="23.542cm" svg:y="7.601cm" svg:viewBox="0 0 83 331" svg:d="M0 331c28-32 55-63 83-95 0-79 0-157 0-236-28 32-55 63-83 95 0 79 0 157 0 236z">
              <text:p/>
            </draw:path>
            <draw:path draw:style-name="gr48" draw:text-style-name="P1" draw:layer="layout" svg:width="0.082cm" svg:height="0.33cm" svg:x="23.542cm" svg:y="7.601cm" svg:viewBox="0 0 83 331" svg:d="M0 331c28-32 55-63 83-95 0-79 0-157 0-236-28 32-55 63-83 95 0 79 0 157 0 236z">
              <text:p/>
            </draw:path>
            <draw:path draw:style-name="gr49" draw:text-style-name="P1" draw:layer="layout" svg:width="0.588cm" svg:height="0.094cm" svg:x="23.036cm" svg:y="7.601cm" svg:viewBox="0 0 589 95" svg:d="M0 95c31-32 63-63 94-95 165 0 330 0 495 0-28 32-56 63-83 95-169 0-337 0-506 0z">
              <text:p/>
            </draw:path>
            <draw:path draw:style-name="gr49" draw:text-style-name="P1" draw:layer="layout" svg:width="0.588cm" svg:height="0.094cm" svg:x="23.036cm" svg:y="7.601cm" svg:viewBox="0 0 589 95" svg:d="M0 95c31-32 63-63 94-95 165 0 330 0 495 0-28 32-56 63-83 95-169 0-337 0-506 0z">
              <text:p/>
            </draw:path>
            <draw:path draw:style-name="gr50" draw:text-style-name="P1" draw:layer="layout" svg:width="0.588cm" svg:height="0.094cm" svg:x="23.036cm" svg:y="7.601cm" svg:viewBox="0 0 589 95" svg:d="M0 95c31-32 63-63 94-95 165 0 330 0 495 0-28 32-56 63-83 95-169 0-337 0-506 0z">
              <text:p/>
            </draw:path>
            <draw:path draw:style-name="gr49" draw:text-style-name="P1" draw:layer="layout" svg:width="0.6cm" svg:height="0.093cm" svg:x="22.447cm" svg:y="7.684cm" svg:viewBox="0 0 601 94" svg:d="M0 94c31-31 63-63 94-94 169 0 338 0 507 0-32 31-63 63-94 94-169 0-338 0-507 0z">
              <text:p/>
            </draw:path>
            <draw:path draw:style-name="gr49" draw:text-style-name="P1" draw:layer="layout" svg:width="0.6cm" svg:height="0.093cm" svg:x="22.447cm" svg:y="7.684cm" svg:viewBox="0 0 601 94" svg:d="M0 94c31-31 63-63 94-94 169 0 338 0 507 0-32 31-63 63-94 94-169 0-338 0-507 0z">
              <text:p/>
            </draw:path>
            <draw:path draw:style-name="gr50" draw:text-style-name="P1" draw:layer="layout" svg:width="0.6cm" svg:height="0.093cm" svg:x="22.447cm" svg:y="7.684cm" svg:viewBox="0 0 601 94" svg:d="M0 94c31-31 63-63 94-94 169 0 338 0 507 0-32 31-63 63-94 94-169 0-338 0-507 0z">
              <text:p/>
            </draw:path>
            <draw:path draw:style-name="gr49" draw:text-style-name="P1" draw:layer="layout" svg:width="0.577cm" svg:height="0.094cm" svg:x="22.553cm" svg:y="7.601cm" svg:viewBox="0 0 578 95" svg:d="M0 95c27-32 55-63 82-95 165 0 330 0 496 0-32 32-63 63-94 95-162 0-323 0-484 0z">
              <text:p/>
            </draw:path>
            <draw:path draw:style-name="gr49" draw:text-style-name="P1" draw:layer="layout" svg:width="0.577cm" svg:height="0.094cm" svg:x="22.553cm" svg:y="7.601cm" svg:viewBox="0 0 578 95" svg:d="M0 95c27-32 55-63 82-95 165 0 330 0 496 0-32 32-63 63-94 95-162 0-323 0-484 0z">
              <text:p/>
            </draw:path>
            <draw:path draw:style-name="gr50" draw:text-style-name="P1" draw:layer="layout" svg:width="0.577cm" svg:height="0.094cm" svg:x="22.553cm" svg:y="7.601cm" svg:viewBox="0 0 578 95" svg:d="M0 95c27-32 55-63 82-95 165 0 330 0 496 0-32 32-63 63-94 95-162 0-323 0-484 0z">
              <text:p/>
            </draw:path>
            <draw:path draw:style-name="gr49" draw:text-style-name="P1" draw:layer="layout" svg:width="0.589cm" svg:height="0.081cm" svg:x="21.963cm" svg:y="7.696cm" svg:viewBox="0 0 590 82" svg:d="M0 82c27-27 55-55 82-82 169 0 338 0 508 0-32 27-64 55-95 82-165 0-330 0-495 0z">
              <text:p/>
            </draw:path>
            <draw:path draw:style-name="gr49" draw:text-style-name="P1" draw:layer="layout" svg:width="0.589cm" svg:height="0.081cm" svg:x="21.963cm" svg:y="7.696cm" svg:viewBox="0 0 590 82" svg:d="M0 82c27-27 55-55 82-82 169 0 338 0 508 0-32 27-64 55-95 82-165 0-330 0-495 0z">
              <text:p/>
            </draw:path>
            <draw:path draw:style-name="gr50" draw:text-style-name="P1" draw:layer="layout" svg:width="0.589cm" svg:height="0.081cm" svg:x="21.963cm" svg:y="7.696cm" svg:viewBox="0 0 590 82" svg:d="M0 82c27-27 55-55 82-82 169 0 338 0 508 0-32 27-64 55-95 82-165 0-330 0-495 0z">
              <text:p/>
            </draw:path>
            <draw:path draw:style-name="gr49" draw:text-style-name="P1" draw:layer="layout" svg:width="0.589cm" svg:height="0.094cm" svg:x="22.045cm" svg:y="7.601cm" svg:viewBox="0 0 590 95" svg:d="M0 95c32-32 63-63 95-95 165 0 330 0 495 0-28 32-55 63-82 95-170 0-339 0-508 0z">
              <text:p/>
            </draw:path>
            <draw:path draw:style-name="gr49" draw:text-style-name="P1" draw:layer="layout" svg:width="0.589cm" svg:height="0.094cm" svg:x="22.045cm" svg:y="7.601cm" svg:viewBox="0 0 590 95" svg:d="M0 95c32-32 63-63 95-95 165 0 330 0 495 0-28 32-55 63-82 95-170 0-339 0-508 0z">
              <text:p/>
            </draw:path>
            <draw:path draw:style-name="gr50" draw:text-style-name="P1" draw:layer="layout" svg:width="0.589cm" svg:height="0.094cm" svg:x="22.045cm" svg:y="7.601cm" svg:viewBox="0 0 590 95" svg:d="M0 95c32-32 63-63 95-95 165 0 330 0 495 0-28 32-55 63-82 95-170 0-339 0-508 0z">
              <text:p/>
            </draw:path>
            <draw:path draw:style-name="gr47" draw:text-style-name="P1" draw:layer="layout" svg:width="0.082cm" svg:height="0.318cm" svg:x="23.542cm" svg:y="7.837cm" svg:viewBox="0 0 83 319" svg:d="M0 319c28-28 55-55 83-83 0-79 0-157 0-236-28 27-55 55-83 82 0 79 0 158 0 237z">
              <text:p/>
            </draw:path>
            <draw:path draw:style-name="gr47" draw:text-style-name="P1" draw:layer="layout" svg:width="0.082cm" svg:height="0.318cm" svg:x="23.542cm" svg:y="7.837cm" svg:viewBox="0 0 83 319" svg:d="M0 319c28-28 55-55 83-83 0-79 0-157 0-236-28 27-55 55-83 82 0 79 0 158 0 237z">
              <text:p/>
            </draw:path>
            <draw:path draw:style-name="gr48" draw:text-style-name="P1" draw:layer="layout" svg:width="0.082cm" svg:height="0.318cm" svg:x="23.542cm" svg:y="7.837cm" svg:viewBox="0 0 83 319" svg:d="M0 319c28-28 55-55 83-83 0-79 0-157 0-236-28 27-55 55-83 82 0 79 0 158 0 237z">
              <text:p/>
            </draw:path>
            <draw:path draw:style-name="gr47" draw:text-style-name="P1" draw:layer="layout" svg:width="0.093cm" svg:height="0.33cm" svg:x="23.448cm" svg:y="7.919cm" svg:viewBox="0 0 94 331" svg:d="M0 331c31-31 63-63 94-94 0-79 0-158 0-237-31 32-63 63-94 95 0 79 0 157 0 236z">
              <text:p/>
            </draw:path>
            <draw:path draw:style-name="gr47" draw:text-style-name="P1" draw:layer="layout" svg:width="0.093cm" svg:height="0.33cm" svg:x="23.448cm" svg:y="7.919cm" svg:viewBox="0 0 94 331" svg:d="M0 331c31-31 63-63 94-94 0-79 0-158 0-237-31 32-63 63-94 95 0 79 0 157 0 236z">
              <text:p/>
            </draw:path>
            <draw:path draw:style-name="gr48" draw:text-style-name="P1" draw:layer="layout" svg:width="0.093cm" svg:height="0.33cm" svg:x="23.448cm" svg:y="7.919cm" svg:viewBox="0 0 94 331" svg:d="M0 331c31-31 63-63 94-94 0-79 0-158 0-237-31 32-63 63-94 95 0 79 0 157 0 236z">
              <text:p/>
            </draw:path>
            <draw:path draw:style-name="gr47" draw:text-style-name="P1" draw:layer="layout" svg:width="0.082cm" svg:height="0.318cm" svg:x="23.542cm" svg:y="8.073cm" svg:viewBox="0 0 83 319" svg:d="M0 319c28-32 55-63 83-95 0-75 0-149 0-224-28 28-55 55-83 83 0 79 0 157 0 236z">
              <text:p/>
            </draw:path>
            <draw:path draw:style-name="gr47" draw:text-style-name="P1" draw:layer="layout" svg:width="0.082cm" svg:height="0.318cm" svg:x="23.542cm" svg:y="8.073cm" svg:viewBox="0 0 83 319" svg:d="M0 319c28-32 55-63 83-95 0-75 0-149 0-224-28 28-55 55-83 83 0 79 0 157 0 236z">
              <text:p/>
            </draw:path>
            <draw:path draw:style-name="gr48" draw:text-style-name="P1" draw:layer="layout" svg:width="0.082cm" svg:height="0.318cm" svg:x="23.542cm" svg:y="8.073cm" svg:viewBox="0 0 83 319" svg:d="M0 319c28-32 55-63 83-95 0-75 0-149 0-224-28 28-55 55-83 83 0 79 0 157 0 236z">
              <text:p/>
            </draw:path>
            <draw:path draw:style-name="gr47" draw:text-style-name="P1" draw:layer="layout" svg:width="0.093cm" svg:height="0.317cm" svg:x="23.448cm" svg:y="8.156cm" svg:viewBox="0 0 94 318" svg:d="M0 318c31-27 63-55 94-82 0-79 0-157 0-236-31 31-63 63-94 94 0 75 0 149 0 224z">
              <text:p/>
            </draw:path>
            <draw:path draw:style-name="gr47" draw:text-style-name="P1" draw:layer="layout" svg:width="0.093cm" svg:height="0.317cm" svg:x="23.448cm" svg:y="8.156cm" svg:viewBox="0 0 94 318" svg:d="M0 318c31-27 63-55 94-82 0-79 0-157 0-236-31 31-63 63-94 94 0 75 0 149 0 224z">
              <text:p/>
            </draw:path>
            <draw:path draw:style-name="gr48" draw:text-style-name="P1" draw:layer="layout" svg:width="0.093cm" svg:height="0.317cm" svg:x="23.448cm" svg:y="8.156cm" svg:viewBox="0 0 94 318" svg:d="M0 318c31-27 63-55 94-82 0-79 0-157 0-236-31 31-63 63-94 94 0 75 0 149 0 224z">
              <text:p/>
            </draw:path>
            <draw:path draw:style-name="gr46" draw:text-style-name="P1" draw:layer="layout" svg:width="0.495cm" svg:height="0.235cm" svg:x="22.458cm" svg:y="7.778cm" svg:viewBox="0 0 496 236" svg:d="M496 236c-166 0-331 0-496 0 0-79 0-157 0-236 165 0 330 0 496 0 0 79 0 157 0 236z">
              <text:p/>
            </draw:path>
            <draw:path draw:style-name="gr46" draw:text-style-name="P1" draw:layer="layout" svg:width="0.495cm" svg:height="0.235cm" svg:x="22.458cm" svg:y="7.778cm" svg:viewBox="0 0 496 236" svg:d="M496 236c-166 0-331 0-496 0 0-79 0-157 0-236 165 0 330 0 496 0 0 79 0 157 0 236z">
              <text:p/>
            </draw:path>
            <draw:path draw:style-name="gr45" draw:text-style-name="P1" draw:layer="layout" svg:width="0.495cm" svg:height="0.235cm" svg:x="22.458cm" svg:y="7.778cm" svg:viewBox="0 0 496 236" svg:d="M496 236c-166 0-331 0-496 0 0-79 0-157 0-236 165 0 330 0 496 0 0 79 0 157 0 236z">
              <text:p/>
            </draw:path>
            <draw:path draw:style-name="gr46" draw:text-style-name="P1" draw:layer="layout" svg:width="0.494cm" svg:height="0.235cm" svg:x="21.963cm" svg:y="7.778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1.963cm" svg:y="7.778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21.963cm" svg:y="7.778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2.953cm" svg:y="7.778cm" svg:viewBox="0 0 495 236" svg:d="M495 236c-165 0-330 0-495 0 0-79 0-157 0-236 165 0 330 0 495 0 0 79 0 157 0 236z">
              <text:p/>
            </draw:path>
            <draw:path draw:style-name="gr46" draw:text-style-name="P1" draw:layer="layout" svg:width="0.494cm" svg:height="0.235cm" svg:x="22.953cm" svg:y="7.778cm" svg:viewBox="0 0 495 236" svg:d="M495 236c-165 0-330 0-495 0 0-79 0-157 0-236 165 0 330 0 495 0 0 79 0 157 0 236z">
              <text:p/>
            </draw:path>
            <draw:path draw:style-name="gr45" draw:text-style-name="P1" draw:layer="layout" svg:width="0.494cm" svg:height="0.235cm" svg:x="22.953cm" svg:y="7.778cm" svg:viewBox="0 0 495 236" svg:d="M495 236c-165 0-330 0-495 0 0-79 0-157 0-236 165 0 330 0 495 0 0 79 0 157 0 236z">
              <text:p/>
            </draw:path>
            <draw:path draw:style-name="gr49" draw:text-style-name="P1" draw:layer="layout" svg:width="0.588cm" svg:height="0.081cm" svg:x="22.953cm" svg:y="7.696cm" svg:viewBox="0 0 589 82" svg:d="M0 82c31-27 63-55 94-82 165 0 330 0 495 0-28 27-55 55-82 82-169 0-338 0-507 0z">
              <text:p/>
            </draw:path>
            <draw:path draw:style-name="gr49" draw:text-style-name="P1" draw:layer="layout" svg:width="0.588cm" svg:height="0.081cm" svg:x="22.953cm" svg:y="7.696cm" svg:viewBox="0 0 589 82" svg:d="M0 82c31-27 63-55 94-82 165 0 330 0 495 0-28 27-55 55-82 82-169 0-338 0-507 0z">
              <text:p/>
            </draw:path>
            <draw:path draw:style-name="gr50" draw:text-style-name="P1" draw:layer="layout" svg:width="0.588cm" svg:height="0.081cm" svg:x="22.953cm" svg:y="7.696cm" svg:viewBox="0 0 589 82" svg:d="M0 82c31-27 63-55 94-82 165 0 330 0 495 0-28 27-55 55-82 82-169 0-338 0-507 0z">
              <text:p/>
            </draw:path>
            <draw:path draw:style-name="gr47" draw:text-style-name="P1" draw:layer="layout" svg:width="0.093cm" svg:height="0.329cm" svg:x="23.448cm" svg:y="7.684cm" svg:viewBox="0 0 94 330" svg:d="M0 330c31-32 63-63 94-95 0-78 0-157 0-235-31 31-63 63-94 94 0 79 0 157 0 236z">
              <text:p/>
            </draw:path>
            <draw:path draw:style-name="gr47" draw:text-style-name="P1" draw:layer="layout" svg:width="0.093cm" svg:height="0.329cm" svg:x="23.448cm" svg:y="7.684cm" svg:viewBox="0 0 94 330" svg:d="M0 330c31-32 63-63 94-95 0-78 0-157 0-235-31 31-63 63-94 94 0 79 0 157 0 236z">
              <text:p/>
            </draw:path>
            <draw:path draw:style-name="gr48" draw:text-style-name="P1" draw:layer="layout" svg:width="0.093cm" svg:height="0.329cm" svg:x="23.448cm" svg:y="7.684cm" svg:viewBox="0 0 94 330" svg:d="M0 330c31-32 63-63 94-95 0-78 0-157 0-235-31 31-63 63-94 94 0 79 0 157 0 236z">
              <text:p/>
            </draw:path>
          </draw:g>
          <draw:g>
            <draw:path draw:style-name="gr22" draw:text-style-name="P1" draw:layer="layout" svg:width="0.629cm" svg:height="0.9cm" svg:x="9.1cm" svg:y="18.499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9.1cm" svg:y="18.499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9.1cm" svg:y="18.315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9.1cm" svg:y="18.315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9.73cm" svg:y="18.315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9.73cm" svg:y="18.315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9.112cm" svg:y="18.747cm" svg:viewBox="0 0 608 0" svg:d="M0 0c203 0 405 0 608 0">
              <text:p/>
            </draw:path>
            <draw:path draw:style-name="gr29" draw:text-style-name="P1" draw:layer="layout" svg:width="0.615cm" svg:height="0cm" svg:x="9.107cm" svg:y="18.742cm" svg:viewBox="0 0 616 0" svg:d="M0 0c205 0 411 0 616 0">
              <text:p/>
            </draw:path>
            <draw:path draw:style-name="gr28" draw:text-style-name="P1" draw:layer="layout" svg:width="0.606cm" svg:height="0cm" svg:x="9.112cm" svg:y="19.042cm" svg:viewBox="0 0 607 0" svg:d="M0 0c202 0 405 0 607 0">
              <text:p/>
            </draw:path>
            <draw:path draw:style-name="gr29" draw:text-style-name="P1" draw:layer="layout" svg:width="0.615cm" svg:height="0cm" svg:x="9.107cm" svg:y="19.037cm" svg:viewBox="0 0 616 0" svg:d="M0 0c205 0 411 0 616 0">
              <text:p/>
            </draw:path>
            <draw:path draw:style-name="gr28" draw:text-style-name="P1" draw:layer="layout" svg:width="0.178cm" svg:height="0cm" svg:x="9.323cm" svg:y="18.919cm" svg:viewBox="0 0 179 0" svg:d="M0 0c60 0 119 0 179 0">
              <text:p/>
            </draw:path>
            <draw:path draw:style-name="gr28" draw:text-style-name="P1" draw:layer="layout" svg:width="0.178cm" svg:height="0cm" svg:x="9.323cm" svg:y="18.865cm" svg:viewBox="0 0 179 0" svg:d="M0 0c60 0 119 0 179 0">
              <text:p/>
            </draw:path>
            <draw:path draw:style-name="gr30" draw:text-style-name="P1" draw:layer="layout" svg:width="0.314cm" svg:height="0.171cm" svg:x="9.253cm" svg:y="18.809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9.253cm" svg:y="18.809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9.41cm" svg:y="18.917cm" svg:viewBox="0 0 0 0" draw:points="0,0">
              <text:p/>
            </draw:polygon>
            <draw:path draw:style-name="gr29" draw:text-style-name="P1" draw:layer="layout" svg:width="0.178cm" svg:height="0cm" svg:x="9.317cm" svg:y="18.912cm" svg:viewBox="0 0 179 0" svg:d="M0 0c60 0 119 0 179 0">
              <text:p/>
            </draw:path>
            <draw:path draw:style-name="gr29" draw:text-style-name="P1" draw:layer="layout" svg:width="0.178cm" svg:height="0cm" svg:x="9.317cm" svg:y="18.858cm" svg:viewBox="0 0 179 0" svg:d="M0 0c60 0 119 0 179 0">
              <text:p/>
            </draw:path>
            <draw:path draw:style-name="gr32" draw:text-style-name="P1" draw:layer="layout" svg:width="0.314cm" svg:height="0.171cm" svg:x="9.246cm" svg:y="18.803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9.246cm" svg:y="18.803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9.404cm" svg:y="18.911cm" svg:viewBox="0 0 0 0" draw:points="0,0">
              <text:p/>
            </draw:polygon>
          </draw:g>
          <draw:g>
            <draw:path draw:style-name="gr22" draw:text-style-name="P1" draw:layer="layout" svg:width="0.629cm" svg:height="0.9cm" svg:x="10.386cm" svg:y="17.499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0.386cm" svg:y="17.499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0.386cm" svg:y="17.315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0.386cm" svg:y="17.315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1.016cm" svg:y="17.315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1.016cm" svg:y="17.315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0.398cm" svg:y="17.747cm" svg:viewBox="0 0 608 0" svg:d="M0 0c203 0 405 0 608 0">
              <text:p/>
            </draw:path>
            <draw:path draw:style-name="gr29" draw:text-style-name="P1" draw:layer="layout" svg:width="0.615cm" svg:height="0cm" svg:x="10.393cm" svg:y="17.742cm" svg:viewBox="0 0 616 0" svg:d="M0 0c205 0 411 0 616 0">
              <text:p/>
            </draw:path>
            <draw:path draw:style-name="gr28" draw:text-style-name="P1" draw:layer="layout" svg:width="0.606cm" svg:height="0cm" svg:x="10.398cm" svg:y="18.042cm" svg:viewBox="0 0 607 0" svg:d="M0 0c202 0 405 0 607 0">
              <text:p/>
            </draw:path>
            <draw:path draw:style-name="gr29" draw:text-style-name="P1" draw:layer="layout" svg:width="0.615cm" svg:height="0cm" svg:x="10.393cm" svg:y="18.037cm" svg:viewBox="0 0 616 0" svg:d="M0 0c205 0 411 0 616 0">
              <text:p/>
            </draw:path>
            <draw:path draw:style-name="gr28" draw:text-style-name="P1" draw:layer="layout" svg:width="0.178cm" svg:height="0cm" svg:x="10.609cm" svg:y="17.919cm" svg:viewBox="0 0 179 0" svg:d="M0 0c60 0 119 0 179 0">
              <text:p/>
            </draw:path>
            <draw:path draw:style-name="gr28" draw:text-style-name="P1" draw:layer="layout" svg:width="0.178cm" svg:height="0cm" svg:x="10.609cm" svg:y="17.865cm" svg:viewBox="0 0 179 0" svg:d="M0 0c60 0 119 0 179 0">
              <text:p/>
            </draw:path>
            <draw:path draw:style-name="gr30" draw:text-style-name="P1" draw:layer="layout" svg:width="0.314cm" svg:height="0.171cm" svg:x="10.539cm" svg:y="17.809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0.539cm" svg:y="17.809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0.696cm" svg:y="17.917cm" svg:viewBox="0 0 0 0" draw:points="0,0">
              <text:p/>
            </draw:polygon>
            <draw:path draw:style-name="gr29" draw:text-style-name="P1" draw:layer="layout" svg:width="0.178cm" svg:height="0cm" svg:x="10.603cm" svg:y="17.912cm" svg:viewBox="0 0 179 0" svg:d="M0 0c60 0 119 0 179 0">
              <text:p/>
            </draw:path>
            <draw:path draw:style-name="gr29" draw:text-style-name="P1" draw:layer="layout" svg:width="0.178cm" svg:height="0cm" svg:x="10.603cm" svg:y="17.858cm" svg:viewBox="0 0 179 0" svg:d="M0 0c60 0 119 0 179 0">
              <text:p/>
            </draw:path>
            <draw:path draw:style-name="gr32" draw:text-style-name="P1" draw:layer="layout" svg:width="0.314cm" svg:height="0.171cm" svg:x="10.532cm" svg:y="17.803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0.532cm" svg:y="17.803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0.69cm" svg:y="17.911cm" svg:viewBox="0 0 0 0" draw:points="0,0">
              <text:p/>
            </draw:polygon>
          </draw:g>
          <draw:g>
            <draw:path draw:style-name="gr22" draw:text-style-name="P1" draw:layer="layout" svg:width="0.629cm" svg:height="0.9cm" svg:x="9.4cm" svg:y="16.584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9.4cm" svg:y="16.584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9.4cm" svg:y="16.4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9.4cm" svg:y="16.4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0.03cm" svg:y="16.4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0.03cm" svg:y="16.4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9.412cm" svg:y="16.832cm" svg:viewBox="0 0 608 0" svg:d="M0 0c203 0 405 0 608 0">
              <text:p/>
            </draw:path>
            <draw:path draw:style-name="gr29" draw:text-style-name="P1" draw:layer="layout" svg:width="0.615cm" svg:height="0cm" svg:x="9.407cm" svg:y="16.827cm" svg:viewBox="0 0 616 0" svg:d="M0 0c205 0 411 0 616 0">
              <text:p/>
            </draw:path>
            <draw:path draw:style-name="gr28" draw:text-style-name="P1" draw:layer="layout" svg:width="0.606cm" svg:height="0cm" svg:x="9.412cm" svg:y="17.127cm" svg:viewBox="0 0 607 0" svg:d="M0 0c202 0 405 0 607 0">
              <text:p/>
            </draw:path>
            <draw:path draw:style-name="gr29" draw:text-style-name="P1" draw:layer="layout" svg:width="0.615cm" svg:height="0cm" svg:x="9.407cm" svg:y="17.122cm" svg:viewBox="0 0 616 0" svg:d="M0 0c205 0 411 0 616 0">
              <text:p/>
            </draw:path>
            <draw:path draw:style-name="gr28" draw:text-style-name="P1" draw:layer="layout" svg:width="0.178cm" svg:height="0cm" svg:x="9.623cm" svg:y="17.004cm" svg:viewBox="0 0 179 0" svg:d="M0 0c60 0 119 0 179 0">
              <text:p/>
            </draw:path>
            <draw:path draw:style-name="gr28" draw:text-style-name="P1" draw:layer="layout" svg:width="0.178cm" svg:height="0cm" svg:x="9.623cm" svg:y="16.95cm" svg:viewBox="0 0 179 0" svg:d="M0 0c60 0 119 0 179 0">
              <text:p/>
            </draw:path>
            <draw:path draw:style-name="gr30" draw:text-style-name="P1" draw:layer="layout" svg:width="0.314cm" svg:height="0.171cm" svg:x="9.553cm" svg:y="16.894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9.553cm" svg:y="16.894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9.71cm" svg:y="17.002cm" svg:viewBox="0 0 0 0" draw:points="0,0">
              <text:p/>
            </draw:polygon>
            <draw:path draw:style-name="gr29" draw:text-style-name="P1" draw:layer="layout" svg:width="0.178cm" svg:height="0cm" svg:x="9.617cm" svg:y="16.997cm" svg:viewBox="0 0 179 0" svg:d="M0 0c60 0 119 0 179 0">
              <text:p/>
            </draw:path>
            <draw:path draw:style-name="gr29" draw:text-style-name="P1" draw:layer="layout" svg:width="0.178cm" svg:height="0cm" svg:x="9.617cm" svg:y="16.943cm" svg:viewBox="0 0 179 0" svg:d="M0 0c60 0 119 0 179 0">
              <text:p/>
            </draw:path>
            <draw:path draw:style-name="gr32" draw:text-style-name="P1" draw:layer="layout" svg:width="0.314cm" svg:height="0.171cm" svg:x="9.546cm" svg:y="16.888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9.546cm" svg:y="16.888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9.704cm" svg:y="16.996cm" svg:viewBox="0 0 0 0" draw:points="0,0">
              <text:p/>
            </draw:polygon>
          </draw:g>
          <draw:path draw:style-name="gr1" draw:text-style-name="P1" draw:layer="layout" svg:width="1.165cm" svg:height="-0.001cm" draw:transform="rotate (1.03044239037745) translate (18.6cm 14.6cm)" svg:viewBox="0 0 1166 0" svg:d="M0 0c389 0 777 0 1166 0">
            <text:p/>
          </draw:path>
          <draw:path draw:style-name="gr1" draw:text-style-name="P1" draw:layer="layout" svg:width="1.165cm" svg:height="-0.001cm" draw:transform="rotate (-1.03044239037745) translate (18.6000655664321cm 12.5999606659869cm)" svg:viewBox="0 0 1166 0" svg:d="M0 0c389 0 777 0 1166 0">
            <text:p/>
          </draw:path>
          <draw:g>
            <draw:path draw:style-name="gr22" draw:text-style-name="P1" draw:layer="layout" svg:width="0.629cm" svg:height="0.9cm" svg:x="17.986cm" svg:y="14.184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7.986cm" svg:y="14.184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7.986cm" svg:y="14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7.986cm" svg:y="14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8.616cm" svg:y="14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8.616cm" svg:y="14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7.998cm" svg:y="14.432cm" svg:viewBox="0 0 608 0" svg:d="M0 0c203 0 405 0 608 0">
              <text:p/>
            </draw:path>
            <draw:path draw:style-name="gr29" draw:text-style-name="P1" draw:layer="layout" svg:width="0.615cm" svg:height="0cm" svg:x="17.993cm" svg:y="14.427cm" svg:viewBox="0 0 616 0" svg:d="M0 0c205 0 411 0 616 0">
              <text:p/>
            </draw:path>
            <draw:path draw:style-name="gr28" draw:text-style-name="P1" draw:layer="layout" svg:width="0.606cm" svg:height="0cm" svg:x="17.998cm" svg:y="14.727cm" svg:viewBox="0 0 607 0" svg:d="M0 0c202 0 405 0 607 0">
              <text:p/>
            </draw:path>
            <draw:path draw:style-name="gr29" draw:text-style-name="P1" draw:layer="layout" svg:width="0.615cm" svg:height="0cm" svg:x="17.993cm" svg:y="14.722cm" svg:viewBox="0 0 616 0" svg:d="M0 0c205 0 411 0 616 0">
              <text:p/>
            </draw:path>
            <draw:path draw:style-name="gr28" draw:text-style-name="P1" draw:layer="layout" svg:width="0.178cm" svg:height="0cm" svg:x="18.209cm" svg:y="14.604cm" svg:viewBox="0 0 179 0" svg:d="M0 0c60 0 119 0 179 0">
              <text:p/>
            </draw:path>
            <draw:path draw:style-name="gr28" draw:text-style-name="P1" draw:layer="layout" svg:width="0.178cm" svg:height="0cm" svg:x="18.209cm" svg:y="14.55cm" svg:viewBox="0 0 179 0" svg:d="M0 0c60 0 119 0 179 0">
              <text:p/>
            </draw:path>
            <draw:path draw:style-name="gr30" draw:text-style-name="P1" draw:layer="layout" svg:width="0.314cm" svg:height="0.171cm" svg:x="18.139cm" svg:y="14.494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8.139cm" svg:y="14.494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8.296cm" svg:y="14.602cm" svg:viewBox="0 0 0 0" draw:points="0,0">
              <text:p/>
            </draw:polygon>
            <draw:path draw:style-name="gr29" draw:text-style-name="P1" draw:layer="layout" svg:width="0.178cm" svg:height="0cm" svg:x="18.203cm" svg:y="14.597cm" svg:viewBox="0 0 179 0" svg:d="M0 0c60 0 119 0 179 0">
              <text:p/>
            </draw:path>
            <draw:path draw:style-name="gr29" draw:text-style-name="P1" draw:layer="layout" svg:width="0.178cm" svg:height="0cm" svg:x="18.203cm" svg:y="14.543cm" svg:viewBox="0 0 179 0" svg:d="M0 0c60 0 119 0 179 0">
              <text:p/>
            </draw:path>
            <draw:path draw:style-name="gr32" draw:text-style-name="P1" draw:layer="layout" svg:width="0.314cm" svg:height="0.171cm" svg:x="18.132cm" svg:y="14.488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8.132cm" svg:y="14.488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8.29cm" svg:y="14.596cm" svg:viewBox="0 0 0 0" draw:points="0,0">
              <text:p/>
            </draw:polygon>
          </draw:g>
          <draw:g>
            <draw:path draw:style-name="gr22" draw:text-style-name="P1" draw:layer="layout" svg:width="0.629cm" svg:height="0.9cm" svg:x="16.786cm" svg:y="13.299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6.786cm" svg:y="13.299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6.786cm" svg:y="13.115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6.786cm" svg:y="13.115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7.416cm" svg:y="13.115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7.416cm" svg:y="13.115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6.798cm" svg:y="13.547cm" svg:viewBox="0 0 608 0" svg:d="M0 0c203 0 405 0 608 0">
              <text:p/>
            </draw:path>
            <draw:path draw:style-name="gr29" draw:text-style-name="P1" draw:layer="layout" svg:width="0.615cm" svg:height="0cm" svg:x="16.793cm" svg:y="13.542cm" svg:viewBox="0 0 616 0" svg:d="M0 0c205 0 411 0 616 0">
              <text:p/>
            </draw:path>
            <draw:path draw:style-name="gr28" draw:text-style-name="P1" draw:layer="layout" svg:width="0.606cm" svg:height="0cm" svg:x="16.798cm" svg:y="13.842cm" svg:viewBox="0 0 607 0" svg:d="M0 0c202 0 405 0 607 0">
              <text:p/>
            </draw:path>
            <draw:path draw:style-name="gr29" draw:text-style-name="P1" draw:layer="layout" svg:width="0.615cm" svg:height="0cm" svg:x="16.793cm" svg:y="13.837cm" svg:viewBox="0 0 616 0" svg:d="M0 0c205 0 411 0 616 0">
              <text:p/>
            </draw:path>
            <draw:path draw:style-name="gr28" draw:text-style-name="P1" draw:layer="layout" svg:width="0.178cm" svg:height="0cm" svg:x="17.009cm" svg:y="13.719cm" svg:viewBox="0 0 179 0" svg:d="M0 0c60 0 119 0 179 0">
              <text:p/>
            </draw:path>
            <draw:path draw:style-name="gr28" draw:text-style-name="P1" draw:layer="layout" svg:width="0.178cm" svg:height="0cm" svg:x="17.009cm" svg:y="13.665cm" svg:viewBox="0 0 179 0" svg:d="M0 0c60 0 119 0 179 0">
              <text:p/>
            </draw:path>
            <draw:path draw:style-name="gr30" draw:text-style-name="P1" draw:layer="layout" svg:width="0.314cm" svg:height="0.171cm" svg:x="16.939cm" svg:y="13.609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6.939cm" svg:y="13.609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7.096cm" svg:y="13.717cm" svg:viewBox="0 0 0 0" draw:points="0,0">
              <text:p/>
            </draw:polygon>
            <draw:path draw:style-name="gr29" draw:text-style-name="P1" draw:layer="layout" svg:width="0.178cm" svg:height="0cm" svg:x="17.003cm" svg:y="13.712cm" svg:viewBox="0 0 179 0" svg:d="M0 0c60 0 119 0 179 0">
              <text:p/>
            </draw:path>
            <draw:path draw:style-name="gr29" draw:text-style-name="P1" draw:layer="layout" svg:width="0.178cm" svg:height="0cm" svg:x="17.003cm" svg:y="13.658cm" svg:viewBox="0 0 179 0" svg:d="M0 0c60 0 119 0 179 0">
              <text:p/>
            </draw:path>
            <draw:path draw:style-name="gr32" draw:text-style-name="P1" draw:layer="layout" svg:width="0.314cm" svg:height="0.171cm" svg:x="16.932cm" svg:y="13.603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6.932cm" svg:y="13.603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7.09cm" svg:y="13.711cm" svg:viewBox="0 0 0 0" draw:points="0,0">
              <text:p/>
            </draw:polygon>
          </draw:g>
          <draw:g>
            <draw:path draw:style-name="gr22" draw:text-style-name="P1" draw:layer="layout" svg:width="0.629cm" svg:height="0.9cm" svg:x="17.8cm" svg:y="12.184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7.8cm" svg:y="12.184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7.8cm" svg:y="12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7.8cm" svg:y="12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8.43cm" svg:y="12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8.43cm" svg:y="12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7.812cm" svg:y="12.432cm" svg:viewBox="0 0 608 0" svg:d="M0 0c203 0 405 0 608 0">
              <text:p/>
            </draw:path>
            <draw:path draw:style-name="gr29" draw:text-style-name="P1" draw:layer="layout" svg:width="0.615cm" svg:height="0cm" svg:x="17.807cm" svg:y="12.427cm" svg:viewBox="0 0 616 0" svg:d="M0 0c205 0 411 0 616 0">
              <text:p/>
            </draw:path>
            <draw:path draw:style-name="gr28" draw:text-style-name="P1" draw:layer="layout" svg:width="0.606cm" svg:height="0cm" svg:x="17.812cm" svg:y="12.727cm" svg:viewBox="0 0 607 0" svg:d="M0 0c202 0 405 0 607 0">
              <text:p/>
            </draw:path>
            <draw:path draw:style-name="gr29" draw:text-style-name="P1" draw:layer="layout" svg:width="0.615cm" svg:height="0cm" svg:x="17.807cm" svg:y="12.722cm" svg:viewBox="0 0 616 0" svg:d="M0 0c205 0 411 0 616 0">
              <text:p/>
            </draw:path>
            <draw:path draw:style-name="gr28" draw:text-style-name="P1" draw:layer="layout" svg:width="0.178cm" svg:height="0cm" svg:x="18.023cm" svg:y="12.604cm" svg:viewBox="0 0 179 0" svg:d="M0 0c60 0 119 0 179 0">
              <text:p/>
            </draw:path>
            <draw:path draw:style-name="gr28" draw:text-style-name="P1" draw:layer="layout" svg:width="0.178cm" svg:height="0cm" svg:x="18.023cm" svg:y="12.55cm" svg:viewBox="0 0 179 0" svg:d="M0 0c60 0 119 0 179 0">
              <text:p/>
            </draw:path>
            <draw:path draw:style-name="gr30" draw:text-style-name="P1" draw:layer="layout" svg:width="0.314cm" svg:height="0.171cm" svg:x="17.953cm" svg:y="12.494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7.953cm" svg:y="12.494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8.11cm" svg:y="12.602cm" svg:viewBox="0 0 0 0" draw:points="0,0">
              <text:p/>
            </draw:polygon>
            <draw:path draw:style-name="gr29" draw:text-style-name="P1" draw:layer="layout" svg:width="0.178cm" svg:height="0cm" svg:x="18.017cm" svg:y="12.597cm" svg:viewBox="0 0 179 0" svg:d="M0 0c60 0 119 0 179 0">
              <text:p/>
            </draw:path>
            <draw:path draw:style-name="gr29" draw:text-style-name="P1" draw:layer="layout" svg:width="0.178cm" svg:height="0cm" svg:x="18.017cm" svg:y="12.543cm" svg:viewBox="0 0 179 0" svg:d="M0 0c60 0 119 0 179 0">
              <text:p/>
            </draw:path>
            <draw:path draw:style-name="gr32" draw:text-style-name="P1" draw:layer="layout" svg:width="0.314cm" svg:height="0.171cm" svg:x="17.946cm" svg:y="12.488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7.946cm" svg:y="12.488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8.104cm" svg:y="12.596cm" svg:viewBox="0 0 0 0" draw:points="0,0">
              <text:p/>
            </draw:polygon>
          </draw:g>
          <draw:path draw:style-name="gr1" draw:text-style-name="P1" draw:layer="layout" svg:width="1.165cm" svg:height="-0.001cm" draw:transform="rotate (1.03044239037745) translate (18.601cm 19cm)" svg:viewBox="0 0 1166 0" svg:d="M0 0c389 0 777 0 1166 0">
            <text:p/>
          </draw:path>
          <draw:path draw:style-name="gr1" draw:text-style-name="P1" draw:layer="layout" svg:width="1.165cm" svg:height="-0.001cm" draw:transform="rotate (-1.03044239037745) translate (18.6010655664321cm 16.9999606659868cm)" svg:viewBox="0 0 1166 0" svg:d="M0 0c389 0 777 0 1166 0">
            <text:p/>
          </draw:path>
          <draw:g>
            <draw:path draw:style-name="gr22" draw:text-style-name="P1" draw:layer="layout" svg:width="0.629cm" svg:height="0.9cm" svg:x="9.1cm" svg:y="14.384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9.1cm" svg:y="14.384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9.1cm" svg:y="14.2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9.1cm" svg:y="14.2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9.73cm" svg:y="14.2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9.73cm" svg:y="14.2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9.112cm" svg:y="14.632cm" svg:viewBox="0 0 608 0" svg:d="M0 0c203 0 405 0 608 0">
              <text:p/>
            </draw:path>
            <draw:path draw:style-name="gr29" draw:text-style-name="P1" draw:layer="layout" svg:width="0.615cm" svg:height="0cm" svg:x="9.107cm" svg:y="14.627cm" svg:viewBox="0 0 616 0" svg:d="M0 0c205 0 411 0 616 0">
              <text:p/>
            </draw:path>
            <draw:path draw:style-name="gr28" draw:text-style-name="P1" draw:layer="layout" svg:width="0.606cm" svg:height="0cm" svg:x="9.112cm" svg:y="14.927cm" svg:viewBox="0 0 607 0" svg:d="M0 0c202 0 405 0 607 0">
              <text:p/>
            </draw:path>
            <draw:path draw:style-name="gr29" draw:text-style-name="P1" draw:layer="layout" svg:width="0.615cm" svg:height="0cm" svg:x="9.107cm" svg:y="14.922cm" svg:viewBox="0 0 616 0" svg:d="M0 0c205 0 411 0 616 0">
              <text:p/>
            </draw:path>
            <draw:path draw:style-name="gr28" draw:text-style-name="P1" draw:layer="layout" svg:width="0.178cm" svg:height="0cm" svg:x="9.323cm" svg:y="14.804cm" svg:viewBox="0 0 179 0" svg:d="M0 0c60 0 119 0 179 0">
              <text:p/>
            </draw:path>
            <draw:path draw:style-name="gr28" draw:text-style-name="P1" draw:layer="layout" svg:width="0.178cm" svg:height="0cm" svg:x="9.323cm" svg:y="14.75cm" svg:viewBox="0 0 179 0" svg:d="M0 0c60 0 119 0 179 0">
              <text:p/>
            </draw:path>
            <draw:path draw:style-name="gr30" draw:text-style-name="P1" draw:layer="layout" svg:width="0.314cm" svg:height="0.171cm" svg:x="9.253cm" svg:y="14.694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9.253cm" svg:y="14.694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9.41cm" svg:y="14.802cm" svg:viewBox="0 0 0 0" draw:points="0,0">
              <text:p/>
            </draw:polygon>
            <draw:path draw:style-name="gr29" draw:text-style-name="P1" draw:layer="layout" svg:width="0.178cm" svg:height="0cm" svg:x="9.317cm" svg:y="14.797cm" svg:viewBox="0 0 179 0" svg:d="M0 0c60 0 119 0 179 0">
              <text:p/>
            </draw:path>
            <draw:path draw:style-name="gr29" draw:text-style-name="P1" draw:layer="layout" svg:width="0.178cm" svg:height="0cm" svg:x="9.317cm" svg:y="14.743cm" svg:viewBox="0 0 179 0" svg:d="M0 0c60 0 119 0 179 0">
              <text:p/>
            </draw:path>
            <draw:path draw:style-name="gr32" draw:text-style-name="P1" draw:layer="layout" svg:width="0.314cm" svg:height="0.171cm" svg:x="9.246cm" svg:y="14.688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9.246cm" svg:y="14.688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9.404cm" svg:y="14.796cm" svg:viewBox="0 0 0 0" draw:points="0,0">
              <text:p/>
            </draw:polygon>
          </draw:g>
          <draw:g>
            <draw:path draw:style-name="gr22" draw:text-style-name="P1" draw:layer="layout" svg:width="0.629cm" svg:height="0.9cm" svg:x="9.343cm" svg:y="12.073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9.343cm" svg:y="12.073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9.343cm" svg:y="11.889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9.343cm" svg:y="11.889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9.973cm" svg:y="11.889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9.973cm" svg:y="11.889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9.355cm" svg:y="12.321cm" svg:viewBox="0 0 608 0" svg:d="M0 0c203 0 405 0 608 0">
              <text:p/>
            </draw:path>
            <draw:path draw:style-name="gr29" draw:text-style-name="P1" draw:layer="layout" svg:width="0.615cm" svg:height="0cm" svg:x="9.35cm" svg:y="12.316cm" svg:viewBox="0 0 616 0" svg:d="M0 0c205 0 411 0 616 0">
              <text:p/>
            </draw:path>
            <draw:path draw:style-name="gr28" draw:text-style-name="P1" draw:layer="layout" svg:width="0.606cm" svg:height="0cm" svg:x="9.355cm" svg:y="12.616cm" svg:viewBox="0 0 607 0" svg:d="M0 0c202 0 405 0 607 0">
              <text:p/>
            </draw:path>
            <draw:path draw:style-name="gr29" draw:text-style-name="P1" draw:layer="layout" svg:width="0.615cm" svg:height="0cm" svg:x="9.35cm" svg:y="12.611cm" svg:viewBox="0 0 616 0" svg:d="M0 0c205 0 411 0 616 0">
              <text:p/>
            </draw:path>
            <draw:path draw:style-name="gr28" draw:text-style-name="P1" draw:layer="layout" svg:width="0.178cm" svg:height="0cm" svg:x="9.566cm" svg:y="12.493cm" svg:viewBox="0 0 179 0" svg:d="M0 0c60 0 119 0 179 0">
              <text:p/>
            </draw:path>
            <draw:path draw:style-name="gr28" draw:text-style-name="P1" draw:layer="layout" svg:width="0.178cm" svg:height="0cm" svg:x="9.566cm" svg:y="12.439cm" svg:viewBox="0 0 179 0" svg:d="M0 0c60 0 119 0 179 0">
              <text:p/>
            </draw:path>
            <draw:path draw:style-name="gr30" draw:text-style-name="P1" draw:layer="layout" svg:width="0.314cm" svg:height="0.171cm" svg:x="9.496cm" svg:y="12.383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9.496cm" svg:y="12.383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9.653cm" svg:y="12.491cm" svg:viewBox="0 0 0 0" draw:points="0,0">
              <text:p/>
            </draw:polygon>
            <draw:path draw:style-name="gr29" draw:text-style-name="P1" draw:layer="layout" svg:width="0.178cm" svg:height="0cm" svg:x="9.56cm" svg:y="12.486cm" svg:viewBox="0 0 179 0" svg:d="M0 0c60 0 119 0 179 0">
              <text:p/>
            </draw:path>
            <draw:path draw:style-name="gr29" draw:text-style-name="P1" draw:layer="layout" svg:width="0.178cm" svg:height="0cm" svg:x="9.56cm" svg:y="12.432cm" svg:viewBox="0 0 179 0" svg:d="M0 0c60 0 119 0 179 0">
              <text:p/>
            </draw:path>
            <draw:path draw:style-name="gr32" draw:text-style-name="P1" draw:layer="layout" svg:width="0.314cm" svg:height="0.171cm" svg:x="9.489cm" svg:y="12.377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9.489cm" svg:y="12.377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9.647cm" svg:y="12.485cm" svg:viewBox="0 0 0 0" draw:points="0,0">
              <text:p/>
            </draw:polygon>
          </draw:g>
          <draw:g>
            <draw:path draw:style-name="gr22" draw:text-style-name="P1" draw:layer="layout" svg:width="0.629cm" svg:height="0.9cm" svg:x="10.257cm" svg:y="13.294cm" svg:viewBox="0 0 630 901" svg:d="M0 0c0 300 0 601 0 901 210 0 420 0 630 0 0-300 0-601 0-901-210 0-420 0-630 0z">
              <text:p/>
            </draw:path>
            <draw:path draw:style-name="gr23" draw:text-style-name="P1" draw:layer="layout" svg:width="0.629cm" svg:height="0.9cm" svg:x="10.257cm" svg:y="13.294cm" svg:viewBox="0 0 630 901" svg:d="M0 0c0 300 0 601 0 901 210 0 420 0 630 0 0-300 0-601 0-901-210 0-420 0-630 0z">
              <text:p/>
            </draw:path>
            <draw:path draw:style-name="gr24" draw:text-style-name="P1" draw:layer="layout" svg:width="0.813cm" svg:height="0.183cm" svg:x="10.257cm" svg:y="13.11cm" svg:viewBox="0 0 814 184" svg:d="M0 184c61-61 123-123 184-184 210 0 420 0 630 0-61 61-123 123-184 184-210 0-420 0-630 0z">
              <text:p/>
            </draw:path>
            <draw:path draw:style-name="gr25" draw:text-style-name="P1" draw:layer="layout" svg:width="0.813cm" svg:height="0.183cm" svg:x="10.257cm" svg:y="13.11cm" svg:viewBox="0 0 814 184" svg:d="M0 184c61-61 123-123 184-184 210 0 420 0 630 0-61 61-123 123-184 184-210 0-420 0-630 0z">
              <text:p/>
            </draw:path>
            <draw:path draw:style-name="gr26" draw:text-style-name="P1" draw:layer="layout" svg:width="0.183cm" svg:height="1.084cm" svg:x="10.887cm" svg:y="13.11cm" svg:viewBox="0 0 184 1085" svg:d="M0 1085c61-61 123-123 184-184 0-300 0-601 0-901-61 61-123 123-184 184 0 300 0 601 0 901z">
              <text:p/>
            </draw:path>
            <draw:path draw:style-name="gr27" draw:text-style-name="P1" draw:layer="layout" svg:width="0.183cm" svg:height="1.084cm" svg:x="10.887cm" svg:y="13.11cm" svg:viewBox="0 0 184 1085" svg:d="M0 1085c61-61 123-123 184-184 0-300 0-601 0-901-61 61-123 123-184 184 0 300 0 601 0 901z">
              <text:p/>
            </draw:path>
            <draw:path draw:style-name="gr28" draw:text-style-name="P1" draw:layer="layout" svg:width="0.607cm" svg:height="0cm" svg:x="10.269cm" svg:y="13.542cm" svg:viewBox="0 0 608 0" svg:d="M0 0c203 0 405 0 608 0">
              <text:p/>
            </draw:path>
            <draw:path draw:style-name="gr29" draw:text-style-name="P1" draw:layer="layout" svg:width="0.615cm" svg:height="0cm" svg:x="10.264cm" svg:y="13.537cm" svg:viewBox="0 0 616 0" svg:d="M0 0c205 0 411 0 616 0">
              <text:p/>
            </draw:path>
            <draw:path draw:style-name="gr28" draw:text-style-name="P1" draw:layer="layout" svg:width="0.606cm" svg:height="0cm" svg:x="10.269cm" svg:y="13.837cm" svg:viewBox="0 0 607 0" svg:d="M0 0c202 0 405 0 607 0">
              <text:p/>
            </draw:path>
            <draw:path draw:style-name="gr29" draw:text-style-name="P1" draw:layer="layout" svg:width="0.615cm" svg:height="0cm" svg:x="10.264cm" svg:y="13.832cm" svg:viewBox="0 0 616 0" svg:d="M0 0c205 0 411 0 616 0">
              <text:p/>
            </draw:path>
            <draw:path draw:style-name="gr28" draw:text-style-name="P1" draw:layer="layout" svg:width="0.178cm" svg:height="0cm" svg:x="10.48cm" svg:y="13.714cm" svg:viewBox="0 0 179 0" svg:d="M0 0c60 0 119 0 179 0">
              <text:p/>
            </draw:path>
            <draw:path draw:style-name="gr28" draw:text-style-name="P1" draw:layer="layout" svg:width="0.178cm" svg:height="0cm" svg:x="10.48cm" svg:y="13.66cm" svg:viewBox="0 0 179 0" svg:d="M0 0c60 0 119 0 179 0">
              <text:p/>
            </draw:path>
            <draw:path draw:style-name="gr30" draw:text-style-name="P1" draw:layer="layout" svg:width="0.314cm" svg:height="0.171cm" svg:x="10.41cm" svg:y="13.604cm" svg:viewBox="0 0 315 172" svg:d="M315 172c0-57 0-115 0-172-105 0-210 0-315 0 0 57 0 115 0 172 105 0 210 0 315 0z">
              <text:p/>
            </draw:path>
            <draw:path draw:style-name="gr31" draw:text-style-name="P1" draw:layer="layout" svg:width="0.314cm" svg:height="0.171cm" svg:x="10.41cm" svg:y="13.604cm" svg:viewBox="0 0 315 172" svg:d="M315 172c0-57 0-115 0-172-105 0-210 0-315 0 0 57 0 115 0 172 105 0 210 0 315 0z">
              <text:p/>
            </draw:path>
            <draw:polygon draw:style-name="gr31" draw:text-style-name="P1" draw:layer="layout" svg:width="0cm" svg:height="0cm" svg:x="10.567cm" svg:y="13.712cm" svg:viewBox="0 0 0 0" draw:points="0,0">
              <text:p/>
            </draw:polygon>
            <draw:path draw:style-name="gr29" draw:text-style-name="P1" draw:layer="layout" svg:width="0.178cm" svg:height="0cm" svg:x="10.474cm" svg:y="13.707cm" svg:viewBox="0 0 179 0" svg:d="M0 0c60 0 119 0 179 0">
              <text:p/>
            </draw:path>
            <draw:path draw:style-name="gr29" draw:text-style-name="P1" draw:layer="layout" svg:width="0.178cm" svg:height="0cm" svg:x="10.474cm" svg:y="13.653cm" svg:viewBox="0 0 179 0" svg:d="M0 0c60 0 119 0 179 0">
              <text:p/>
            </draw:path>
            <draw:path draw:style-name="gr32" draw:text-style-name="P1" draw:layer="layout" svg:width="0.314cm" svg:height="0.171cm" svg:x="10.403cm" svg:y="13.598cm" svg:viewBox="0 0 315 172" svg:d="M315 172c0-57 0-115 0-172-105 0-210 0-315 0 0 57 0 115 0 172 105 0 210 0 315 0z">
              <text:p/>
            </draw:path>
            <draw:path draw:style-name="gr33" draw:text-style-name="P1" draw:layer="layout" svg:width="0.314cm" svg:height="0.171cm" svg:x="10.403cm" svg:y="13.598cm" svg:viewBox="0 0 315 172" svg:d="M315 172c0-57 0-115 0-172-105 0-210 0-315 0 0 57 0 115 0 172 105 0 210 0 315 0z">
              <text:p/>
            </draw:path>
            <draw:polygon draw:style-name="gr33" draw:text-style-name="P1" draw:layer="layout" svg:width="0cm" svg:height="0cm" svg:x="10.561cm" svg:y="13.706cm" svg:viewBox="0 0 0 0" draw:points="0,0">
              <text:p/>
            </draw:polygon>
          </draw:g>
          <draw:g>
            <draw:path draw:style-name="gr64" draw:text-style-name="P6" draw:layer="layout" svg:width="0.253cm" svg:height="0.317cm" svg:x="6.684cm" svg:y="5.38cm" svg:viewBox="0 0 254 318" svg:d="M254 159c0 24-3 45-10 65-7 19-17 36-30 50s-28 25-46 32c-17 8-37 12-58 12h-110v-318h110c21 0 41 4 58 11 18 8 33 19 46 33s23 30 30 50c7 19 10 41 10 65zM209 159c0-20-2-37-7-52s-11-28-20-39c-9-10-19-19-31-24-13-6-26-8-41-8h-66v246h66c15 0 28-3 41-8 12-6 22-14 31-24 9-11 15-24 20-39 5-16 7-33 7-52z">
              <text:p/>
            </draw:path>
            <draw:path draw:style-name="gr64" draw:text-style-name="P6" draw:layer="layout" svg:width="0.237cm" svg:height="0.324cm" svg:x="6.971cm" svg:y="5.376cm" svg:viewBox="0 0 238 325" svg:d="M214 255c2 0 4 1 6 3l18 19c-12 15-26 27-43 35-16 9-36 13-60 13-20 0-39-4-56-12-16-8-30-19-42-33s-21-32-27-51c-7-20-10-42-10-66s3-46 10-66 16-37 29-52c12-14 26-25 44-33 17-8 35-12 56-12 20 0 38 4 54 11 15 7 29 17 41 29l-15 21c-1 1-2 2-4 3-1 1-3 2-5 2-3 0-6-2-9-5-3-2-8-6-13-9-5-4-12-7-20-10s-18-4-29-4c-14 0-27 3-38 8-12 6-22 14-30 25s-15 24-19 39c-5 16-7 33-7 53 0 19 2 37 7 52 5 16 12 29 20 40 8 10 18 18 29 24 12 6 24 8 37 8 8 0 15 0 22-1 6-1 12-3 17-5 6-3 11-6 15-9 5-4 10-8 14-13 3-3 6-4 8-4z">
              <text:p/>
            </draw:path>
            <draw:path draw:style-name="gr64" draw:text-style-name="P6" draw:layer="layout" svg:width="0.185cm" svg:height="0.318cm" svg:x="7.26cm" svg:y="5.38cm" svg:viewBox="0 0 186 319" svg:d="M19 288h66v-215c0-6 0-13 0-19l-53 47c-4 3-8 4-12 3-3-1-6-2-7-4l-13-18 92-82h33v288h61v31h-167z">
              <text:p/>
            </draw:path>
          </draw:g>
          <draw:g>
            <draw:path draw:style-name="gr64" draw:text-style-name="P6" draw:layer="layout" svg:width="0.253cm" svg:height="0.317cm" svg:x="20.485cm" svg:y="5.381cm" svg:viewBox="0 0 254 318" svg:d="M254 159c0 24-3 45-10 65-7 19-17 36-30 50s-28 25-46 32c-17 8-37 12-58 12h-110v-318h110c21 0 41 4 58 11 18 8 33 19 46 33s23 30 30 50c7 19 10 41 10 65zM209 159c0-20-2-37-7-52s-11-28-20-39c-9-10-19-19-31-24-13-6-26-8-41-8h-66v246h66c15 0 28-3 41-8 12-6 22-14 31-24 9-11 15-24 20-39 5-16 7-33 7-52z">
              <text:p/>
            </draw:path>
            <draw:path draw:style-name="gr64" draw:text-style-name="P6" draw:layer="layout" svg:width="0.237cm" svg:height="0.324cm" svg:x="20.772cm" svg:y="5.377cm" svg:viewBox="0 0 238 325" svg:d="M214 255c2 0 4 1 6 3l18 19c-12 15-26 27-43 35-16 9-36 13-60 13-20 0-39-4-56-12-16-8-30-19-42-33s-21-32-27-51c-7-20-10-42-10-66s3-46 10-66 16-37 29-52c12-14 26-25 44-33 17-8 35-12 56-12 20 0 38 4 54 11 15 7 29 17 41 29l-15 21c-1 1-2 2-4 3-1 1-3 2-5 2-3 0-6-2-9-5-3-2-8-6-13-9-5-4-12-7-20-10s-18-4-29-4c-14 0-27 3-38 8-12 6-22 14-30 25s-15 24-19 39c-5 16-7 33-7 53 0 19 2 37 7 52 5 16 12 29 20 40 8 10 18 18 29 24 12 6 24 8 37 8 8 0 15 0 22-1 6-1 12-3 17-5 6-3 11-6 15-9 5-4 10-8 14-13 3-3 6-4 8-4z">
              <text:p/>
            </draw:path>
            <draw:path draw:style-name="gr64" draw:text-style-name="P6" draw:layer="layout" svg:width="0.206cm" svg:height="0.32cm" svg:x="21.04cm" svg:y="5.378cm" svg:viewBox="0 0 207 321" svg:d="M0 321zM108 0c13 0 26 2 37 6s21 10 30 17c8 8 15 17 19 28 5 11 7 24 7 38 0 11-1 22-5 32-3 10-8 20-14 29s-12 18-20 27-16 18-24 27l-82 84c6-1 12-3 19-4 6-1 12-1 17-1h101c4 0 8 1 10 4 3 2 4 5 4 10v24h-207v-14c0-2 1-5 2-9 1-3 3-6 5-8l99-102c8-8 16-16 22-24 7-8 13-16 17-24 5-8 8-16 11-24s4-17 4-26c0-10-1-18-4-25-3-6-7-12-12-17-5-4-10-8-17-10-6-2-14-3-21-3-8 0-15 1-21 3-7 2-12 6-17 10s-10 9-13 14c-4 6-6 12-8 19-1 6-3 9-7 11-3 2-7 2-13 1l-21-3c2-15 6-28 12-39s13-20 22-28 19-13 31-17c11-4 23-6 37-6z">
              <text:p/>
            </draw:path>
          </draw:g>
          <draw:g>
            <draw:path draw:style-name="gr64" draw:text-style-name="P6" draw:layer="layout" svg:width="0.185cm" svg:height="0.317cm" svg:x="6.485cm" svg:y="7.78cm" svg:viewBox="0 0 186 318" svg:d="M185 0c0 12 0 24 0 36-47 0-94 0-141 0 0 35 0 69 0 104 38 0 76 0 114 0 0 12 0 23 0 35-38 0-76 0-114 0 0 36 0 71 0 107 47 0 94 0 142 0-1 12-1 24-1 36-61 0-123 0-185 0 0-106 0-212 0-318 62 0 124 0 185 0z">
              <text:p/>
            </draw:path>
            <draw:path draw:style-name="gr64" draw:text-style-name="P6" draw:layer="layout" svg:width="0.178cm" svg:height="0.317cm" svg:x="6.724cm" svg:y="7.78cm" svg:viewBox="0 0 179 318" svg:d="M179 0c0 12 0 24 0 36-45 0-90 0-135 0 0 37 0 73 0 110 38 0 77 0 115 0 0 12 0 24 0 36-38 0-77 0-115 0 0 45 0 90 0 136-15 0-29 0-44 0 0-106 0-212 0-318 60 0 120 0 179 0z">
              <text:p/>
            </draw:path>
            <draw:path draw:style-name="gr64" draw:text-style-name="P6" draw:layer="layout" svg:width="0.433cm" svg:height="0.317cm" svg:x="6.923cm" svg:y="7.781cm" svg:viewBox="0 0 434 318" svg:d="M0 0h37c4 0 7 1 9 3 3 2 5 4 6 7l61 219c2 8 4 17 6 27 1-5 2-9 4-14 1-5 2-9 3-13l71-219c1-2 2-5 5-7s6-3 10-3h13c3 0 7 1 9 3 3 2 4 4 5 7l71 219c1 4 2 8 4 13 1 4 2 9 3 14 1-5 2-10 3-14 1-5 2-9 3-13l61-219c1-2 3-5 5-7 3-2 7-3 10-3h35l-97 318h-39l-77-241c0-2-1-5-2-8-1-2-1-5-2-8-1 3-1 6-2 8-1 3-2 6-2 8l-77 241h-40z">
              <text:p/>
            </draw:path>
          </draw:g>
          <draw:g>
            <draw:path draw:style-name="gr64" draw:text-style-name="P6" draw:layer="layout" svg:width="0.185cm" svg:height="0.317cm" svg:x="20.785cm" svg:y="7.781cm" svg:viewBox="0 0 186 318" svg:d="M185 0c0 12 0 24 0 36-47 0-94 0-141 0 0 35 0 69 0 104 38 0 76 0 114 0 0 12 0 23 0 35-38 0-76 0-114 0 0 36 0 71 0 107 47 0 94 0 142 0-1 12-1 24-1 36-61 0-123 0-185 0 0-106 0-212 0-318 62 0 124 0 185 0z">
              <text:p/>
            </draw:path>
            <draw:path draw:style-name="gr64" draw:text-style-name="P6" draw:layer="layout" svg:width="0.178cm" svg:height="0.317cm" svg:x="21.024cm" svg:y="7.781cm" svg:viewBox="0 0 179 318" svg:d="M179 0c0 12 0 24 0 36-45 0-90 0-135 0 0 37 0 73 0 110 38 0 77 0 115 0 0 12 0 24 0 36-38 0-77 0-115 0 0 45 0 90 0 136-15 0-29 0-44 0 0-106 0-212 0-318 60 0 120 0 179 0z">
              <text:p/>
            </draw:path>
            <draw:path draw:style-name="gr64" draw:text-style-name="P6" draw:layer="layout" svg:width="0.433cm" svg:height="0.317cm" svg:x="21.223cm" svg:y="7.782cm" svg:viewBox="0 0 434 318" svg:d="M0 0h37c4 0 7 1 9 3 3 2 5 4 6 7l61 219c2 8 4 17 6 27 1-5 2-9 4-14 1-5 2-9 3-13l71-219c1-2 2-5 5-7s6-3 10-3h13c3 0 7 1 9 3 3 2 4 4 5 7l71 219c1 4 2 8 4 13 1 4 2 9 3 14 1-5 2-10 3-14 1-5 2-9 3-13l61-219c1-2 3-5 5-7 3-2 7-3 10-3h35l-97 318h-39l-77-241c0-2-1-5-2-8-1-2-1-5-2-8-1 3-1 6-2 8-1 3-2 6-2 8l-77 241h-40z">
              <text:p/>
            </draw:path>
          </draw:g>
          <draw:g>
            <draw:path draw:style-name="gr64" draw:text-style-name="P6" draw:layer="layout" svg:width="0.043cm" svg:height="0.317cm" svg:x="13.29cm" svg:y="7.78cm" svg:viewBox="0 0 44 318" svg:d="M44 318c-15 0-29 0-44 0 0-106 0-212 0-318 15 0 29 0 44 0 0 106 0 212 0 318z">
              <text:p/>
            </draw:path>
            <draw:path draw:style-name="gr64" draw:text-style-name="P6" draw:layer="layout" svg:width="0.195cm" svg:height="0.239cm" svg:x="13.407cm" svg:y="7.858cm" svg:viewBox="0 0 196 240" svg:d="M0 240v-236h25c3 0 6 0 8 2 2 1 3 3 3 6l4 25c10-11 21-20 34-27 12-7 27-10 43-10 13 0 24 2 34 6 10 5 18 11 25 19 6 7 11 17 15 28 3 11 5 23 5 36v151h-43v-151c0-17-4-31-12-41-8-9-20-14-36-14-12 0-23 2-34 8-10 6-20 14-29 24v174z">
              <text:p/>
            </draw:path>
            <draw:path draw:style-name="gr64" draw:text-style-name="P6" draw:layer="layout" svg:width="0.148cm" svg:height="0.316cm" svg:x="13.631cm" svg:y="7.786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64" draw:text-style-name="P6" draw:layer="layout" svg:width="0.209cm" svg:height="0.242cm" svg:x="13.797cm" svg:y="7.858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64" draw:text-style-name="P6" draw:layer="layout" svg:width="0.13cm" svg:height="0.24cm" svg:x="14.057cm" svg:y="7.857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64" draw:text-style-name="P6" draw:layer="layout" svg:width="0.195cm" svg:height="0.239cm" svg:x="14.232cm" svg:y="7.858cm" svg:viewBox="0 0 196 240" svg:d="M0 240v-236h25c3 0 6 0 8 2 2 1 3 3 3 6l4 25c10-11 21-20 34-27 12-7 27-10 43-10 13 0 24 2 34 6 10 5 18 11 25 19 6 7 11 17 15 28 3 11 5 23 5 36v151h-43v-151c0-17-4-31-12-41-8-9-20-14-36-14-12 0-23 2-34 8-10 6-20 14-29 24v174z">
              <text:p/>
            </draw:path>
            <draw:path draw:style-name="gr64" draw:text-style-name="P6" draw:layer="layout" svg:width="0.209cm" svg:height="0.242cm" svg:x="14.475cm" svg:y="7.858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64" draw:text-style-name="P6" draw:layer="layout" svg:width="0.148cm" svg:height="0.316cm" svg:x="14.706cm" svg:y="7.786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</draw:g>
          <draw:g>
            <draw:path draw:style-name="gr64" draw:text-style-name="P7" draw:layer="layout" svg:width="0.237cm" svg:height="0.271cm" svg:x="17.849cm" svg:y="8.572cm" svg:viewBox="0 0 238 272" svg:d="M0 0h30c4 0 6 1 8 2 2 2 4 4 5 7l67 190c2 4 3 9 5 14s3 10 4 16c1-6 3-11 4-16s3-10 5-14l67-190c0-2 2-5 4-6 2-2 5-3 8-3h31l-102 272h-34z">
              <text:p/>
            </draw:path>
            <draw:path draw:style-name="gr64" draw:text-style-name="P7" draw:layer="layout" svg:width="0.174cm" svg:height="0.27cm" svg:x="18.119cm" svg:y="8.572cm" svg:viewBox="0 0 175 271" svg:d="M38 170v101h-38v-271h78c16 0 31 2 43 6s22 10 30 17 14 16 18 26c4 11 6 22 6 35s-2 24-6 35c-5 10-11 19-19 27s-18 14-30 18-26 6-42 6zM38 140h40c10 0 18-1 25-4 8-3 14-6 19-11s9-11 12-18c2-7 3-15 3-23 0-17-5-31-14-40-10-10-25-14-45-14h-40z">
              <text:p/>
            </draw:path>
            <draw:path draw:style-name="gr64" draw:text-style-name="P7" draw:layer="layout" svg:width="0.211cm" svg:height="0.27cm" svg:x="18.34cm" svg:y="8.572cm" svg:viewBox="0 0 212 271" svg:d="M20 0c3 0 5 0 7 1s3 3 5 5l148 203c0-3-1-6-1-9 0-4 0-7 0-9v-191h33v271h-19c-3 0-5 0-7-1s-4-3-6-5l-148-203c1 4 1 7 1 9 0 3 0 6 0 9v191h-33v-271z">
              <text:p/>
            </draw:path>
          </draw:g>
          <draw:g>
            <draw:path draw:style-name="gr64" draw:text-style-name="P6" draw:layer="layout" svg:width="0.195cm" svg:height="0.324cm" svg:x="6.563cm" svg:y="10.678cm" svg:viewBox="0 0 196 325" svg:d="M179 54c-2 4-6 6-10 6-2 0-5-1-8-3-4-3-8-6-13-9-4-3-10-5-17-8-6-2-14-3-24-3-8 0-16 1-23 3-7 3-12 6-17 11-4 4-7 9-10 15-2 6-3 12-3 19 0 9 2 16 6 22s10 11 16 15c7 4 15 8 23 11 9 3 17 6 26 9s18 7 26 11c9 4 16 9 23 16 7 6 12 13 16 22s6 20 6 33c0 14-2 28-6 40-5 12-11 22-20 32-9 9-19 16-32 21-12 5-27 7-43 8-19-1-37-4-53-12-17-7-31-17-42-30l13-21c1-2 2-3 4-4s4-2 6-2c3 0 6 2 10 5 4 4 9 7 14 11 6 4 13 8 21 11s17 5 28 5c10 0 18-1 25-4s13-7 19-12c5-5 8-11 11-18s4-14 4-23c0-10-2-17-6-23-4-7-10-12-16-16-7-4-14-7-23-10s-17-6-26-9-18-7-26-11c-9-3-16-9-23-15-7-7-12-15-16-24-4-10-6-21-6-36 0-11 2-21 6-32s10-20 18-28 18-15 30-20c11-5 25-7 40-7 17 0 32 3 46 8 14 6 27 14 37 25z">
              <text:p/>
            </draw:path>
            <draw:path draw:style-name="gr64" draw:text-style-name="P6" draw:layer="layout" svg:width="0.342cm" svg:height="0.236cm" svg:x="6.779cm" svg:y="10.762cm" svg:viewBox="0 0 343 237" svg:d="M0 1h34c3 0 5 0 8 2 2 2 3 4 4 6l42 151c2 6 3 11 4 16 2 6 2 11 3 16 2-5 3-10 5-16 1-5 3-10 5-16l46-152c1-2 3-4 5-6 2-1 4-2 7-2h19c3 0 5 1 7 2 2 2 4 4 5 6l46 152c1 6 3 11 4 16 2 6 3 11 4 16 2-10 5-21 8-32l43-151c1-2 2-4 4-6 3-2 5-2 8-2h32l-74 236h-34c-4 0-7-3-8-8l-50-159c-1-4-2-8-3-11-1-4-2-8-2-11-1 3-2 7-3 11-1 3-2 7-3 11l-50 159c-2 5-5 8-10 8h-32z">
              <text:p/>
            </draw:path>
            <draw:path draw:style-name="gr64" draw:text-style-name="P6" draw:layer="layout" svg:width="0.059cm" svg:height="0.34cm" svg:x="7.157cm" svg:y="10.658cm" svg:viewBox="0 0 60 341" svg:d="M0 341zM51 105v236h-42v-236zM60 30c0 4-1 8-3 12-1 3-4 6-6 9-3 3-6 5-10 7-4 1-8 2-12 2s-7-1-11-2c-3-2-7-4-9-7-3-3-5-6-7-9-1-4-2-8-2-12s1-8 2-12c2-3 4-6 7-9 2-3 6-5 9-7 4-1 7-2 11-2s8 1 12 2c4 2 7 4 10 7 2 3 5 6 6 9 2 4 3 8 3 12z">
              <text:p/>
            </draw:path>
            <draw:path draw:style-name="gr64" draw:text-style-name="P6" draw:layer="layout" svg:width="0.148cm" svg:height="0.316cm" svg:x="7.252cm" svg:y="10.687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64" draw:text-style-name="P6" draw:layer="layout" svg:width="0.182cm" svg:height="0.242cm" svg:x="7.418cm" svg:y="10.759cm" svg:viewBox="0 0 183 243" svg:d="M169 46c-1 2-3 3-4 4s-3 1-5 1-5-1-8-2c-2-2-5-5-9-7s-9-4-14-6c-6-2-13-3-21-3-10 0-20 2-28 6s-15 10-20 18c-5 7-10 17-12 27-3 11-5 24-5 37 0 15 2 27 5 38s7 20 13 28c5 8 12 13 19 17 8 4 17 6 26 6 10 0 17-1 23-3 6-3 11-6 15-8 4-3 8-6 10-8 3-3 6-4 9-4s5 1 7 4l13 16c-6 6-11 11-18 16-6 4-13 8-20 11s-15 5-22 7c-8 1-16 2-24 2-14 0-27-3-39-8-12-6-22-14-31-24s-16-23-21-38-8-32-8-52c0-17 2-33 7-48s11-28 20-39 20-19 33-25c14-6 29-9 46-9 16 0 30 3 42 8s23 13 32 23z">
              <text:p/>
            </draw:path>
            <draw:path draw:style-name="gr64" draw:text-style-name="P6" draw:layer="layout" svg:width="0.194cm" svg:height="0.343cm" svg:x="7.643cm" svg:y="10.655cm" svg:viewBox="0 0 195 344" svg:d="M0 344v-344h42v139c10-11 21-20 33-26s26-9 42-9c13 0 24 2 34 6 9 4 18 10 24 18 7 8 12 17 15 29 3 11 5 23 5 36v151h-43v-151c0-17-3-31-11-41s-20-15-37-15c-12 0-23 3-33 9s-20 14-29 24v174z">
              <text:p/>
            </draw:path>
          </draw:g>
          <draw:g>
            <draw:path draw:style-name="gr64" draw:text-style-name="P6" draw:layer="layout" svg:width="0.195cm" svg:height="0.324cm" svg:x="20.264cm" svg:y="10.679cm" svg:viewBox="0 0 196 325" svg:d="M179 54c-2 4-6 6-10 6-2 0-5-1-8-3-4-3-8-6-13-9-4-3-10-5-17-8-6-2-14-3-24-3-8 0-16 1-23 3-7 3-12 6-17 11-4 4-7 9-10 15-2 6-3 12-3 19 0 9 2 16 6 22s10 11 16 15c7 4 15 8 23 11 9 3 17 6 26 9s18 7 26 11c9 4 16 9 23 16 7 6 12 13 16 22s6 20 6 33c0 14-2 28-6 40-5 12-11 22-20 32-9 9-19 16-32 21-12 5-27 7-43 8-19-1-37-4-53-12-17-7-31-17-42-30l13-21c1-2 2-3 4-4s4-2 6-2c3 0 6 2 10 5 4 4 9 7 14 11 6 4 13 8 21 11s17 5 28 5c10 0 18-1 25-4s13-7 19-12c5-5 8-11 11-18s4-14 4-23c0-10-2-17-6-23-4-7-10-12-16-16-7-4-14-7-23-10s-17-6-26-9-18-7-26-11c-9-3-16-9-23-15-7-7-12-15-16-24-4-10-6-21-6-36 0-11 2-21 6-32s10-20 18-28 18-15 30-20c11-5 25-7 40-7 17 0 32 3 46 8 14 6 27 14 37 25z">
              <text:p/>
            </draw:path>
            <draw:path draw:style-name="gr64" draw:text-style-name="P6" draw:layer="layout" svg:width="0.342cm" svg:height="0.236cm" svg:x="20.48cm" svg:y="10.763cm" svg:viewBox="0 0 343 237" svg:d="M0 1h34c3 0 5 0 8 2 2 2 3 4 4 6l42 151c2 6 3 11 4 16 2 6 2 11 3 16 2-5 3-10 5-16 1-5 3-10 5-16l46-152c1-2 3-4 5-6 2-1 4-2 7-2h19c3 0 5 1 7 2 2 2 4 4 5 6l46 152c1 6 3 11 4 16 2 6 3 11 4 16 2-10 5-21 8-32l43-151c1-2 2-4 4-6 3-2 5-2 8-2h32l-74 236h-34c-4 0-7-3-8-8l-50-159c-1-4-2-8-3-11-1-4-2-8-2-11-1 3-2 7-3 11-1 3-2 7-3 11l-50 159c-2 5-5 8-10 8h-32z">
              <text:p/>
            </draw:path>
            <draw:path draw:style-name="gr64" draw:text-style-name="P6" draw:layer="layout" svg:width="0.059cm" svg:height="0.34cm" svg:x="20.858cm" svg:y="10.659cm" svg:viewBox="0 0 60 341" svg:d="M0 341zM51 105v236h-42v-236zM60 30c0 4-1 8-3 12-1 3-4 6-6 9-3 3-6 5-10 7-4 1-8 2-12 2s-7-1-11-2c-3-2-7-4-9-7-3-3-5-6-7-9-1-4-2-8-2-12s1-8 2-12c2-3 4-6 7-9 2-3 6-5 9-7 4-1 7-2 11-2s8 1 12 2c4 2 7 4 10 7 2 3 5 6 6 9 2 4 3 8 3 12z">
              <text:p/>
            </draw:path>
            <draw:path draw:style-name="gr64" draw:text-style-name="P6" draw:layer="layout" svg:width="0.148cm" svg:height="0.316cm" svg:x="20.953cm" svg:y="10.688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64" draw:text-style-name="P6" draw:layer="layout" svg:width="0.182cm" svg:height="0.242cm" svg:x="21.119cm" svg:y="10.76cm" svg:viewBox="0 0 183 243" svg:d="M169 46c-1 2-3 3-4 4s-3 1-5 1-5-1-8-2c-2-2-5-5-9-7s-9-4-14-6c-6-2-13-3-21-3-10 0-20 2-28 6s-15 10-20 18c-5 7-10 17-12 27-3 11-5 24-5 37 0 15 2 27 5 38s7 20 13 28c5 8 12 13 19 17 8 4 17 6 26 6 10 0 17-1 23-3 6-3 11-6 15-8 4-3 8-6 10-8 3-3 6-4 9-4s5 1 7 4l13 16c-6 6-11 11-18 16-6 4-13 8-20 11s-15 5-22 7c-8 1-16 2-24 2-14 0-27-3-39-8-12-6-22-14-31-24s-16-23-21-38-8-32-8-52c0-17 2-33 7-48s11-28 20-39 20-19 33-25c14-6 29-9 46-9 16 0 30 3 42 8s23 13 32 23z">
              <text:p/>
            </draw:path>
            <draw:path draw:style-name="gr64" draw:text-style-name="P6" draw:layer="layout" svg:width="0.194cm" svg:height="0.343cm" svg:x="21.344cm" svg:y="10.656cm" svg:viewBox="0 0 195 344" svg:d="M0 344v-344h42v139c10-11 21-20 33-26s26-9 42-9c13 0 24 2 34 6 9 4 18 10 24 18 7 8 12 17 15 29 3 11 5 23 5 36v151h-43v-151c0-17-3-31-11-41s-20-15-37-15c-12 0-23 3-33 9s-20 14-29 24v174z">
              <text:p/>
            </draw:path>
          </draw:g>
          <draw:g>
            <draw:path draw:style-name="gr64" draw:text-style-name="P6" draw:layer="layout" svg:width="0.203cm" svg:height="0.317cm" svg:x="5.886cm" svg:y="14.683cm" svg:viewBox="0 0 204 318" svg:d="M44 199v119h-44v-318h91c19 0 36 2 50 7s26 11 36 20c9 8 16 19 20 31 5 12 7 26 7 41 0 14-2 28-7 40s-12 23-22 32c-9 9-21 16-35 21s-31 7-49 7zM44 164h47c11 0 21-1 30-5 9-3 16-7 22-13s10-13 13-21 4-17 4-26c0-21-5-36-17-48-11-11-29-16-52-16h-47z">
              <text:p/>
            </draw:path>
            <draw:path draw:style-name="gr64" draw:text-style-name="P6" draw:layer="layout" svg:width="0.13cm" svg:height="0.24cm" svg:x="6.137cm" svg:y="14.759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64" draw:text-style-name="P6" draw:layer="layout" svg:width="0.223cm" svg:height="0.242cm" svg:x="6.288cm" svg:y="14.76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6.526cm" svg:y="14.764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327cm" svg:height="0.239cm" svg:x="6.771cm" svg:y="14.76cm" svg:viewBox="0 0 328 240" svg:d="M0 240v-236h25c3 0 6 0 8 2 2 1 3 3 3 6l4 25c4-6 9-11 14-15 5-5 10-8 15-12 6-3 12-6 19-7 6-2 13-3 20-3 16 0 30 4 40 13s17 21 22 36c3-9 7-16 13-22s12-11 18-15c7-4 14-7 22-9s16-3 24-3c26 0 45 8 59 23 15 16 22 38 22 66v151h-43v-151c0-18-4-32-12-41-9-10-21-14-36-14-7 0-14 1-20 3-7 2-12 6-17 11-5 4-8 10-11 17s-4 15-4 24v151h-43v-151c0-18-4-32-12-42-7-9-19-13-34-13-10 0-20 2-29 8-9 5-17 13-25 22v176z">
              <text:p/>
            </draw:path>
            <draw:path draw:style-name="gr64" draw:text-style-name="P6" draw:layer="layout" svg:width="0.223cm" svg:height="0.242cm" svg:x="7.147cm" svg:y="14.76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7.385cm" svg:y="14.764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276cm" svg:height="0.317cm" svg:x="7.706cm" svg:y="14.683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185cm" svg:height="0.317cm" svg:x="8.02cm" svg:y="14.682cm" svg:viewBox="0 0 186 318" svg:d="M185 0c0 12 0 24 0 36-47 0-94 0-141 0 0 35 0 69 0 104 38 0 76 0 114 0 0 12 0 23 0 35-38 0-76 0-114 0 0 36 0 71 0 107 47 0 94 0 142 0-1 12-1 24-1 36-61 0-123 0-185 0 0-106 0-212 0-318 62 0 124 0 185 0z">
              <text:p/>
            </draw:path>
          </draw:g>
          <draw:g>
            <draw:path draw:style-name="gr64" draw:text-style-name="P6" draw:layer="layout" svg:width="0.203cm" svg:height="0.317cm" svg:x="5.886cm" svg:y="19.084cm" svg:viewBox="0 0 204 318" svg:d="M44 199v119h-44v-318h91c19 0 36 2 50 7s26 11 36 20c9 8 16 19 20 31 5 12 7 26 7 41 0 14-2 28-7 40s-12 23-22 32c-9 9-21 16-35 21s-31 7-49 7zM44 164h47c11 0 21-1 30-5 9-3 16-7 22-13s10-13 13-21 4-17 4-26c0-21-5-36-17-48-11-11-29-16-52-16h-47z">
              <text:p/>
            </draw:path>
            <draw:path draw:style-name="gr64" draw:text-style-name="P6" draw:layer="layout" svg:width="0.13cm" svg:height="0.24cm" svg:x="6.137cm" svg:y="19.16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64" draw:text-style-name="P6" draw:layer="layout" svg:width="0.223cm" svg:height="0.242cm" svg:x="6.288cm" svg:y="19.161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6.526cm" svg:y="19.165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327cm" svg:height="0.239cm" svg:x="6.771cm" svg:y="19.161cm" svg:viewBox="0 0 328 240" svg:d="M0 240v-236h25c3 0 6 0 8 2 2 1 3 3 3 6l4 25c4-6 9-11 14-15 5-5 10-8 15-12 6-3 12-6 19-7 6-2 13-3 20-3 16 0 30 4 40 13s17 21 22 36c3-9 7-16 13-22s12-11 18-15c7-4 14-7 22-9s16-3 24-3c26 0 45 8 59 23 15 16 22 38 22 66v151h-43v-151c0-18-4-32-12-41-9-10-21-14-36-14-7 0-14 1-20 3-7 2-12 6-17 11-5 4-8 10-11 17s-4 15-4 24v151h-43v-151c0-18-4-32-12-42-7-9-19-13-34-13-10 0-20 2-29 8-9 5-17 13-25 22v176z">
              <text:p/>
            </draw:path>
            <draw:path draw:style-name="gr64" draw:text-style-name="P6" draw:layer="layout" svg:width="0.223cm" svg:height="0.242cm" svg:x="7.147cm" svg:y="19.161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7.385cm" svg:y="19.165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276cm" svg:height="0.317cm" svg:x="7.706cm" svg:y="19.084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185cm" svg:height="0.317cm" svg:x="8.02cm" svg:y="19.083cm" svg:viewBox="0 0 186 318" svg:d="M185 0c0 12 0 24 0 36-47 0-94 0-141 0 0 35 0 69 0 104 38 0 76 0 114 0 0 12 0 23 0 35-38 0-76 0-114 0 0 36 0 71 0 107 47 0 94 0 142 0-1 12-1 24-1 36-61 0-123 0-185 0 0-106 0-212 0-318 62 0 124 0 185 0z">
              <text:p/>
            </draw:path>
          </draw:g>
          <draw:g>
            <draw:path draw:style-name="gr64" draw:text-style-name="P6" draw:layer="layout" svg:width="0.203cm" svg:height="0.317cm" svg:x="19.986cm" svg:y="19.085cm" svg:viewBox="0 0 204 318" svg:d="M44 199v119h-44v-318h91c19 0 36 2 50 7s26 11 36 20c9 8 16 19 20 31 5 12 7 26 7 41 0 14-2 28-7 40s-12 23-22 32c-9 9-21 16-35 21s-31 7-49 7zM44 164h47c11 0 21-1 30-5 9-3 16-7 22-13s10-13 13-21 4-17 4-26c0-21-5-36-17-48-11-11-29-16-52-16h-47z">
              <text:p/>
            </draw:path>
            <draw:path draw:style-name="gr64" draw:text-style-name="P6" draw:layer="layout" svg:width="0.13cm" svg:height="0.24cm" svg:x="20.237cm" svg:y="19.161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64" draw:text-style-name="P6" draw:layer="layout" svg:width="0.223cm" svg:height="0.242cm" svg:x="20.388cm" svg:y="19.162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20.626cm" svg:y="19.166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327cm" svg:height="0.239cm" svg:x="20.871cm" svg:y="19.162cm" svg:viewBox="0 0 328 240" svg:d="M0 240v-236h25c3 0 6 0 8 2 2 1 3 3 3 6l4 25c4-6 9-11 14-15 5-5 10-8 15-12 6-3 12-6 19-7 6-2 13-3 20-3 16 0 30 4 40 13s17 21 22 36c3-9 7-16 13-22s12-11 18-15c7-4 14-7 22-9s16-3 24-3c26 0 45 8 59 23 15 16 22 38 22 66v151h-43v-151c0-18-4-32-12-41-9-10-21-14-36-14-7 0-14 1-20 3-7 2-12 6-17 11-5 4-8 10-11 17s-4 15-4 24v151h-43v-151c0-18-4-32-12-42-7-9-19-13-34-13-10 0-20 2-29 8-9 5-17 13-25 22v176z">
              <text:p/>
            </draw:path>
            <draw:path draw:style-name="gr64" draw:text-style-name="P6" draw:layer="layout" svg:width="0.223cm" svg:height="0.242cm" svg:x="21.247cm" svg:y="19.162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21.485cm" svg:y="19.166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276cm" svg:height="0.317cm" svg:x="21.806cm" svg:y="19.085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185cm" svg:height="0.317cm" svg:x="22.12cm" svg:y="19.084cm" svg:viewBox="0 0 186 318" svg:d="M185 0c0 12 0 24 0 36-47 0-94 0-141 0 0 35 0 69 0 104 38 0 76 0 114 0 0 12 0 23 0 35-38 0-76 0-114 0 0 36 0 71 0 107 47 0 94 0 142 0-1 12-1 24-1 36-61 0-123 0-185 0 0-106 0-212 0-318 62 0 124 0 185 0z">
              <text:p/>
            </draw:path>
          </draw:g>
          <draw:g>
            <draw:path draw:style-name="gr64" draw:text-style-name="P6" draw:layer="layout" svg:width="0.203cm" svg:height="0.317cm" svg:x="19.986cm" svg:y="14.586cm" svg:viewBox="0 0 204 318" svg:d="M44 199v119h-44v-318h91c19 0 36 2 50 7s26 11 36 20c9 8 16 19 20 31 5 12 7 26 7 41 0 14-2 28-7 40s-12 23-22 32c-9 9-21 16-35 21s-31 7-49 7zM44 164h47c11 0 21-1 30-5 9-3 16-7 22-13s10-13 13-21 4-17 4-26c0-21-5-36-17-48-11-11-29-16-52-16h-47z">
              <text:p/>
            </draw:path>
            <draw:path draw:style-name="gr64" draw:text-style-name="P6" draw:layer="layout" svg:width="0.13cm" svg:height="0.24cm" svg:x="20.237cm" svg:y="14.662cm" svg:viewBox="0 0 131 241" svg:d="M0 241v-237h24c5 0 8 1 10 3s3 5 3 9l3 35c7-16 16-28 27-37 10-9 23-14 38-14 5 0 10 1 14 2 5 1 8 2 12 5l-3 31c-1 4-3 6-7 6-2 0-6 0-10-1s-8-1-13-1c-8 0-14 1-19 3-6 2-11 5-15 10-5 4-9 9-12 15-4 6-7 13-10 21v150z">
              <text:p/>
            </draw:path>
            <draw:path draw:style-name="gr64" draw:text-style-name="P6" draw:layer="layout" svg:width="0.223cm" svg:height="0.242cm" svg:x="20.388cm" svg:y="14.663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20.626cm" svg:y="14.667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327cm" svg:height="0.239cm" svg:x="20.871cm" svg:y="14.663cm" svg:viewBox="0 0 328 240" svg:d="M0 240v-236h25c3 0 6 0 8 2 2 1 3 3 3 6l4 25c4-6 9-11 14-15 5-5 10-8 15-12 6-3 12-6 19-7 6-2 13-3 20-3 16 0 30 4 40 13s17 21 22 36c3-9 7-16 13-22s12-11 18-15c7-4 14-7 22-9s16-3 24-3c26 0 45 8 59 23 15 16 22 38 22 66v151h-43v-151c0-18-4-32-12-41-9-10-21-14-36-14-7 0-14 1-20 3-7 2-12 6-17 11-5 4-8 10-11 17s-4 15-4 24v151h-43v-151c0-18-4-32-12-42-7-9-19-13-34-13-10 0-20 2-29 8-9 5-17 13-25 22v176z">
              <text:p/>
            </draw:path>
            <draw:path draw:style-name="gr64" draw:text-style-name="P6" draw:layer="layout" svg:width="0.223cm" svg:height="0.242cm" svg:x="21.247cm" svg:y="14.663cm" svg:viewBox="0 0 224 243" svg:d="M112 0c18 0 33 3 47 9 14 5 26 13 35 24 10 10 17 23 22 38 6 15 8 32 8 50 0 19-2 36-8 51-5 15-12 28-22 38-9 11-21 19-35 25-14 5-29 8-47 8-17 0-32-3-46-8-14-6-26-14-36-25-9-10-17-23-22-38s-8-32-8-51c0-18 3-35 8-50s13-28 22-38c10-11 22-19 36-24 14-6 29-9 46-9zM112 210c12 0 22-2 30-6 9-4 16-10 22-17 5-8 10-17 12-28 3-11 5-23 5-37s-2-27-5-38c-2-11-7-20-12-27-6-8-13-14-22-18-8-4-18-6-30-6-11 0-21 2-30 6-8 4-16 10-21 18-6 7-10 16-13 27s-4 24-4 38 1 26 4 37 7 20 13 28c5 7 13 13 21 17 9 4 19 6 30 6z">
              <text:p/>
            </draw:path>
            <draw:path draw:style-name="gr64" draw:text-style-name="P6" draw:layer="layout" svg:width="0.202cm" svg:height="0.235cm" svg:x="21.485cm" svg:y="14.667cm" svg:viewBox="0 0 203 236" svg:d="M73 115l-70-115h41c3 0 5 1 7 2 1 1 3 2 4 4l49 86c1-2 2-3 2-5 1-2 2-4 3-5l42-75c1-2 2-4 4-5s4-2 6-2h39l-71 113 74 123h-41c-3 0-6-1-8-2-2-2-3-4-5-6l-50-90c-1 4-2 7-4 10l-45 80c-1 2-3 4-5 6-2 1-4 2-7 2h-38z">
              <text:p/>
            </draw:path>
            <draw:path draw:style-name="gr64" draw:text-style-name="P6" draw:layer="layout" svg:width="0.276cm" svg:height="0.317cm" svg:x="21.806cm" svg:y="14.586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185cm" svg:height="0.317cm" svg:x="22.12cm" svg:y="14.585cm" svg:viewBox="0 0 186 318" svg:d="M185 0c0 12 0 24 0 36-47 0-94 0-141 0 0 35 0 69 0 104 38 0 76 0 114 0 0 12 0 23 0 35-38 0-76 0-114 0 0 36 0 71 0 107 47 0 94 0 142 0-1 12-1 24-1 36-61 0-123 0-185 0 0-106 0-212 0-318 62 0 124 0 185 0z">
              <text:p/>
            </draw:path>
          </draw:g>
          <draw:g>
            <draw:path draw:style-name="gr64" draw:text-style-name="P6" draw:layer="layout" svg:width="0.222cm" svg:height="0.317cm" svg:x="10.782cm" svg:y="12.183cm" svg:viewBox="0 0 223 318" svg:d="M44 139h12c5 0 9-1 12-2 3-2 6-4 8-7l82-120c3-4 6-6 9-8 3-1 7-2 12-2h37l-96 136c-5 7-11 12-17 15 8 3 15 8 21 16l99 151h-38c-6 0-10-1-12-3-3-2-5-4-7-7l-84-125c-3-4-6-7-9-8-3-2-7-2-13-2h-16v145h-44v-318h44z">
              <text:p/>
            </draw:path>
            <draw:path draw:style-name="gr64" draw:text-style-name="P6" draw:layer="layout" svg:width="0.276cm" svg:height="0.317cm" svg:x="11.011cm" svg:y="12.184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341cm" svg:height="0.317cm" svg:x="11.33cm" svg:y="12.183cm" svg:viewBox="0 0 342 318" svg:d="M161 202c2 4 4 7 6 11 1 4 3 8 5 12 1-4 3-8 5-12 1-4 3-8 5-11l112-195c2-3 4-5 6-6 3-1 6-1 9-1h33v318h-39v-232c0-3 0-7 0-11 1-4 1-8 1-12l-113 199c-4 7-9 10-16 10h-6c-7 0-12-3-16-10l-116-199c1 8 2 16 2 23v232h-39v-318h32c4 0 7 0 9 1 3 1 5 3 7 7z">
              <text:p/>
            </draw:path>
            <draw:path draw:style-name="gr64" draw:text-style-name="P6" draw:layer="layout" svg:width="0.266cm" svg:height="0.324cm" svg:x="11.842cm" svg:y="12.179cm" svg:viewBox="0 0 267 325" svg:d="M267 291c-15 11-32 20-49 26-18 5-36 8-57 8-24 0-47-4-67-12-19-8-36-19-50-33s-25-32-33-51c-7-20-11-42-11-66 0-25 4-47 11-67 7-19 18-37 31-51 14-14 30-25 50-33 19-8 41-12 65-12 12 0 23 1 33 3 11 2 20 4 29 8 9 3 17 7 25 12 7 5 14 11 21 17l-13 20c-2 3-4 5-7 6-4 1-7 0-11-2-3-2-8-5-12-8s-10-6-16-8c-6-3-13-5-21-7-9-2-19-3-30-3-17 0-32 3-46 9-13 5-25 14-34 25-10 10-17 24-22 39-6 15-8 33-8 52s3 37 8 53 13 29 23 40 22 19 36 25c15 6 30 8 48 8 13 0 25-1 36-4s21-8 31-13v-70h-45c-3 0-5-1-7-2-2-2-3-4-3-6v-25h95z">
              <text:p/>
            </draw:path>
            <draw:path draw:style-name="gr64" draw:text-style-name="P6" draw:layer="layout" svg:width="0.195cm" svg:height="0.239cm" svg:x="12.166cm" svg:y="12.265cm" svg:viewBox="0 0 196 240" svg:d="M42 0v151c0 17 4 31 12 41s20 14 37 14c12 0 23-2 33-8 11-6 20-14 29-24v-174h43v236h-26c-3 0-5 0-7-2-2-1-3-3-4-6l-3-25c-11 11-22 20-34 27-13 7-27 10-44 10-12 0-24-2-33-6-10-5-18-11-25-19-7-7-12-17-15-28s-5-23-5-36v-151z">
              <text:p/>
            </draw:path>
            <draw:path draw:style-name="gr64" draw:text-style-name="P6" draw:layer="layout" svg:width="0.209cm" svg:height="0.242cm" svg:x="12.413cm" svg:y="12.261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64" draw:text-style-name="P6" draw:layer="layout" svg:width="0.159cm" svg:height="0.242cm" svg:x="12.657cm" svg:y="12.262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64" draw:text-style-name="P6" draw:layer="layout" svg:width="0.148cm" svg:height="0.316cm" svg:x="12.834cm" svg:y="12.189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64" draw:text-style-name="P6" draw:layer="layout" svg:width="0.159cm" svg:height="0.242cm" svg:x="13.008cm" svg:y="12.262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</draw:g>
          <draw:g>
            <draw:path draw:style-name="gr64" draw:text-style-name="P6" draw:layer="layout" svg:width="0.222cm" svg:height="0.317cm" svg:x="10.882cm" svg:y="16.584cm" svg:viewBox="0 0 223 318" svg:d="M44 139h12c5 0 9-1 12-2 3-2 6-4 8-7l82-120c3-4 6-6 9-8 3-1 7-2 12-2h37l-96 136c-5 7-11 12-17 15 8 3 15 8 21 16l99 151h-38c-6 0-10-1-12-3-3-2-5-4-7-7l-84-125c-3-4-6-7-9-8-3-2-7-2-13-2h-16v145h-44v-318h44z">
              <text:p/>
            </draw:path>
            <draw:path draw:style-name="gr64" draw:text-style-name="P6" draw:layer="layout" svg:width="0.276cm" svg:height="0.317cm" svg:x="11.111cm" svg:y="16.585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341cm" svg:height="0.317cm" svg:x="11.43cm" svg:y="16.584cm" svg:viewBox="0 0 342 318" svg:d="M161 202c2 4 4 7 6 11 1 4 3 8 5 12 1-4 3-8 5-12 1-4 3-8 5-11l112-195c2-3 4-5 6-6 3-1 6-1 9-1h33v318h-39v-232c0-3 0-7 0-11 1-4 1-8 1-12l-113 199c-4 7-9 10-16 10h-6c-7 0-12-3-16-10l-116-199c1 8 2 16 2 23v232h-39v-318h32c4 0 7 0 9 1 3 1 5 3 7 7z">
              <text:p/>
            </draw:path>
            <draw:path draw:style-name="gr64" draw:text-style-name="P6" draw:layer="layout" svg:width="0.266cm" svg:height="0.324cm" svg:x="11.942cm" svg:y="16.58cm" svg:viewBox="0 0 267 325" svg:d="M267 291c-15 11-32 20-49 26-18 5-36 8-57 8-24 0-47-4-67-12-19-8-36-19-50-33s-25-32-33-51c-7-20-11-42-11-66 0-25 4-47 11-67 7-19 18-37 31-51 14-14 30-25 50-33 19-8 41-12 65-12 12 0 23 1 33 3 11 2 20 4 29 8 9 3 17 7 25 12 7 5 14 11 21 17l-13 20c-2 3-4 5-7 6-4 1-7 0-11-2-3-2-8-5-12-8s-10-6-16-8c-6-3-13-5-21-7-9-2-19-3-30-3-17 0-32 3-46 9-13 5-25 14-34 25-10 10-17 24-22 39-6 15-8 33-8 52s3 37 8 53 13 29 23 40 22 19 36 25c15 6 30 8 48 8 13 0 25-1 36-4s21-8 31-13v-70h-45c-3 0-5-1-7-2-2-2-3-4-3-6v-25h95z">
              <text:p/>
            </draw:path>
            <draw:path draw:style-name="gr64" draw:text-style-name="P6" draw:layer="layout" svg:width="0.195cm" svg:height="0.239cm" svg:x="12.266cm" svg:y="16.666cm" svg:viewBox="0 0 196 240" svg:d="M42 0v151c0 17 4 31 12 41s20 14 37 14c12 0 23-2 33-8 11-6 20-14 29-24v-174h43v236h-26c-3 0-5 0-7-2-2-1-3-3-4-6l-3-25c-11 11-22 20-34 27-13 7-27 10-44 10-12 0-24-2-33-6-10-5-18-11-25-19-7-7-12-17-15-28s-5-23-5-36v-151z">
              <text:p/>
            </draw:path>
            <draw:path draw:style-name="gr64" draw:text-style-name="P6" draw:layer="layout" svg:width="0.209cm" svg:height="0.242cm" svg:x="12.513cm" svg:y="16.662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64" draw:text-style-name="P6" draw:layer="layout" svg:width="0.159cm" svg:height="0.242cm" svg:x="12.757cm" svg:y="16.663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64" draw:text-style-name="P6" draw:layer="layout" svg:width="0.148cm" svg:height="0.316cm" svg:x="12.934cm" svg:y="16.59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64" draw:text-style-name="P6" draw:layer="layout" svg:width="0.159cm" svg:height="0.242cm" svg:x="13.108cm" svg:y="16.663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</draw:g>
          <draw:g>
            <draw:path draw:style-name="gr64" draw:text-style-name="P6" draw:layer="layout" svg:width="0.222cm" svg:height="0.317cm" svg:x="14.982cm" svg:y="16.585cm" svg:viewBox="0 0 223 318" svg:d="M44 139h12c5 0 9-1 12-2 3-2 6-4 8-7l82-120c3-4 6-6 9-8 3-1 7-2 12-2h37l-96 136c-5 7-11 12-17 15 8 3 15 8 21 16l99 151h-38c-6 0-10-1-12-3-3-2-5-4-7-7l-84-125c-3-4-6-7-9-8-3-2-7-2-13-2h-16v145h-44v-318h44z">
              <text:p/>
            </draw:path>
            <draw:path draw:style-name="gr64" draw:text-style-name="P6" draw:layer="layout" svg:width="0.276cm" svg:height="0.317cm" svg:x="15.211cm" svg:y="16.586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341cm" svg:height="0.317cm" svg:x="15.53cm" svg:y="16.585cm" svg:viewBox="0 0 342 318" svg:d="M161 202c2 4 4 7 6 11 1 4 3 8 5 12 1-4 3-8 5-12 1-4 3-8 5-11l112-195c2-3 4-5 6-6 3-1 6-1 9-1h33v318h-39v-232c0-3 0-7 0-11 1-4 1-8 1-12l-113 199c-4 7-9 10-16 10h-6c-7 0-12-3-16-10l-116-199c1 8 2 16 2 23v232h-39v-318h32c4 0 7 0 9 1 3 1 5 3 7 7z">
              <text:p/>
            </draw:path>
            <draw:path draw:style-name="gr64" draw:text-style-name="P6" draw:layer="layout" svg:width="0.266cm" svg:height="0.324cm" svg:x="16.042cm" svg:y="16.581cm" svg:viewBox="0 0 267 325" svg:d="M267 291c-15 11-32 20-49 26-18 5-36 8-57 8-24 0-47-4-67-12-19-8-36-19-50-33s-25-32-33-51c-7-20-11-42-11-66 0-25 4-47 11-67 7-19 18-37 31-51 14-14 30-25 50-33 19-8 41-12 65-12 12 0 23 1 33 3 11 2 20 4 29 8 9 3 17 7 25 12 7 5 14 11 21 17l-13 20c-2 3-4 5-7 6-4 1-7 0-11-2-3-2-8-5-12-8s-10-6-16-8c-6-3-13-5-21-7-9-2-19-3-30-3-17 0-32 3-46 9-13 5-25 14-34 25-10 10-17 24-22 39-6 15-8 33-8 52s3 37 8 53 13 29 23 40 22 19 36 25c15 6 30 8 48 8 13 0 25-1 36-4s21-8 31-13v-70h-45c-3 0-5-1-7-2-2-2-3-4-3-6v-25h95z">
              <text:p/>
            </draw:path>
            <draw:path draw:style-name="gr64" draw:text-style-name="P6" draw:layer="layout" svg:width="0.195cm" svg:height="0.239cm" svg:x="16.366cm" svg:y="16.667cm" svg:viewBox="0 0 196 240" svg:d="M42 0v151c0 17 4 31 12 41s20 14 37 14c12 0 23-2 33-8 11-6 20-14 29-24v-174h43v236h-26c-3 0-5 0-7-2-2-1-3-3-4-6l-3-25c-11 11-22 20-34 27-13 7-27 10-44 10-12 0-24-2-33-6-10-5-18-11-25-19-7-7-12-17-15-28s-5-23-5-36v-151z">
              <text:p/>
            </draw:path>
            <draw:path draw:style-name="gr64" draw:text-style-name="P6" draw:layer="layout" svg:width="0.209cm" svg:height="0.242cm" svg:x="16.613cm" svg:y="16.663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64" draw:text-style-name="P6" draw:layer="layout" svg:width="0.159cm" svg:height="0.242cm" svg:x="16.857cm" svg:y="16.664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64" draw:text-style-name="P6" draw:layer="layout" svg:width="0.148cm" svg:height="0.316cm" svg:x="17.034cm" svg:y="16.591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64" draw:text-style-name="P6" draw:layer="layout" svg:width="0.159cm" svg:height="0.242cm" svg:x="17.208cm" svg:y="16.664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</draw:g>
          <draw:g>
            <draw:path draw:style-name="gr64" draw:text-style-name="P6" draw:layer="layout" svg:width="0.222cm" svg:height="0.317cm" svg:x="14.882cm" svg:y="12.186cm" svg:viewBox="0 0 223 318" svg:d="M44 139h12c5 0 9-1 12-2 3-2 6-4 8-7l82-120c3-4 6-6 9-8 3-1 7-2 12-2h37l-96 136c-5 7-11 12-17 15 8 3 15 8 21 16l99 151h-38c-6 0-10-1-12-3-3-2-5-4-7-7l-84-125c-3-4-6-7-9-8-3-2-7-2-13-2h-16v145h-44v-318h44z">
              <text:p/>
            </draw:path>
            <draw:path draw:style-name="gr64" draw:text-style-name="P6" draw:layer="layout" svg:width="0.276cm" svg:height="0.317cm" svg:x="15.111cm" svg:y="12.187cm" svg:viewBox="0 0 277 318" svg:d="M0 0h35c4 0 7 1 10 3 2 2 4 4 5 7l79 223c1 5 3 10 5 16s4 12 5 18c1-6 3-12 5-18 1-6 3-11 5-16l78-223c1-2 3-5 6-7 2-2 5-3 9-3h35l-119 318h-39z">
              <text:p/>
            </draw:path>
            <draw:path draw:style-name="gr64" draw:text-style-name="P6" draw:layer="layout" svg:width="0.341cm" svg:height="0.317cm" svg:x="15.43cm" svg:y="12.186cm" svg:viewBox="0 0 342 318" svg:d="M161 202c2 4 4 7 6 11 1 4 3 8 5 12 1-4 3-8 5-12 1-4 3-8 5-11l112-195c2-3 4-5 6-6 3-1 6-1 9-1h33v318h-39v-232c0-3 0-7 0-11 1-4 1-8 1-12l-113 199c-4 7-9 10-16 10h-6c-7 0-12-3-16-10l-116-199c1 8 2 16 2 23v232h-39v-318h32c4 0 7 0 9 1 3 1 5 3 7 7z">
              <text:p/>
            </draw:path>
            <draw:path draw:style-name="gr64" draw:text-style-name="P6" draw:layer="layout" svg:width="0.266cm" svg:height="0.324cm" svg:x="15.942cm" svg:y="12.182cm" svg:viewBox="0 0 267 325" svg:d="M267 291c-15 11-32 20-49 26-18 5-36 8-57 8-24 0-47-4-67-12-19-8-36-19-50-33s-25-32-33-51c-7-20-11-42-11-66 0-25 4-47 11-67 7-19 18-37 31-51 14-14 30-25 50-33 19-8 41-12 65-12 12 0 23 1 33 3 11 2 20 4 29 8 9 3 17 7 25 12 7 5 14 11 21 17l-13 20c-2 3-4 5-7 6-4 1-7 0-11-2-3-2-8-5-12-8s-10-6-16-8c-6-3-13-5-21-7-9-2-19-3-30-3-17 0-32 3-46 9-13 5-25 14-34 25-10 10-17 24-22 39-6 15-8 33-8 52s3 37 8 53 13 29 23 40 22 19 36 25c15 6 30 8 48 8 13 0 25-1 36-4s21-8 31-13v-70h-45c-3 0-5-1-7-2-2-2-3-4-3-6v-25h95z">
              <text:p/>
            </draw:path>
            <draw:path draw:style-name="gr64" draw:text-style-name="P6" draw:layer="layout" svg:width="0.195cm" svg:height="0.239cm" svg:x="16.266cm" svg:y="12.268cm" svg:viewBox="0 0 196 240" svg:d="M42 0v151c0 17 4 31 12 41s20 14 37 14c12 0 23-2 33-8 11-6 20-14 29-24v-174h43v236h-26c-3 0-5 0-7-2-2-1-3-3-4-6l-3-25c-11 11-22 20-34 27-13 7-27 10-44 10-12 0-24-2-33-6-10-5-18-11-25-19-7-7-12-17-15-28s-5-23-5-36v-151z">
              <text:p/>
            </draw:path>
            <draw:path draw:style-name="gr64" draw:text-style-name="P6" draw:layer="layout" svg:width="0.209cm" svg:height="0.242cm" svg:x="16.513cm" svg:y="12.264cm" svg:viewBox="0 0 210 243" svg:d="M111 0c14 0 27 2 39 7s23 12 32 21c8 9 15 20 20 33s8 28 8 45c0 6-1 11-2 13-2 2-4 3-8 3h-158c0 15 2 28 6 39s9 20 15 27c7 7 15 13 24 16 9 4 19 6 30 6 10 0 19-2 27-4 7-2 14-5 19-8s10-5 14-7c3-3 6-4 9-4 2 0 4 0 5 1s2 2 3 3l12 16c-5 6-11 11-18 16-8 4-15 8-23 11-9 3-17 5-26 7-9 1-17 2-26 2-16 0-31-3-45-8-14-6-26-14-36-24-10-11-18-24-24-40-5-16-8-34-8-54 0-17 3-32 8-46s12-27 22-37c9-11 21-19 35-25 13-6 29-9 46-9zM112 31c-20 0-36 6-47 17-12 12-19 28-22 48h129c0-10-2-18-4-26-3-8-7-15-12-21s-12-10-19-13c-8-3-16-5-25-5z">
              <text:p/>
            </draw:path>
            <draw:path draw:style-name="gr64" draw:text-style-name="P6" draw:layer="layout" svg:width="0.159cm" svg:height="0.242cm" svg:x="16.757cm" svg:y="12.265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  <draw:path draw:style-name="gr64" draw:text-style-name="P6" draw:layer="layout" svg:width="0.148cm" svg:height="0.316cm" svg:x="16.934cm" svg:y="12.192cm" svg:viewBox="0 0 149 317" svg:d="M92 317c-18-1-32-6-42-16-9-11-14-26-14-45v-144h-27c-3 0-5-1-6-3-2-2-3-4-3-7v-17l37-5 10-72c0-2 1-4 3-6 2-1 4-2 6-2h22v81h65v31h-65v141c0 10 2 17 7 22 4 5 10 7 17 7 4 0 8-1 11-2s5-2 7-4c2-1 4-2 6-3 1-2 3-2 4-2s3 0 4 1c0 0 1 1 2 3l13 20c-8 7-16 12-26 16s-20 5-31 6z">
              <text:p/>
            </draw:path>
            <draw:path draw:style-name="gr64" draw:text-style-name="P6" draw:layer="layout" svg:width="0.159cm" svg:height="0.242cm" svg:x="17.108cm" svg:y="12.265cm" svg:viewBox="0 0 160 243" svg:d="M147 43c-2 3-5 5-9 5-2 0-5-1-8-3-2-1-6-3-10-5s-8-4-14-6c-5-2-12-3-19-3-6 0-12 1-17 3s-9 4-13 7c-3 3-6 7-8 11s-3 9-3 13c0 6 2 11 5 15s8 8 13 11 11 5 18 8c7 2 14 4 21 7 7 2 14 5 21 8s13 7 18 12 10 10 13 17 5 15 5 24c0 11-2 21-6 31-4 9-9 17-16 24-7 6-16 12-27 16-10 3-22 5-36 5-16 0-30-2-43-8-12-5-23-12-32-20l10-16c1-2 3-4 4-5 2-1 4-2 7-2s6 1 9 3c3 3 6 5 10 8 5 2 9 5 15 7s13 3 22 3c7 0 14-1 19-3 6-2 10-5 14-8 3-4 6-8 7-12 2-5 3-10 3-15 0-7-2-12-5-16-3-5-7-8-13-11-5-3-11-6-18-8s-14-5-21-7c-7-3-14-5-21-9-7-3-13-7-18-12s-10-11-13-18-5-15-5-25 2-18 5-27c4-8 9-15 16-21 7-7 15-12 25-15 10-4 21-6 34-6 15 0 28 2 40 7s22 12 30 21z">
              <text:p/>
            </draw:path>
          </draw:g>
        </draw:g>
        <draw:frame draw:style-name="gr17" draw:text-style-name="P5" draw:layer="layout" svg:width="8.964cm" svg:height="0.814cm" svg:x="9.601cm" svg:y="2.601cm">
          <draw:text-box>
            <text:p text:style-name="P5">Netnovation Overal Network Scheme</text:p>
          </draw:text-box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gamez </meta:initial-creator>
    <meta:creation-date>2015-01-06T22:18:29.050108580</meta:creation-date>
    <dc:date>2015-01-07T21:52:32.385321325</dc:date>
    <dc:creator>dgamez </dc:creator>
    <meta:editing-duration>PT29M18S</meta:editing-duration>
    <meta:editing-cycles>7</meta:editing-cycles>
    <meta:generator>LibreOffice/4.3.3.2$Linux_X86_64 LibreOffice_project/9bb7eadab57b6755b1265afa86e04bf45fbfc644</meta:generator>
    <meta:document-statistic meta:object-count="944"/>
  </office:meta>
</office:document-meta>
</file>